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Plan1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Plan1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Normal_Plan1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Plan2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Normal_Plan2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Normal_Plan2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Normal_Plan3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Normal_Plan3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Normal_Plan3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Normal_Plan4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Normal_Plan4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_Plan4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Normal_Plan5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Normal_Plan5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Normal_Plan5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Normal_Plan6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Normal_Plan6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Normal_Plan6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Normal_Plan7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Normal_Plan7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Normal_Plan7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Normal_Plan8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Normal_Plan8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Normal_Plan8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Normal_Plan9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Normal_Plan9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Normal_Plan9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9" style:family="table-cell" style:parent-style-name="Normal_Plan10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0" style:family="table-cell" style:parent-style-name="Normal_Plan10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Normal_Plan10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Normal_Plan11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3" style:family="table-cell" style:parent-style-name="Normal_Plan11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Normal_Plan11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35" style:family="table-cell" style:parent-style-name="Normal_Plan12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6" style:family="table-cell" style:parent-style-name="Normal_Plan12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7" style:family="table-cell" style:parent-style-name="Normal_Plan12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38" style:family="table-cell" style:parent-style-name="Normal_Plan13" style:data-style-name="N0">
      <style:table-cell-properties fo:border="thin solid #000000" style:vertical-align="automatic" fo:background-color="#C0C0C0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Normal_Plan13" style:data-style-name="N0">
      <style:table-cell-properties fo:border="thin solid #C0C0C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0" style:family="table-cell" style:parent-style-name="Normal_Plan13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Normal_Plan7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3" style:family="table-cell" style:parent-style-name="Normal_Plan8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Normal_Plan9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Normal_Plan10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6" style:family="table-cell" style:parent-style-name="Normal_Plan11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7" style:family="table-cell" style:parent-style-name="Normal_Plan12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Normal_Plan13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9" style:family="table-cell" style:parent-style-name="Normal_Plan1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0" style:family="table-cell" style:parent-style-name="Normal_Plan2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1" style:family="table-cell" style:parent-style-name="Normal_Plan3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Normal_Plan4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Normal_Plan5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4" style:family="table-cell" style:parent-style-name="Normal_Plan6" style:data-style-name="N0">
      <style:table-cell-properties fo:border="thin solid #C0C0C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9.39270833333333cm" style:use-optimal-column-width="true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12.0385416666667cm" style:use-optimal-column-width="true"/>
    </style:style>
    <style:style style:name="co6" style:family="table-column">
      <style:table-column-properties fo:break-before="auto" style:column-width="1.77270833333333cm" style:use-optimal-column-width="true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6.985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fessor_de_educação_infant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SIGLA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DESLOC</text:p>
          </table:table-cell>
          <table:table-cell office:value-type="string" table:style-name="ce2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LOYSIO DE MENEZES GREENHALGH, VER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NTONIO JOAO ABDALLA, DR.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BENEDICTO ROCHA, VER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IDADE DE GENEBR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OHAB RAPOSO TAVARES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DAS VERTENTE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JULIETA</text:p>
          </table:table-cell>
          <table:table-cell office:value-type="float" office:value="-3" table:style-name="ce4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SE OZI, PROF.</text:p>
          </table:table-cell>
          <table:table-cell office:value-type="float" office:value="-4" table:style-name="ce4">
            <text:p>-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INHEIRO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RIO PEQUENO II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ROBERTO ARANTES LANHOS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SALVADOR LO TURC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SAO JORGE ARPOADOR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YVONE LEMOS DE ALMEIDA FRAG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YVONE MALUHY JOSEPF SABG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MEI</text:p>
          </table:table-cell>
          <table:table-cell office:value-type="string" table:style-name="ce3">
            <text:p>LEILA GALLACCI METZKER, PROF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BUTANT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UIRAPURU</text:p>
          </table:table-cell>
          <table:table-cell office:value-type="float" office:value="-4" table:style-name="ce4">
            <text:p>-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IRTON PEREIRA DA SILVA, FREI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LBERTINA RODRIGUES SIMON, PROF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URINDO DOS SANTOS FREIRE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BRYAN BIGUINATI JARDIM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ID FRANCO, VE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ELFRIDA ZUKOWSKI JARDIM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GUMERCINDO DE PADUA FLEURY, VE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CAPEL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CATANDUV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COPACABAN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DIONISI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DOM JOSE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GUARUJA - RITA MONTEIRO DE SOUZ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KAGOHAR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KLEI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MACEDONI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MARIA ALICE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NAKAMUR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ROSA MARI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O BENTO VELH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O JOAQUIM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O LUIZ I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O LUIZ II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O MANOEL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OUZ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TRES ESTRELA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UMARIZAL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SE OLIVEIRA ALMEIDA DINIZ, VER.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NATHALIA PEDROSO ROSEMBURG, DRA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OLGA BENARIO PRESTE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FERNANDA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FIGUEIRA GRANDE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NOVA SANTO AMAR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REGIN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SANTA MARGARID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SANTO ANTONI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ULO COCHRANE SUPLICY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ULO E ADMAR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TANCREDO DE ALMEIDA NEVES, PRES.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CALU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PRAI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MEI</text:p>
          </table:table-cell>
          <table:table-cell office:value-type="string" table:style-name="ce3">
            <text:p>CAPAO REDOND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MEI</text:p>
          </table:table-cell>
          <table:table-cell office:value-type="string" table:style-name="ce3">
            <text:p>CASA BLANCA I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MEI</text:p>
          </table:table-cell>
          <table:table-cell office:value-type="string" table:style-name="ce3">
            <text:p>IRAPAR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MEI</text:p>
          </table:table-cell>
          <table:table-cell office:value-type="string" table:style-name="ce3">
            <text:p>JARDIM ANGELA</text:p>
          </table:table-cell>
          <table:table-cell office:value-type="float" office:value="22" table:style-name="ce4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MEI</text:p>
          </table:table-cell>
          <table:table-cell office:value-type="string" table:style-name="ce3">
            <text:p>LAZARA VEIGA CATELLANI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MEI</text:p>
          </table:table-cell>
          <table:table-cell office:value-type="string" table:style-name="ce3">
            <text:p>PARQUE DO LAG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MEI</text:p>
          </table:table-cell>
          <table:table-cell office:value-type="string" table:style-name="ce3">
            <text:p>VILA DO SOL I</text:p>
          </table:table-cell>
          <table:table-cell office:value-type="float" office:value="32" table:style-name="ce4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CAMPO LIMP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CANTOS DO AMANHECER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CAPAO REDONDO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CASA BLANC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GUARAPIRANG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PARAISOPOLI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VILA DO SOL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YOLANDA DE SOUZA SANTALUCIA, PROFA.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YRTON SENNA DA SILV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OHAB FARIA LIMA,BRIG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DOUGLAS DANIEL NASCIMENT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GERALDO DE ARRUDA PENTEADO, CEL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ELIAN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NOVO PARELHEIRO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REIMBERG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REPUBLIC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ILVEIR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OMAR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TRES CORACOE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UNIVERSITARI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SE ADRIANO MARREY JR., VER.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SE FERREIRA KEFFER, VE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SE MOLINA JR., VER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ITIKO MATSUSHITA NEVOEIR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NICOLAI NICOLAEVICH KOCHERGIN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AMERICA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COCAI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GRAJAU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EDRO HENRIQUE SIQUEIRA LIMA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ANDA MARIA RODRIGUES DOS SANTOS, PROF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ELEIRO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YOJIRO TAKAOK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MEI</text:p>
          </table:table-cell>
          <table:table-cell office:value-type="string" table:style-name="ce3">
            <text:p>JARDIM KIOT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CIDADE DUTRA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NAVEGANTE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PARELHEIRO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TRES LAGO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VILA RUBI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ASA VERDE - WALTER ABRAHA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GUILHERME HENRIQUE PINTO COELHO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MONJOLO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MONTE ALEGR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PERI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PRIMAVERA I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NTA TEREZ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VISTA ALEGRE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AO TONIOLO, VE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CIA RICCO FERRAZ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JOSE DE SOUZ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REYNALDO DE MARIA FREITAS E SILVA, PROF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BRASILANDI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PENTEAD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PRAD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JARDIM PAULISTANO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PAZ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DHEMAR FERREIRA DA SILV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LICE APARECIDA DE SOUZA, PROFA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BARBARA HELIODORA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IDADE TIRADENTE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ONJ. PRESTES MA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GERALDO MAGELA PERON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INACIO MONTEIR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INCONFIDENTE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O PAUL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AQUIM GOUVEIA FRANCO JR., VER.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CELYNE GUIMARAES FERNANDES DE MELL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USCELINO KUBITSCHEK OLIVEIRA, PRES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LUCIANO MENDES DE ALMEIDA, DOM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DRE PAULIN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AUGUSTA DE PAULA PROF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CONCEICAO MONTEIRO AYRES, PROF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ELCIA FLORENCIO DE MORAIS, PROF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LIA DE DIRCEU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O PEREIRA COSTA, PROF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NEIDE KETELHUT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EDRO BRASIL BANDECCHI, VE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TITO DE ALENCAR, FREI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MARILEN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ZACARIA MAURO FACCIO GONCALVES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AGUA AZUL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EVANIR APARECIDA HILARIO, PROFA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JOSELY MARIA CARDOSO BENT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SILVANA APARECIDA TOBIAS, PROFA.</text:p>
          </table:table-cell>
          <table:table-cell office:value-type="float" office:value="-3" table:style-name="ce4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13 DE MAI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EDUARDO DE CAMPOS ROSMANINHO,D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ENEDINA DE SOUSA CARVALH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FRANCISCO PEREZ, VER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GENOVEVA DASCOLI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GREGORIO WESTRUPP, PE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ICAMI TIB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INDIANOPOLIS</text:p>
          </table:table-cell>
          <table:table-cell office:value-type="float" office:value="-3" table:style-name="ce4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INEZ MENEZES MARI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INOCOOP IPIRANG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CLIMAX II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GUAIRAC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SE DE MOURA, VE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SE GOMES DE MORAES NETTO, VER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ONUMENT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FONGARO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SANTA TERES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SILVIA COVA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SUZANA CAMPOS TAUIL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CENTINA VELASCO, AS. SOCIAL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WILSON JOSE ABDALL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MENINO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PARQUE BRISTOL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RAUCARIA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ABREUVA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ELSO DANIEL, PROF.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ORYNTHO BALDOINO DA COSTA FILHO, VER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DANIELLE MONTEIRO, GCMF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DOROTHY STANG, MISSIONARI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ELIAS PEREIRA DE MELO, PE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GABRIEL NOGUEIRA DE QUADROS, VER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GOITI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CARANDA</text:p>
          </table:table-cell>
          <table:table-cell office:value-type="float" office:value="-4" table:style-name="ce4">
            <text:p>-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NTA MARI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O PEDR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AO BENTO DE CARVALH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APARECIDA SIQUEIRA CAMPO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ADA XV DE NOVEMBR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GUARANI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SAVOY CITY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CARMOSIN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CHUC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RAMO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SANTA TERESINHA</text:p>
          </table:table-cell>
          <table:table-cell office:value-type="float" office:value="-6" table:style-name="ce4">
            <text:p>-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ADELAIDE TERESA LOPES CIMONARI, PROF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AZUL DA COR DO MAR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DIRCE MIGLIACCI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DELAIDE LOPES RODRIGUE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NITA CASTALDI ZAMPIROLLO, PROFA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ANTIDIO NOGUEIRA SAMPAIO, VER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ELIA REGINA KUHL, PROFA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IDADE NOVA DO PARQUE NOVO MUND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RISTINA, ME.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ERMANO MARCHETTI, VE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FERNAO DIA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FRANCISCO MARCONDES OLIVEIRA, VER.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DAS PEDRAS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JAPAO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AQUIM THOME FILHO, VER.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LAUZANE PAULIST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AUXILIADORA DA SILV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HENRIQUETA CATITE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O DA COSTA BARBOS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CASA DE PEDR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EDU CHAVES</text:p>
          </table:table-cell>
          <table:table-cell office:value-type="float" office:value="-3" table:style-name="ce4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NOVO MUND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BASILEIA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CONSTANC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GUSTAVO</text:p>
          </table:table-cell>
          <table:table-cell office:value-type="float" office:value="-3" table:style-name="ce4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WILSON DANGELO BRAZ, PROF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JACAN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RTURO DE ANGELIS, MAESTR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HACARA DONA OLIVIA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IDADE PEDRO JOSE NUNES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ONJ. HABITACIONAL TEXIM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URUCA VELH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DORALICE PEREIRA DE SOUZA LEONARD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DURVAL MIOLA, PROF.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HELENA PEREIRA DE MORAE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HIGINO PELLEGRINI, VE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IRMA ILDEFRANC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CAMARGO NOV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CAMARGO VELHO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CAMPO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EV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MAIA</text:p>
          </table:table-cell>
          <table:table-cell office:value-type="float" office:value="-3" table:style-name="ce4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MILIUNA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NAZARE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RUTH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O CARLOS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O MARTINH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O VICENTE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ILVA TELLE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VILA PEDROSO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AO CARLOS FAIRBANKS, VE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LIBERO ANCONA LOPES, VER.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APARECIDA DOS SANTO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NAZARE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NINHO ALEGRE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ODILIA ALVES ALMEIDA SANTO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SANTA RIT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ULO CESAR FONTELLES DE LIM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ROSA SABAG ADDAS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AIMORE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CURUCA II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PROGRESS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SANTA INE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ANA LUCIA DE HOLANDA GAMBOA, PROFA.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PARQUE SAO CARLO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PARQUE VEREDAS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TRES PONTES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BGAIL DA ROCHA MORENO,PROFª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LASTAIR QUINTAS GONCALVE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MERICO DE SOUZ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NNA FLORENCIO ROMA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NTONIA MARIA TORRES DA SILV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NTONIA MUOTRI LAMBERGA</text:p>
          </table:table-cell>
          <table:table-cell office:value-type="float" office:value="-11" table:style-name="ce4">
            <text:p>-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DELSON DOMINGUE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EDNA ROSELY ALVE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COTINH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HERCILI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MATARAZZ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POPULAR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TRES MARIA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VERONI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SE BUSTAMANTE, VER.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NOEL DA NOBREGA,PDE.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DA GLORIA FREIRE LEMOS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O CALDAN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TIAS BONAR GONZALEZ, PE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NAZIR MIGUEL, VER.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BOTURUSSU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DAS PAINEIRA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ENH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SAMIR RACHID SALIB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SANTA BARBAR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SAO LUIZ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CONSTANCI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LIBANES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SALETE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SAO FRANCISCO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ZILDA ARNS NEUMANN, DR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QUINTA DO SOL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WALTER DE ANDRADE, PROF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BENEDITO BUEN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ITY JARAGUA IV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ELISIO TEIXEIRA LEITE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HOMERO DOMINGUES DA SILVA, VER.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COB SALVADOR ZVEIBIL, VER.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MIR DAGIR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DAS ORQUIDEAS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IPANEM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PANAMERICANO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RINCA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RODRIG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TAIPA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LAERCIO CORTE, VER.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JOSE VASCONCELOS MANKEL, PROFA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ENINO JESUS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RAQUEL ZUMBANO ALTMAN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RECANTO DOS HUMILDES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RENATO ANTONIO CHECCHIA, VER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SHANGRI-LA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SOLEDAD BARRET VIEDM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PERUS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SAO JOA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JAGUAR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PARQUE ANHANGUER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PERA MARMEL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PERU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VILA ATLANTIC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NGELA MARIA FERNANDE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BALNEARIO MAR PAULIST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DOMINGOS RUFINO DE SOUZ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HELENA IRACY JUNQUEIRA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LUS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SE SALVADOR JULIANELLI, DEP.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DO CARMO PAZOS FERNANDEZ - MADU, PROFA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MARGARIDA RODRIGUES DE OLIVEIRA, PROF.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O PEQUENO SEAREIR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ONADYR MARCONDES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LMIRA DOS SANTOS ABRANTE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RAUL TABAJARA VIDIGAL LEITAO, VER.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RUBENS GRANJA, VE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ERNESTINA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IMPERIO</text:p>
          </table:table-cell>
          <table:table-cell office:value-type="float" office:value="-2" table:style-name="ce4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VILA MISSIONARIA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ALVARENG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CAMINHO DO MAR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NITA GARIBALDI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NTONIO MERLOTH, PE.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ASSMA CURIATI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CELIA PERES SUNHIG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DOMINGUINHO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ELIZABETH SOUZA LOBO GARCI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INEZITA BARROSO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ADUTOR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COLONIAL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COLORAD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HELEN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NOVE DE JULHO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RODOLFO PIRANI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ROSELY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SANTO ANDRE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TIETE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VERA CRUZ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ARDIM VILA CARRA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AO FRANCISCO DE HARO, VER.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JOÃO UBALDO RIBEIRO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LUIZ GONZAGA DO NASCIMENTO JR.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COS MELEGA, VER.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APARECIDA NASCIMENTO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MARIA CURSI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SANTA MADALENA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PARQUE SAO RAFAEL II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ROBERTO GOMES PEDROSA, VER.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I DIRET</text:p>
          </table:table-cell>
          <table:table-cell office:value-type="string" table:style-name="ce3">
            <text:p>TEOTONIO VILELA</text:p>
          </table:table-cell>
          <table:table-cell office:value-type="float" office:value="2" table:style-name="ce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ALTO ALEGRE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ROSA DA CHIN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RUBEM ALVES</text:p>
          </table:table-cell>
          <table:table-cell office:value-type="float" office:value="0" table:style-name="ce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SAO MATEUS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U CEI</text:p>
          </table:table-cell>
          <table:table-cell office:value-type="string" table:style-name="ce3">
            <text:p>SAO RAFAEL</text:p>
          </table:table-cell>
          <table:table-cell office:value-type="float" office:value="-1" table:style-name="ce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>339</text:p>
          </table:table-cell>
          <table:table-cell table:number-columns-repeated="16380"/>
        </table:table-row>
        <table:table-row table:number-rows-repeated="1048203" table:style-name="ro2">
          <table:table-cell table:number-columns-repeated="16384"/>
        </table:table-row>
      </table:table>
      <table:table table:name="art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2">
            <text:p>SIGLA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DESLOC</text:p>
          </table:table-cell>
          <table:table-cell office:value-type="string" table:style-name="ce2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IPIO CORREA NET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DA TEREZINHA CHICA MEDEIROS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ALICE BORGES GHION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ILEUSA CAETANO DA SILVA, PROFA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DAISY AMADIO FUJIWARA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BUTANT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ILA MUNCK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RDIM PAULO VI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CESAR ARRUDA CASTANHO, DEP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DE ALCANTARA MACHADO FILH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MORIM LIMA, DES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HEODOMIRO DIAS, DES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DEODORO DA FONSECA, MAL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RTHUR WHITAKER, DES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ARSILA DO AMARAL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IPIO ANDRADA SERPA, TTE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CIDES GONCALVES ETCHEGOYEN, GEN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XXIII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OLANO TRINDADE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UIZ EDUARDO MATARAZZO, CDE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ULIO MESQUIT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IBRAHIM NOBRE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BRASIL-JAPA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VARO SILVA BRAGA, GEN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OBERTO MANGE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UCLYDES DE OLIVEIRA FIGUEIREDO, GEN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ANTONIETA D'ALKIMIN BASTO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LAVO PEZZOTTI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DIAS DA SILVEIRA, DR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DUCANDARIO DOM DUARTE, ANEXA A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EOFILO BENEDITO OTTONI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IANNA MOOG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EDRO NAV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ERA LUCIA FUSCO BORBA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ALVES DA SILVA, SG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ERESA MARGARIDA DA SILVA E ORTA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RITA LOPES PONTES - IRMA DULCE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URO FACCIO GONCALVES - ZACARI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ORENCO MANOEL SPARAPAN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YRO ALBUQUERQUE, DEP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OLYMPIO PEREIRA FILH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NA SILVEIRA PEDREIR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AULO FREIRE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EREMUNDO TOTH, DOM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EREZINHA MOTA DE FIGUEIRED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SARA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RITA DE CASSIA PINHEIRO SIMOES BRAGA, PROFA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RANCISCO REBOL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BLOTA JUNIOR, DEP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CASA BLANC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HERMES FERREIRA DE SOUZ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FEITICO DA VIL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IANFRANCESCO GUARNIERI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MARIO FITTIPALDI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CANTOS DO AMANHECER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VILA DO SOL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RDIM MITSUTANI I - PAULO PATARRA, JORNALIST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HACARA SONHO AZUL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JOSE SARAMAG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PARAISOPOLI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FRANCISCO CAVALCANTE, PROF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 BOI MIRIM I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 BOI MIRIM II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LI FERRAZ TORRES BONFIM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OCRATES BRASILEIRO SAMPAIO DE SOUSA VIEIRA DE OLIVEIR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MPO LIMPO III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ILLOR FERNANDES, JORNALIST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MPO LIMPO II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ERIMETRAL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DIVALDO DOS SANTOS DANTAS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RBERT DE SOUZA - BETINH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DONATO SUSUMU KIMUR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BERENICE DOS SANTOS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HEODOMIRO MONTEIRO DO AMARAL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O MOURA E ALBUQUERQUE, BEL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ROLINA RENNO RIBEIRO DE OLIVEIRA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LIVEIRA VIAN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O MARQUES DE OLIVEIRA, PRO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LEMENTE PASTORE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ESTANISLAU DO AMARAL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O RANGEL, CEL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RGE AMERICAN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UCLIDES DA CUNH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IRACEMA MARQUES DA SILVEIRA, PROFA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EVY DE AZEVEDO SODRE, PRO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TONIEL MOT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ROCOPIO FERREIR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IRTON ARANTES RIBEIRO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UIZ TENORIO DE BRITO, CEL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DHEMAR DE BARROS, PRE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ALIMERCIO DE REZENDE, CEL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URICIO SIMA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EONARDO VILLAS BOAS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YNESIO ROCHA, MIN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ZULMIRA CAVALHEIRO FAUSTIN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AULO COLOMBO PEREIRA DE QUEIROZ, DES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DE GAULLE, GEN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AGUNDES VARELL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DEZOITO DO FORTE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RACINHAS DA FEB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PEDRO DE CARVALHO NETO, DR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ODESTO SCAGLIUSI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22 DE MARC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L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ICARDO VITIELL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ULYSSES DA SYLVEIRA GUIMARAE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LORESTAN FERNANDES, PRO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DAMIAO, FREI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EDRO GERALDO SCHUNCK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PEGORARO, PE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NA MELANDER COUTINHO, PROF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YRTON OLIVEIRA SAMPAIO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CIDADE DUTR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TRES LAGO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ARGEM GRANDE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DA SILV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MANOEL VIEIRA DE QUEIROZ FILH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OURIVAL BRANDAO DOS SANTOS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VILA RUBI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ONSTELACAO DO INDI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RLOS FRANCISCO GASPAR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DINA ANALIA AGOSTINHA TADDEO CONDE, PROF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ENY MARIA MUNIZ ALMEIDA KLEIN PUSSINELLI, PROFA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ARGEM GRANDE II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LINIO MARCO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JARDIM ELIAN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LACIDO DE CASTR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ITOR DE ANDRADE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MEIDA JUNIOR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FRANIO DE MELLO FRANCO, DR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DE DEUS CARDOSO DE MELLO</text:p>
          </table:table-cell>
          <table:table-cell office:value-type="float" office:value="-1" table:style-name="ce49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LEGARIO MARIAN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ILTON FERREIRA DE ALBUQUERQUE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LIZA RACHEL MACEDO DE SOUZA, PROFA.</text:p>
          </table:table-cell>
          <table:table-cell office:value-type="float" office:value="-1" table:style-name="ce49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NOEL DE ABREU, DR.</text:p>
          </table:table-cell>
          <table:table-cell office:value-type="float" office:value="-1" table:style-name="ce49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QUIM BENTO ALVES DE LIMA NET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EODOMIRO TOLEDO PIZA, DES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AULO SETUBAL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AMADEI, ENG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IGUEL VIEIRA FERREIRA, DR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S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LINIO SALGAD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OBERTO PATRICIO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RDIM GUARANI - JOSE ALFREDO APOLINARI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RDIM DAMASCENO I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HERMINIO RODRIGUES, CEL. PM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JARDIM PAULISTANO</text:p>
          </table:table-cell>
          <table:table-cell office:value-type="float" office:value="4" table:style-name="ce49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IRA ALAYDE ALVARENGA MEDEA, PROF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NEIR AUGUSTO LOPES, PROF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ZILKA SALABERRY DE CARVALH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ILBERTO DUPAS, PROF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BS</text:p>
          </table:table-cell>
          <table:table-cell office:value-type="string" table:style-name="ce3">
            <text:p>MARIO PEREIRA BICUDO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APARECIDA RODRIGUES CINTRA, PROFA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ILIAN MASO, PROF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RIMO PASCOLI MELARE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AULO NOGUEIRA FILH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NILO PECANHA, PRES.</text:p>
          </table:table-cell>
          <table:table-cell office:value-type="float" office:value="-1" table:style-name="ce49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LINIO AYROS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NINHA GRASSI FAGUNDES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RICO VERISSIM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ILTOM CAMPOS, SEN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DRE RODRIGUES DE ALCKMIN, PROF.</text:p>
          </table:table-cell>
          <table:table-cell office:value-type="float" office:value="4" table:style-name="ce49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AUL FERNANDES, EMB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HEO DUTR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PRUDENTE, PRO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EBASTIAO NOGUEIRA DE LIMA, DES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STRO ALVE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AMOS COMENIU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SVALDO QUIRINO SIMOES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REDERICO GUSTAVO DOS SANTOS, TTE. AVIADOR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EDRO AMERIC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LIAS DE SIQUEIRA CAVALCANTI, DR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UMBERTO DANTA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ROLDO DE AZEVED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GELINA MAFFEI VITA, D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ARCIA DAVILA, CTE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TEOTONIO VILELA, SEN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ECILIA MORAES DE VASCONCELOS, PROFA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CILIO DIA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O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ERALDO SESSO JUNIOR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IDEMIA DE GODOY, PROFA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EXANDRE VANNUCHI LEME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UIS CARLOS PRESTES, SEN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QUIRINO CARNEIRO RENNO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LIAS SHAMMASS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LINDA MENEZES SERRA VIDAL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NA LAMBERGA ZEGLIO, VER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DAVILA, PRO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IO SERGIO POMPEU DE TOLEDO, DEP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LAUDIA BARTOLOMAZI, PROFA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ILSON DELANE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UIZ ROBERTO MEGA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INACIO MONTEIR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JAMBEIRO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AGUA AZUL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LAJEAD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DIAS GOME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ONJ HABITACIONAL BARRO BRANCO II - C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EL FERNANDES DE SOUZ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ELIA REGINA ANDERY BRAGA, PROF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LINA COUTINHO LOURENCO ALVES, PROFESSOR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APARECIDA MAGNANELLI FERNANDES, PROF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APARECIDA DO NASCIMENTO, PROFA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DE LIMA PAIVA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INTE E CINCO DE JANEIR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NA ANGELICA DE JESUS, MADRE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ATURNINO PEREIRA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M</text:p>
          </table:table-cell>
          <table:table-cell office:value-type="string" table:style-name="ce3">
            <text:p>OSWALDO ARANHA BANDEIRA DE MELL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URICIO GOULART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LADIMIR HERZOG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RIBEIRO DE BARRO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EXANDRE DE GUSMA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USCELINO KUBITSCHEK DE OLIVEIRA, PRES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PEREIRA IGNACI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URELIANO LEITE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AUGUSTO CESAR SALGADO, DR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UIZ GONZAGA DO NASCIMENTO JR. - GONZAGUINH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RANCISCO DA SILVEIRA BUENO, PRO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ERICLES EUGENIO DA SILVA RAMO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MENINOS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MARA CRISTINA TARTAGLIA SENA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RCILIA DE CAMPOS COST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BRAO HUCK, DR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OBERTO PLINIO COLACIOPPO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BS</text:p>
          </table:table-cell>
          <table:table-cell office:value-type="string" table:style-name="ce3">
            <text:p>HELEN KELLER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ARIA LIMA, BRIG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XIAS, DUQUE DE</text:p>
          </table:table-cell>
          <table:table-cell office:value-type="float" office:value="-1" table:style-name="ce49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ELSO LEITE RIBEIRO FILH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MARIA LISBO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URICO GASPAR DUTRA, MAL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YLVIA MARTIN PIRES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LAVO FONTOUR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QUIM NABUC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SSIANO RICARD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DO PATROCINI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EAO MACHADO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CAMPOS SALLES, PRES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DE ALCANTARA MACHAD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RANCISCO MEIRELLES, DES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CARLOS DA SILVA BORGES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NOEL DE PAIVA, PE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EAN MERMOZ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IRINEU MARINH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UTH LOPES ANDRADE, PROFA.</text:p>
          </table:table-cell>
          <table:table-cell office:value-type="float" office:value="-1" table:style-name="ce49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QUEIROZ FILH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SORIO, GEN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LEOMENES CAMPO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UREA RIBEIRO XAVIER LOPES, PROFA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LENE RONDELLI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RUDENTE DE MORAIS, PRES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SCARENHAS DE MORAES, MAL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VARES DE AZEVED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TINO ARANTE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EBASTIAO FRANCISCO, O NEGR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RANCISCO ALVES MENDES FILHO - CHICO MENDE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ULIO CESAR DE MELO E SOUSA-MALBA TAHAN, PROF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LOTILDE ROSA HENRIQUES ELIAS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QUERINO RIBEIR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CONCEICAO APARECIDA DE JESUS, PROF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PAULO GOMES CARDIM, PROF. DR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MARIA APARECIDA DE SOUZA CAMPOS, PROF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ILMAR TACCOLA , PROF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GUAS DE MARC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O COVAS, GOV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ORREIA DE MELLO, BRIG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RLOS CHAGAS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DUARDO PRAD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DANYLO JOSE FERNANDE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YRES MARTINS TORRES</text:p>
          </table:table-cell>
          <table:table-cell office:value-type="float" office:value="-1" table:style-name="ce49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AROLDO VELOSO, BRIG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RTUR NEIV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BENEDITO CALIXT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URELIO ARROBAS MARTINS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DUARTE DE ALMEIDA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8 DE MAI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KENNEDY, PRES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BARTOLOMEU LOURENCO DE GUSMA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NAOKI SUMITA, DR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ICENTINA RIBEIRO DA LUZ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OQUETTE PINT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ERGIO MILLIET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UIMARAES ROS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Q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LLET, MAL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LIO FRANCO CHAVES, CEL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BS</text:p>
          </table:table-cell>
          <table:table-cell office:value-type="string" table:style-name="ce3">
            <text:p>LUCIE BRAY, ME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M</text:p>
          </table:table-cell>
          <table:table-cell office:value-type="string" table:style-name="ce3">
            <text:p>ANTONIO SAMPAIO, VER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ELIA REGINA LEKEVICIUS CONSOLIN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JACAN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RDIM FONTALI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AULO CARNEIRO THOMAZ ALVES, GAL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NILCE CRUZ FIGUEIREDO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AUL DE LEONI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M</text:p>
          </table:table-cell>
          <table:table-cell office:value-type="string" table:style-name="ce3">
            <text:p>DERVILLE ALLEGRETTI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DOLPHO OTTO DE LAET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COS MELEG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ASTAO MOUTINHO, CTE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NOE AZEVEDO, PROF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RAMOS - PERNAMBUCO - ABOLICIONIST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SMERALDA SALLES PEREIRA RAMOS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TIN FRANCISCO RIBEIRO DE ANDRAD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ONDON, MAL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XIMO DE MOURA SANTOS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LIVA IRENE BAYERLEIN SILV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UY BARBOS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LENA LOMBARDI BRAGA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RY GOMES, CEL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OMAO GOMES, CEL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DOMINGUES SAMPAI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EDRO I, D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AMANDARE, ALM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NEAS CARVALHO DE AGUIAR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BERTO SANTOS DUMONT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ULIO MARCONDES SALGADO, GEN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SANT ANA GALVAO, FREI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CTAVIO PEREIRA LOPES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DSON RODRIGUE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OURENCO FILH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HELENA FARIA LIMA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RANKLYN AUGUSTO DE MOURA CAMPOS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ODRIGUES ALVE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HIRLEY GUIO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T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IPOLITO JOSE DA COST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ERMIRIO DE MORAIS, SEN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HICO FALCONI, PE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NILDO DO AMARAL JUNIOR, PE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LAVIO AUGUSTO ROSA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UZEBIO ROCHA FILH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ICENTE AMATO SOBRINHO, COM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M</text:p>
          </table:table-cell>
          <table:table-cell office:value-type="string" table:style-name="ce3">
            <text:p>DARCY RIBEIR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INO DE MATTOS, SEN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WANDA OVIDIO GONCALVES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MARIA CLARA MACHAD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LLIO TAVARES, DR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PARQUE SAO CARLO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VILA CURUC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TRES PONTES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DAMA ENTRE RIOS VERDE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NEUZA AVELINO DA SILVA MEL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IZABEL APARECIDA CRISTOVAO DA LUZ, PROF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URURES</text:p>
          </table:table-cell>
          <table:table-cell office:value-type="float" office:value="-1" table:style-name="ce49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SA MORETTI CAMARA, PROFA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FA NICACIO ARAUJO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URANDI GOMES DE ARAUJO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RDIM BARTIR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MARIO PIRES AZANHA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ILTON PEREIRA COSTA</text:p>
            <text:p/>
            <text:p>MILTON PEREIRA COST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EDRO FUKUYEI YAMAGUCHI FERREIR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EDRO ALEIXO, DR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PITACIO PESSOA, PRES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AUL PILL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EDRO TEIXEIR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CARLOS DE ANDRADA E SILV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UIS SAIA, ARQ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AULO ROLIM LOUREIRO, D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EDRO DE FRONTIN, ALM.</text:p>
          </table:table-cell>
          <table:table-cell office:value-type="float" office:value="-1" table:style-name="ce49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ERNANDO DE AZEVED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DE ANCHIETA, PE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AUGUSTO BREVES, DR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NRIQUE FELIPE DA COSTA - HENRICAO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A E ARTUR BEGBIE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NEWTON REIS, GEN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IMILDA DO SANTISSIMO SACRAMENTO, ME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AIMUNDO CORREI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AMERICO DE ALMEIDA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BENTO DE ASSIS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RMANDO CRIDEY RIGHETTI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PISTRANO DE ABREU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RLOS PASQUALE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ZEQUIEL RAMOS JUNIOR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UD MENNUCCI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PEDRO LEITE CORDEIRO, DR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IRGILIO DE MELLO FRANC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P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HONORIO RODRIGUE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BS</text:p>
          </table:table-cell>
          <table:table-cell office:value-type="string" table:style-name="ce3">
            <text:p>NEUSA BASSETTO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SSAD ABDAL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ALIA FRANCO BASTO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CARLOS DE FIGUEIREDO FERRAZ, PRE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FRANZOLIN NET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ROSANGELA RODRIGUES VIEIRA, PROFA.</text:p>
          </table:table-cell>
          <table:table-cell office:value-type="float" office:value="-1" table:style-name="ce49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ANTONIO CARLOS DA ROCHA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ERAFIN MARTINEZ GUTIERREZ, PE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NUARIO MANTELLI NETO, DEP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EX MARTINS COSTA, PROF, MAESTR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CTAVIO MANGABEIR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MADEU AMARAL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THELO FRANCO, GEN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CKSON DE FIGUEIRED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PINHEIRO, PRES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19 DE NOVEMBR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IRMINO TIBURCIO DA COST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BRAO DE MORAES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UMBERTO DE CAMPOS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BONIFACI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IRU, VISC. DE</text:p>
          </table:table-cell>
          <table:table-cell office:value-type="float" office:value="-1" table:style-name="ce49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RTHUR ALVIM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VIEIRA, PE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ENNY GOMES, D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WANNY SALGADO ROCHA, PROF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NRIQUE PEGAD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UAREZ TAVORA, MAL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RANCISCO DE MONT' ALVERNE, FREI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UIS WASHINGTON VIT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UILHERME DE ALMEID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ECILIA MEIRELE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DGARD CAVALHEIR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RTHUR AZEVED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NRIQUE, INFANTE D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ABIO DA SILVA PRADO, DR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ILVIO FLEMING, MJ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MILIANO DI CAVALCANTI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EONOR MENDES DE BARROS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E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UA, BR. DE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BS</text:p>
          </table:table-cell>
          <table:table-cell office:value-type="string" table:style-name="ce3">
            <text:p>VERA LUCIA APARECIDA RIBEIRO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AUL POMPEIA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ICTOR CIVIT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DO RIBEIRO LUZ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RNESTO DE MORAES LEME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RNANI SILVA BRUN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ERNANDO GRACIOSO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M</text:p>
          </table:table-cell>
          <table:table-cell office:value-type="string" table:style-name="ce3">
            <text:p>GUIOMAR CABRAL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IRO DE ALMEIDA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KAUFFMANN , DR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EMO RINALDI NADDE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ECANTO DOS HUMILDE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RDIM MONTE BEL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NZO ANTONIO SILVESTRIN, PROF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O LAGO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UE DE CASTRO, PROF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DGARD CARONE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PERA MARMEL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PERU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VILA ATLANTIC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HILO GONCALVES DOS SANTOS, PROF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ITY JARAGUA IV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RDIM DA CONQUIST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LI DIAS, PROF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PARQUE ANHANGUERA</text:p>
          </table:table-cell>
          <table:table-cell office:value-type="float" office:value="4" table:style-name="ce49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JAGUARE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BADR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LIANE BENUTE LESSA AYRES GONCALVES, PROFESSORA- NANY BENUTE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OISES ELIAS DE SOUZA, TTE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ICE MEIRELLES REIS, PROF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OGE FERREIRA, DEP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STACAO JARAGU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HACARA TURISTICA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RODRIGUES DE CAMPOS, PRO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SPIRIDIAO ROSAS, MAL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DILERMANDO DIAS DOS SANTO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IBAL FREIRE, MIN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MARIA PINTO DUARTE, TTE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O KOSEL FILH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ONTEIRO LOBAT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ABRIEL PRESTES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IBERATO BITTENCOURT, GEN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EOPOLDINA, IMP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ENATO ANTONIO CHECCHIA, PRO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ICENTE DE PAULO DALE COUTINHO, GEN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EONEL FRANCA, PE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UIZ DAVID SOBRINHO, PRO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ULIO DE OLIVEIR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NDIDO PORTINARI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AULO PRAD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NRIQUE RAYMUNDO DYOTT FONTENELLE, BRIG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NRIQUE GEISEL, GEN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IRO RAMO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UI BLOEM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MADEU MENDES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UCLIDES CUSTODIO DA SILVEIRA, DES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FERRAZ DE CAMPOS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ABRIEL SYLVESTRE TEIXEIRA DE CARVALH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ILVIO PORTUGAL, DES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J</text:p>
          </table:table-cell>
          <table:table-cell office:value-type="string" table:style-name="ce3">
            <text:p>EMEFM</text:p>
          </table:table-cell>
          <table:table-cell office:value-type="string" table:style-name="ce3">
            <text:p>ANTONIO ALVES VERISSIM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SYLVIO HECK, ALM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DE SOUZA FERRAZ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O SCHONBERG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RLOS AUGUSTO DE QUEIROZ ROCH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LZA MAIA COSTA FREIRE, PROF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RESTES MAI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ILIANE VERZINI SILVA, PROF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DO DA TOFORI, PE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PAULO GONCALO DOS SANTOS, PROF.</text:p>
            <text:p><text:s/></text:p>
            <text:p><text:s/>PAULO GONCALO DOS SANTOS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CAMINHO DO MAR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A MARIA ALVES BENETTI, PROF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LUCIA DOS SANTOS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MELIA RODRIGUES DE OLIVEIRA, PROF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HIQUINHA RODRIGUES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QUIM CANDIDO DE AZEVEDO MARQUES, DES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M</text:p>
          </table:table-cell>
          <table:table-cell office:value-type="string" table:style-name="ce3">
            <text:p>LINNEU PRESTES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RLOS DE ANDRADE RIZZINI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LAERTE RAMOS DE CARVALHO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GUALBERTO DO AMARAL CARVALH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CARLOS DE ABREU SODRE, DR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ENOR NASCENTES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NOEL CARLOS DE FIGUEIREDO FERRAZ, DES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O SUSSUMU HIRATA, DEP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ISABEL VIEIRA FERREIRA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IRADENTES, AL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EREIRA CARNEIRO, CDE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LOGERAS, MIN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BERNARDO O HIGGINS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RY PARREIRAS, ALM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NA VIEIRA DE CARVALHO MESQUIT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ABIB CARLOS KYRILLOS, DR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NTONIO DE SAMPAIO DORIA, PRO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RMANDO ARRUDA PEREIRA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CILDA BECKER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NELSON PIMENTEL QUEIROZ, PROF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</text:p>
          </table:table-cell>
          <table:table-cell office:value-type="string" table:style-name="ce3">
            <text:p>EMEBS</text:p>
          </table:table-cell>
          <table:table-cell office:value-type="string" table:style-name="ce3">
            <text:p>ANNE SULLIVAN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NRIQUE SOUZA FILHO - HENFIL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BENEDITO DE JESUS BATISTA LAURINDO - PE BATIST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ULIO DE GRAMMONT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M</text:p>
          </table:table-cell>
          <table:table-cell office:value-type="string" table:style-name="ce3">
            <text:p>RUBENS PAIV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ARLOS CORREA MASCARO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HEREZA MACIEL DE PAULA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ARDIM DAS LARANJEIRAS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IA APARECIDA VILASBOAS, PROFA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AZENDA DA JUT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IUSEPPE TAVOLARO, PROF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CANDIDA DORA PINO PRETINI, PROF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TATIANA BELINKY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ALTO ALEGRE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IRGINIA LORISA ZEITOURIAN CAMARGO, PROF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ARQUE BOA ESPERANCA II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MARTIN LUTHER KING JR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BARTOLOMEU CAMPOS DE QUEIRO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CARLOS NICOLETO - ZITO, PROFESSOR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CLAMAD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WLADIMIR DE TOLEDO PIZA,PRE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DIRCE GENESIO DOS SANTOS, PROFA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MARIA LISBOA DA SILVA, PROF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RLINDO CAETANO FILHO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ELICIO PAGLIUSO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AQUIM OSORIO DUQUE ESTRAD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OELHO NET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LINIO DE QUEIROZ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MARIA WHITAKER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ODRIGO MELLO FRANCO DE ANDRADE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IVADAVIA MARQUES JUNIOR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CHILLES DE OLIVEIRA RIBEIRO, DES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JOSE LINS DO REGO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NRIQUE MELEGA, PROF.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TAUNAY, VISC. DE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EMILIO RIBA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LORES DA CUNHA, DEP.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RMANDO DE SALLES OLIVEIRA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BRASILIO MACHADO NETO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HERALDO BARBUY</text:p>
          </table:table-cell>
          <table:table-cell office:value-type="float" office:value="1" table:style-name="ce4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INICIUS DE MORAES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RODRIGUES DE CARVALHO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OLIVAL COST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LAUDIO MANOEL DA COSTA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LCEU AMOROSO LIMA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CIDADE DE OSAKA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GREGORIO WESTRUPP, PE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IVETE VARGAS, DEP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VILANOVA ARTIGAS, ARQ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PAULO DUARTE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CEU EMEF</text:p>
          </table:table-cell>
          <table:table-cell office:value-type="string" table:style-name="ce3">
            <text:p>DOMINGOS RUBINO, PROF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BENEDITO MONTENEGRO, PROF.</text:p>
          </table:table-cell>
          <table:table-cell office:value-type="float" office:value="2" table:style-name="ce49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AMELIA, IMP. DA.</text:p>
          </table:table-cell>
          <table:table-cell office:value-type="float" office:value="0" table:style-name="ce49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M</text:p>
          </table:table-cell>
          <table:table-cell office:value-type="string" table:style-name="ce3">
            <text:p>EMEF</text:p>
          </table:table-cell>
          <table:table-cell office:value-type="string" table:style-name="ce3">
            <text:p>FORTE DOS REIS MAGOS</text:p>
          </table:table-cell>
          <table:table-cell office:value-type="float" office:value="3" table:style-name="ce4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9">
            <text:p>646</text:p>
          </table:table-cell>
          <table:table-cell table:number-columns-repeated="16380"/>
        </table:table-row>
        <table:table-row table:number-rows-repeated="1048014" table:style-name="ro2">
          <table:table-cell table:number-columns-repeated="16384"/>
        </table:table-row>
      </table:table>
      <table:table table:name="ciencias" table:style-name="ta1"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5">
            <text:p>SIGLA</text:p>
          </table:table-cell>
          <table:table-cell office:value-type="string" table:style-name="ce5">
            <text:p>TIPO</text:p>
          </table:table-cell>
          <table:table-cell office:value-type="string" table:style-name="ce5">
            <text:p>DESLOC</text:p>
          </table:table-cell>
          <table:table-cell office:value-type="string" table:style-name="ce5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IPIO CORREA NET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DA TEREZINHA CHICA MEDEIROS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ALICE BORGES GHION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ILEUSA CAETANO DA SILVA, PROFA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DAISY AMADIO FUJIWARA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BUTANT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ILA MUNCK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RDIM PAULO VI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CESAR ARRUDA CASTANHO, DEP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DE ALCANTARA MACHADO FILH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MORIM LIMA, DES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HEODOMIRO DIAS, DES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DEODORO DA FONSECA, MAL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RTHUR WHITAKER, DES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ARSILA DO AMARAL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IPIO ANDRADA SERPA, TTE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CIDES GONCALVES ETCHEGOYEN, GEN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XXIII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OLANO TRINDADE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UIZ EDUARDO MATARAZZO, CDE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ULIO MESQUIT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IBRAHIM NOBRE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BRASIL-JAPA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VARO SILVA BRAGA, GEN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OBERTO MANGE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UCLYDES DE OLIVEIRA FIGUEIREDO, GEN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ANTONIETA D'ALKIMIN BASTO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LAVO PEZZOTTI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DIAS DA SILVEIRA, DR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DUCANDARIO DOM DUARTE, ANEXA A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EOFILO BENEDITO OTTONI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IANNA MOOG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B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EDRO NAV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ERA LUCIA FUSCO BORBA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ALVES DA SILVA, SG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ERESA MARGARIDA DA SILVA E ORTA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RITA LOPES PONTES - IRMA DULCE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URO FACCIO GONCALVES - ZACARIA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ORENCO MANOEL SPARAPAN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YRO ALBUQUERQUE, DEP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OLYMPIO PEREIRA FILH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NA SILVEIRA PEDREIR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AULO FREIRE, PROF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EREMUNDO TOTH, DOM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EREZINHA MOTA DE FIGUEIRED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SARA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RITA DE CASSIA PINHEIRO SIMOES BRAGA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RANCISCO REBOL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BLOTA JUNIOR, DEP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CASA BLANCA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HERMES FERREIRA DE SOUZ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FEITICO DA VIL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IANFRANCESCO GUARNIERI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MARIO FITTIPALDI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CANTOS DO AMANHECER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VILA DO SOL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RDIM MITSUTANI I - PAULO PATARRA, JORNALIST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HACARA SONHO AZUL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JOSE SARAMAG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PARAISOPOLI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FRANCISCO CAVALCANTE, PROF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 BOI MIRIM I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 BOI MIRIM II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LI FERRAZ TORRES BONFIM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OCRATES BRASILEIRO SAMPAIO DE SOUSA VIEIRA DE OLIVEIR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MPO LIMPO III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ILLOR FERNANDES, JORNALIST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MPO LIMPO II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ERIMETRAL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DIVALDO DOS SANTOS DANTAS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RBERT DE SOUZA - BETINH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DONATO SUSUMU KIMUR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BERENICE DOS SANTOS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HEODOMIRO MONTEIRO DO AMARAL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O MOURA E ALBUQUERQUE, BEL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ROLINA RENNO RIBEIRO DE OLIVEIRA, PROFA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LIVEIRA VIANA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O MARQUES DE OLIVEIRA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LEMENTE PASTORE, PROF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ESTANISLAU DO AMARAL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O RANGEL, CEL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RGE AMERICAN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UCLIDES DA CUNH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IRACEMA MARQUES DA SILVEIRA, PROFA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EVY DE AZEVEDO SODRE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TONIEL MOT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ROCOPIO FERREIRA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IRTON ARANTES RIBEIRO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UIZ TENORIO DE BRITO, CEL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DHEMAR DE BARROS, PRE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ALIMERCIO DE REZENDE, CEL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URICIO SIMA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EONARDO VILLAS BOA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YNESIO ROCHA, MIN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ZULMIRA CAVALHEIRO FAUSTINO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AULO COLOMBO PEREIRA DE QUEIROZ, DES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DE GAULLE, GEN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AGUNDES VARELLA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DEZOITO DO FORTE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RACINHAS DA FEB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PEDRO DE CARVALHO NETO, DR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ODESTO SCAGLIUSI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22 DE MARC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L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ICARDO VITIELL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ULYSSES DA SYLVEIRA GUIMARAE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LORESTAN FERNANDES, PROF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DAMIAO, FREI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EDRO GERALDO SCHUNCK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PEGORARO, PE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NA MELANDER COUTINHO, PROF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YRTON OLIVEIRA SAMPAI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CIDADE DUTR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TRES LAGO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ARGEM GRANDE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DA SILVA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MANOEL VIEIRA DE QUEIROZ FILH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OURIVAL BRANDAO DOS SANTO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VILA RUBI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ONSTELACAO DO INDIO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RLOS FRANCISCO GASPAR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DINA ANALIA AGOSTINHA TADDEO CONDE, PROF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ENY MARIA MUNIZ ALMEIDA KLEIN PUSSINELLI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ARGEM GRANDE II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LINIO MARCO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JARDIM ELIAN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LACIDO DE CASTR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ITOR DE ANDRADE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MEIDA JUNIOR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FRANIO DE MELLO FRANCO, DR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DE DEUS CARDOSO DE MELL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LEGARIO MARIANO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ILTON FERREIRA DE ALBUQUERQUE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LIZA RACHEL MACEDO DE SOUZA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NOEL DE ABREU, DR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QUIM BENTO ALVES DE LIMA NET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EODOMIRO TOLEDO PIZA, DES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AULO SETUBAL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AMADEI, ENG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IGUEL VIEIRA FERREIRA, DR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CS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LINIO SALGAD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OBERTO PATRICI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RDIM GUARANI - JOSE ALFREDO APOLINARI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RDIM DAMASCENO I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HERMINIO RODRIGUES, CEL. PM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JARDIM PAULISTANO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IRA ALAYDE ALVARENGA MEDEA, PROF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NEIR AUGUSTO LOPES, PROF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ZILKA SALABERRY DE CARVALH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ILBERTO DUPAS, PROF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BS</text:p>
          </table:table-cell>
          <table:table-cell office:value-type="string" table:style-name="ce6">
            <text:p>MARIO PEREIRA BICUD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APARECIDA RODRIGUES CINTRA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ILIAN MASO, PROF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RIMO PASCOLI MELARE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AULO NOGUEIRA FILH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NILO PECANHA, PRES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LINIO AYROS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NINHA GRASSI FAGUNDES, PROFA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RICO VERISSIM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ILTOM CAMPOS, SEN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DRE RODRIGUES DE ALCKMIN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AUL FERNANDES, EMB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HEO DUTR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PRUDENTE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EBASTIAO NOGUEIRA DE LIMA, DES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STRO ALVE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AMOS COMENIU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SVALDO QUIRINO SIMOES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REDERICO GUSTAVO DOS SANTOS, TTE. AVIADOR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EDRO AMERIC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LIAS DE SIQUEIRA CAVALCANTI, DR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UMBERTO DANTA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ROLDO DE AZEVEDO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GELINA MAFFEI VITA, D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ARCIA DAVILA, CTE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TEOTONIO VILELA, SEN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ECILIA MORAES DE VASCONCELOS, PROFA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CILIO DIA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ERALDO SESSO JUNIOR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IDEMIA DE GODOY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EXANDRE VANNUCHI LEME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UIS CARLOS PRESTES, SEN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QUIRINO CARNEIRO RENNO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LIAS SHAMMAS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LINDA MENEZES SERRA VIDAL, PROFA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NA LAMBERGA ZEGLIO, VER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DAVILA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IO SERGIO POMPEU DE TOLEDO, DEP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LAUDIA BARTOLOMAZI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ILSON DELANE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UIZ ROBERTO MEGA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INACIO MONTEIRO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JAMBEIR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AGUA AZUL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LAJEAD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DIAS GOMES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ONJ HABITACIONAL BARRO BRANCO II - C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EL FERNANDES DE SOUZ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ELIA REGINA ANDERY BRAGA, PROF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LINA COUTINHO LOURENCO ALVES, PROFESSOR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APARECIDA MAGNANELLI FERNANDES, PROF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APARECIDA DO NASCIMENTO, PROFA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DE LIMA PAIVA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INTE E CINCO DE JANEIR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NA ANGELICA DE JESUS, MADRE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ATURNINO PEREIR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M</text:p>
          </table:table-cell>
          <table:table-cell office:value-type="string" table:style-name="ce6">
            <text:p>OSWALDO ARANHA BANDEIRA DE MELL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URICIO GOULART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LADIMIR HERZOG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RIBEIRO DE BARRO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EXANDRE DE GUSMA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USCELINO KUBITSCHEK DE OLIVEIRA, PRES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PEREIRA IGNACIO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URELIANO LEITE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AUGUSTO CESAR SALGADO, DR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UIZ GONZAGA DO NASCIMENTO JR. - GONZAGUINH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RANCISCO DA SILVEIRA BUEN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ERICLES EUGENIO DA SILVA RAMO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MENINO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MARA CRISTINA TARTAGLIA SENA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RCILIA DE CAMPOS COST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BRAO HUCK, DR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OBERTO PLINIO COLACIOPPO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BS</text:p>
          </table:table-cell>
          <table:table-cell office:value-type="string" table:style-name="ce6">
            <text:p>HELEN KELLER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ARIA LIMA, BRIG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XIAS, DUQUE DE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ELSO LEITE RIBEIRO FILH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MARIA LISBO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URICO GASPAR DUTRA, MAL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YLVIA MARTIN PIRES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LAVO FONTOUR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QUIM NABUC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SSIANO RICARD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DO PATROCINI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EAO MACHADO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CAMPOS SALLES, PRES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DE ALCANTARA MACHAD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RANCISCO MEIRELLES, DES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CARLOS DA SILVA BORGES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NOEL DE PAIVA, PE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EAN MERMOZ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IRINEU MARINH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UTH LOPES ANDRADE, PROFA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QUEIROZ FILH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SORIO, GEN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LEOMENES CAMPO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UREA RIBEIRO XAVIER LOPES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LENE RONDELLI, PROFA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RUDENTE DE MORAIS, PRES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SCARENHAS DE MORAES, MAL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VARES DE AZEVED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TINO ARANTE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EBASTIAO FRANCISCO, O NEGR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RANCISCO ALVES MENDES FILHO - CHICO MENDE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ULIO CESAR DE MELO E SOUSA-MALBA TAHAN, PROF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LOTILDE ROSA HENRIQUES ELIAS, PROFA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QUERINO RIBEIR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CONCEICAO APARECIDA DE JESUS, PROF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PAULO GOMES CARDIM, PROF. DR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MARIA APARECIDA DE SOUZA CAMPOS, PROF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ILMAR TACCOLA , PROF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GUAS DE MARC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O COVAS, GOV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ORREIA DE MELLO, BRIG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RLOS CHAGA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DUARDO PRAD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DANYLO JOSE FERNANDE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YRES MARTINS TORRE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AROLDO VELOSO, BRIG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RTUR NEIV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BENEDITO CALIXT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URELIO ARROBAS MARTINS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DUARTE DE ALMEIDA, PROF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8 DE MAI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KENNEDY, PRES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BARTOLOMEU LOURENCO DE GUSMA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NAOKI SUMITA, DR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ICENTINA RIBEIRO DA LUZ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OQUETTE PINT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ERGIO MILLIET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UIMARAES ROS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Q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LLET, MAL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LIO FRANCO CHAVES, CEL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BS</text:p>
          </table:table-cell>
          <table:table-cell office:value-type="string" table:style-name="ce6">
            <text:p>LUCIE BRAY, ME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M</text:p>
          </table:table-cell>
          <table:table-cell office:value-type="string" table:style-name="ce6">
            <text:p>ANTONIO SAMPAIO, VER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ELIA REGINA LEKEVICIUS CONSOLIN, PROFA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JACAN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RDIM FONTALI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AULO CARNEIRO THOMAZ ALVES, GAL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NILCE CRUZ FIGUEIREDO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AUL DE LEONI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M</text:p>
          </table:table-cell>
          <table:table-cell office:value-type="string" table:style-name="ce6">
            <text:p>DERVILLE ALLEGRETTI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DOLPHO OTTO DE LAET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COS MELEG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ASTAO MOUTINHO, CTE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NOE AZEVEDO, PROF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RAMOS - PERNAMBUCO - ABOLICIONIST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SMERALDA SALLES PEREIRA RAMOS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TIN FRANCISCO RIBEIRO DE ANDRAD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ONDON, MAL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XIMO DE MOURA SANTOS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LIVA IRENE BAYERLEIN SILV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UY BARBOSA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LENA LOMBARDI BRAGA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RY GOMES, CEL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OMAO GOMES, CEL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DOMINGUES SAMPAI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EDRO I, D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AMANDARE, ALM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NEAS CARVALHO DE AGUIAR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BERTO SANTOS DUMONT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ULIO MARCONDES SALGADO, GEN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SANT ANA GALVAO, FREI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CTAVIO PEREIRA LOPE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DSON RODRIGUE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OURENCO FILH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HELENA FARIA LIMA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RANKLYN AUGUSTO DE MOURA CAMPOS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ODRIGUES ALVE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HIRLEY GUIO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JT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IPOLITO JOSE DA COST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ERMIRIO DE MORAIS, SEN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HICO FALCONI, PE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NILDO DO AMARAL JUNIOR, PE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LAVIO AUGUSTO ROSA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UZEBIO ROCHA FILH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ICENTE AMATO SOBRINHO, COM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M</text:p>
          </table:table-cell>
          <table:table-cell office:value-type="string" table:style-name="ce6">
            <text:p>DARCY RIBEIR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INO DE MATTOS, SEN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WANDA OVIDIO GONCALVES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MARIA CLARA MACHADO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LLIO TAVARES, DR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PARQUE SAO CARLO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VILA CURUC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TRES PONTE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DAMA ENTRE RIOS VERDE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NEUZA AVELINO DA SILVA MEL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IZABEL APARECIDA CRISTOVAO DA LUZ, PROF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URURE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SA MORETTI CAMARA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FA NICACIO ARAUJO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URANDI GOMES DE ARAUJ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RDIM BARTIR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MARIO PIRES AZANHA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ILTON PEREIRA COSTA</text:p>
            <text:p/>
            <text:p>MILTON PEREIRA COST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EDRO FUKUYEI YAMAGUCHI FERREIR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EDRO ALEIXO, DR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PITACIO PESSOA, PRES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AUL PILL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EDRO TEIXEIR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CARLOS DE ANDRADA E SILV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UIS SAIA, ARQ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AULO ROLIM LOUREIRO, D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EDRO DE FRONTIN, ALM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ERNANDO DE AZEVED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DE ANCHIETA, PE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AUGUSTO BREVES, DR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NRIQUE FELIPE DA COSTA - HENRICA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A E ARTUR BEGBIE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NEWTON REIS, GEN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IMILDA DO SANTISSIMO SACRAMENTO, ME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AIMUNDO CORREIA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AMERICO DE ALMEID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BENTO DE ASSIS, PROF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RMANDO CRIDEY RIGHETTI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PISTRANO DE ABREU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RLOS PASQUALE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ZEQUIEL RAMOS JUNIOR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UD MENNUCCI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PEDRO LEITE CORDEIRO, DR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IRGILIO DE MELLO FRANCO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MP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HONORIO RODRIGUE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BS</text:p>
          </table:table-cell>
          <table:table-cell office:value-type="string" table:style-name="ce6">
            <text:p>NEUSA BASSETTO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SSAD ABDAL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ALIA FRANCO BASTO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CARLOS DE FIGUEIREDO FERRAZ, PRE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FRANZOLIN NET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ROSANGELA RODRIGUES VIEIRA, PROFA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ANTONIO CARLOS DA ROCHA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ERAFIN MARTINEZ GUTIERREZ, PE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NUARIO MANTELLI NETO, DEP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EX MARTINS COSTA, PROF, MAESTR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CTAVIO MANGABEIR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MADEU AMARAL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THELO FRANCO, GEN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CKSON DE FIGUEIRED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PINHEIRO, PRES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19 DE NOVEMBR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IRMINO TIBURCIO DA COST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BRAO DE MORAES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UMBERTO DE CAMPO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BONIFACIO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IRU, VISC. DE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RTHUR ALVIM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VIEIRA, PE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ENNY GOMES, D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WANNY SALGADO ROCHA, PROF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NRIQUE PEGAD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UAREZ TAVORA, MAL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RANCISCO DE MONT' ALVERNE, FREI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UIS WASHINGTON VIT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UILHERME DE ALMEID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ECILIA MEIRELE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DGARD CAVALHEIR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RTHUR AZEVED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NRIQUE, INFANTE D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ABIO DA SILVA PRADO, DR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ILVIO FLEMING, MJ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MILIANO DI CAVALCANTI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EONOR MENDES DE BARROS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E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UA, BR. DE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BS</text:p>
          </table:table-cell>
          <table:table-cell office:value-type="string" table:style-name="ce6">
            <text:p>VERA LUCIA APARECIDA RIBEIRO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AUL POMPEI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ICTOR CIVIT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DO RIBEIRO LUZ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RNESTO DE MORAES LEME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RNANI SILVA BRUN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ERNANDO GRACIOS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M</text:p>
          </table:table-cell>
          <table:table-cell office:value-type="string" table:style-name="ce6">
            <text:p>GUIOMAR CABRAL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IRO DE ALMEIDA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KAUFFMANN , DR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EMO RINALDI NADDEO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ECANTO DOS HUMILDE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RDIM MONTE BEL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NZO ANTONIO SILVESTRIN, PROF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O LAG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UE DE CASTRO, PROF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DGARD CARONE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PERA MARMEL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PERU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VILA ATLANTIC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HILO GONCALVES DOS SANTOS, PROF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ITY JARAGUA IV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RDIM DA CONQUIST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LI DIAS, PROF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PARQUE ANHANGUER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JAGUARE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BADR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LIANE BENUTE LESSA AYRES GONCALVES, PROFESSORA- NANY BENUTE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OISES ELIAS DE SOUZA, TTE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ICE MEIRELLES REIS, PROF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OGE FERREIRA, DEP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STACAO JARAGU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HACARA TURISTICA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RODRIGUES DE CAMPOS, PROF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SPIRIDIAO ROSAS, MAL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DILERMANDO DIAS DOS SANTOS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IBAL FREIRE, MIN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MARIA PINTO DUARTE, TTE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O KOSEL FILH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ONTEIRO LOBAT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ABRIEL PRESTES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IBERATO BITTENCOURT, GEN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EOPOLDINA, IMP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ENATO ANTONIO CHECCHIA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ICENTE DE PAULO DALE COUTINHO, GEN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EONEL FRANCA, PE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UIZ DAVID SOBRINHO, PROF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ULIO DE OLIVEIR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NDIDO PORTINARI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AULO PRADO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NRIQUE RAYMUNDO DYOTT FONTENELLE, BRIG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NRIQUE GEISEL, GEN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IRO RAMO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UI BLOEM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MADEU MENDES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UCLIDES CUSTODIO DA SILVEIRA, DES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FERRAZ DE CAMPOS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ABRIEL SYLVESTRE TEIXEIRA DE CARVALHO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ILVIO PORTUGAL, DES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J</text:p>
          </table:table-cell>
          <table:table-cell office:value-type="string" table:style-name="ce6">
            <text:p>EMEFM</text:p>
          </table:table-cell>
          <table:table-cell office:value-type="string" table:style-name="ce6">
            <text:p>ANTONIO ALVES VERISSIM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SYLVIO HECK, ALM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DE SOUZA FERRAZ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O SCHONBERG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RLOS AUGUSTO DE QUEIROZ ROCH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LZA MAIA COSTA FREIRE, PROFA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RESTES MAI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ILIANE VERZINI SILVA, PROF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DO DA TOFORI, PE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PAULO GONCALO DOS SANTOS, PROF.</text:p>
            <text:p><text:s/></text:p>
            <text:p><text:s/>PAULO GONCALO DOS SANTOS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CAMINHO DO MAR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A MARIA ALVES BENETTI, PROF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LUCIA DOS SANTOS, PROFA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MELIA RODRIGUES DE OLIVEIRA, PROF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HIQUINHA RODRIGUE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QUIM CANDIDO DE AZEVEDO MARQUES, DES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M</text:p>
          </table:table-cell>
          <table:table-cell office:value-type="string" table:style-name="ce6">
            <text:p>LINNEU PRESTES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RLOS DE ANDRADE RIZZINI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LAERTE RAMOS DE CARVALHO, PRO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GUALBERTO DO AMARAL CARVALH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CARLOS DE ABREU SODRE, DR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ENOR NASCENTE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NOEL CARLOS DE FIGUEIREDO FERRAZ, DES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O SUSSUMU HIRATA, DEP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ISABEL VIEIRA FERREIRA, PROF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IRADENTES, AL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EREIRA CARNEIRO, CDE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LOGERAS, MIN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BERNARDO O HIGGIN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RY PARREIRAS, ALM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NA VIEIRA DE CARVALHO MESQUIT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ABIB CARLOS KYRILLOS, DR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NTONIO DE SAMPAIO DORIA, PROF.</text:p>
          </table:table-cell>
          <table:table-cell office:value-type="float" office:value="-1" table:style-name="ce50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RMANDO ARRUDA PEREIR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CILDA BECKER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NELSON PIMENTEL QUEIROZ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A</text:p>
          </table:table-cell>
          <table:table-cell office:value-type="string" table:style-name="ce6">
            <text:p>EMEBS</text:p>
          </table:table-cell>
          <table:table-cell office:value-type="string" table:style-name="ce6">
            <text:p>ANNE SULLIVAN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NRIQUE SOUZA FILHO - HENFIL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BENEDITO DE JESUS BATISTA LAURINDO - PE BATIST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ULIO DE GRAMMONT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M</text:p>
          </table:table-cell>
          <table:table-cell office:value-type="string" table:style-name="ce6">
            <text:p>RUBENS PAIV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ARLOS CORREA MASCARO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HEREZA MACIEL DE PAULA PROFA.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ARDIM DAS LARANJEIRAS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IA APARECIDA VILASBOAS, PROFA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AZENDA DA JUTA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IUSEPPE TAVOLARO, PROF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CANDIDA DORA PINO PRETINI, PROF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TATIANA BELINKY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ALTO ALEGRE</text:p>
          </table:table-cell>
          <table:table-cell office:value-type="float" office:value="3" table:style-name="ce50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IRGINIA LORISA ZEITOURIAN CAMARGO, PROF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ARQUE BOA ESPERANCA II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MARTIN LUTHER KING JR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BARTOLOMEU CAMPOS DE QUEIRO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CARLOS NICOLETO - ZITO, PROFESSOR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CLAMADO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WLADIMIR DE TOLEDO PIZA,PREF.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DIRCE GENESIO DOS SANTOS, PROF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MARIA LISBOA DA SILVA, PROF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RLINDO CAETANO FILH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ELICIO PAGLIUS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AQUIM OSORIO DUQUE ESTRAD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OELHO NET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LINIO DE QUEIROZ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MARIA WHITAKER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ODRIGO MELLO FRANCO DE ANDRADE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IVADAVIA MARQUES JUNIOR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CHILLES DE OLIVEIRA RIBEIRO, DES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JOSE LINS DO REG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NRIQUE MELEGA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TAUNAY, VISC. DE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EMILIO RIBA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LORES DA CUNHA, DEP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RMANDO DE SALLES OLIVEIR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BRASILIO MACHADO NET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HERALDO BARBUY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INICIUS DE MORAE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RODRIGUES DE CARVALHO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OLIVAL COST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LAUDIO MANOEL DA COST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LCEU AMOROSO LIMA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CIDADE DE OSAKA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GREGORIO WESTRUPP, PE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IVETE VARGAS, DEP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VILANOVA ARTIGAS, ARQ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PAULO DUARTE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CEU EMEF</text:p>
          </table:table-cell>
          <table:table-cell office:value-type="string" table:style-name="ce6">
            <text:p>DOMINGOS RUBINO, PROF.</text:p>
          </table:table-cell>
          <table:table-cell office:value-type="float" office:value="1" table:style-name="ce50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BENEDITO MONTENEGRO, PROF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AMELIA, IMP. DA.</text:p>
          </table:table-cell>
          <table:table-cell office:value-type="float" office:value="0" table:style-name="ce50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M</text:p>
          </table:table-cell>
          <table:table-cell office:value-type="string" table:style-name="ce6">
            <text:p>EMEF</text:p>
          </table:table-cell>
          <table:table-cell office:value-type="string" table:style-name="ce6">
            <text:p>FORTE DOS REIS MAGOS</text:p>
          </table:table-cell>
          <table:table-cell office:value-type="float" office:value="2" table:style-name="ce50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7">
            <text:p/>
          </table:table-cell>
          <table:table-cell office:value-type="string" table:style-name="ce50">
            <text:p>591</text:p>
          </table:table-cell>
          <table:table-cell table:number-columns-repeated="16380"/>
        </table:table-row>
        <table:table-row table:number-rows-repeated="1048014" table:style-name="ro2">
          <table:table-cell table:number-columns-repeated="16384"/>
        </table:table-row>
      </table:table>
      <table:table table:name="ed__fisica" table:style-name="ta1"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8">
            <text:p>SIGLA</text:p>
          </table:table-cell>
          <table:table-cell office:value-type="string" table:style-name="ce8">
            <text:p>TIPO</text:p>
          </table:table-cell>
          <table:table-cell office:value-type="string" table:style-name="ce8">
            <text:p>DESLOC</text:p>
          </table:table-cell>
          <table:table-cell office:value-type="string" table:style-name="ce8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IPIO CORREA NETO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DA TEREZINHA CHICA MEDEIROS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ALICE BORGES GHION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ILEUSA CAETANO DA SILVA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DAISY AMADIO FUJIWARA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BUTANTA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ILA MUNCK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RDIM PAULO VI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CESAR ARRUDA CASTANHO, DEP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DE ALCANTARA MACHADO FILH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MORIM LIMA, DES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HEODOMIRO DIAS, DES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DEODORO DA FONSECA, MAL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RTHUR WHITAKER, DES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ARSILA DO AMARAL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IPIO ANDRADA SERPA, TTE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CIDES GONCALVES ETCHEGOYEN, GEN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XXIII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OLANO TRINDADE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UIZ EDUARDO MATARAZZO, CDE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ULIO MESQUITA</text:p>
          </table:table-cell>
          <table:table-cell office:value-type="float" office:value="3" table:style-name="ce5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IBRAHIM NOBRE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BRASIL-JAPAO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VARO SILVA BRAGA, GEN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OBERTO MANGE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UCLYDES DE OLIVEIRA FIGUEIREDO, GEN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ANTONIETA D'ALKIMIN BASTO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LAVO PEZZOTTI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DIAS DA SILVEIRA, DR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DUCANDARIO DOM DUARTE, ANEXA A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EOFILO BENEDITO OTTONI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IANNA MOOG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EDRO NAV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ERA LUCIA FUSCO BORBA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ALVES DA SILVA, SG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ERESA MARGARIDA DA SILVA E ORTA</text:p>
          </table:table-cell>
          <table:table-cell office:value-type="float" office:value="3" table:style-name="ce5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RITA LOPES PONTES - IRMA DULCE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URO FACCIO GONCALVES - ZACARI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ORENCO MANOEL SPARAPAN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YRO ALBUQUERQUE, DEP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OLYMPIO PEREIRA FILHO</text:p>
          </table:table-cell>
          <table:table-cell office:value-type="float" office:value="4" table:style-name="ce5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NA SILVEIRA PEDREIR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AULO FREIRE, PROF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EREMUNDO TOTH, DOM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EREZINHA MOTA DE FIGUEIRED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SARA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RITA DE CASSIA PINHEIRO SIMOES BRAGA, PROFA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RANCISCO REBOLO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BLOTA JUNIOR, DEP.</text:p>
          </table:table-cell>
          <table:table-cell office:value-type="float" office:value="4" table:style-name="ce5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CASA BLANC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HERMES FERREIRA DE SOUZA</text:p>
          </table:table-cell>
          <table:table-cell office:value-type="float" office:value="4" table:style-name="ce5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FEITICO DA VIL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IANFRANCESCO GUARNIERI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MARIO FITTIPALDI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CANTOS DO AMANHECER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VILA DO SOL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RDIM MITSUTANI I - PAULO PATARRA, JORNALIST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HACARA SONHO AZUL</text:p>
          </table:table-cell>
          <table:table-cell office:value-type="float" office:value="3" table:style-name="ce5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JOSE SARAMAGO</text:p>
          </table:table-cell>
          <table:table-cell office:value-type="float" office:value="4" table:style-name="ce5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PARAISOPOLIS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FRANCISCO CAVALCANTE, PROF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 BOI MIRIM I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 BOI MIRIM II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LI FERRAZ TORRES BONFIM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OCRATES BRASILEIRO SAMPAIO DE SOUSA VIEIRA DE OLIVEIR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MPO LIMPO III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ILLOR FERNANDES, JORNALIST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MPO LIMPO II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ERIMETRAL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DIVALDO DOS SANTOS DANTAS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RBERT DE SOUZA - BETINH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DONATO SUSUMU KIMUR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BERENICE DOS SANTOS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HEODOMIRO MONTEIRO DO AMARAL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O MOURA E ALBUQUERQUE, BEL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ROLINA RENNO RIBEIRO DE OLIVEIRA, PROFA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LIVEIRA VIANA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O MARQUES DE OLIVEIRA, PROF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LEMENTE PASTORE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ESTANISLAU DO AMARAL</text:p>
          </table:table-cell>
          <table:table-cell office:value-type="float" office:value="3" table:style-name="ce5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O RANGEL, CEL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RGE AMERICANO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UCLIDES DA CUNH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IRACEMA MARQUES DA SILVEIRA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EVY DE AZEVEDO SODRE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TONIEL MOT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ROCOPIO FERREIRA</text:p>
          </table:table-cell>
          <table:table-cell office:value-type="float" office:value="3" table:style-name="ce5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IRTON ARANTES RIBEIRO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UIZ TENORIO DE BRITO, CEL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DHEMAR DE BARROS, PRE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ALIMERCIO DE REZENDE, CEL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URICIO SIMA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EONARDO VILLAS BOA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YNESIO ROCHA, MIN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ZULMIRA CAVALHEIRO FAUSTIN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AULO COLOMBO PEREIRA DE QUEIROZ, DES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DE GAULLE, GEN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AGUNDES VARELLA</text:p>
          </table:table-cell>
          <table:table-cell office:value-type="float" office:value="4" table:style-name="ce5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DEZOITO DO FORTE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RACINHAS DA FEB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PEDRO DE CARVALHO NETO, DR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ODESTO SCAGLIUSI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22 DE MARC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L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ICARDO VITIELL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ULYSSES DA SYLVEIRA GUIMARA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LORESTAN FERNANDES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DAMIAO, FREI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EDRO GERALDO SCHUNCK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PEGORARO, PE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NA MELANDER COUTINHO, PROF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YRTON OLIVEIRA SAMPAI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CIDADE DUTR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TRES LAGO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ARGEM GRANDE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DA SILVA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MANOEL VIEIRA DE QUEIROZ FILH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OURIVAL BRANDAO DOS SANTO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VILA RUBI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ONSTELACAO DO INDI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RLOS FRANCISCO GASPAR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DINA ANALIA AGOSTINHA TADDEO CONDE, PROF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ENY MARIA MUNIZ ALMEIDA KLEIN PUSSINELLI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ARGEM GRANDE II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LINIO MARCO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JARDIM ELIANA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LACIDO DE CASTR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ITOR DE ANDRADE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MEIDA JUNIOR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FRANIO DE MELLO FRANCO, DR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DE DEUS CARDOSO DE MELL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LEGARIO MARIAN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ILTON FERREIRA DE ALBUQUERQUE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LIZA RACHEL MACEDO DE SOUZA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NOEL DE ABREU, DR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QUIM BENTO ALVES DE LIMA NETO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EODOMIRO TOLEDO PIZA, DES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AULO SETUBAL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AMADEI, ENG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IGUEL VIEIRA FERREIRA, DR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S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LINIO SALGAD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OBERTO PATRICI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RDIM GUARANI - JOSE ALFREDO APOLINARIO, PROF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RDIM DAMASCENO I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HERMINIO RODRIGUES, CEL. PM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JARDIM PAULISTANO</text:p>
          </table:table-cell>
          <table:table-cell office:value-type="float" office:value="3" table:style-name="ce5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IRA ALAYDE ALVARENGA MEDEA, PROF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NEIR AUGUSTO LOPES, PROF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ZILKA SALABERRY DE CARVALH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ILBERTO DUPAS, PROF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BS</text:p>
          </table:table-cell>
          <table:table-cell office:value-type="string" table:style-name="ce9">
            <text:p>MARIO PEREIRA BICUDO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APARECIDA RODRIGUES CINTRA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ILIAN MASO, PROFA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RIMO PASCOLI MELARE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AULO NOGUEIRA FILH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NILO PECANHA, PRES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LINIO AYROS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NINHA GRASSI FAGUNDES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RICO VERISSIMO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ILTOM CAMPOS, SEN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DRE RODRIGUES DE ALCKMIN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AUL FERNANDES, EMB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HEO DUTR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PRUDENTE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EBASTIAO NOGUEIRA DE LIMA, DES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STRO ALVES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AMOS COMENIUS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SVALDO QUIRINO SIMO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REDERICO GUSTAVO DOS SANTOS, TTE. AVIADOR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EDRO AMERIC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LIAS DE SIQUEIRA CAVALCANTI, DR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UMBERTO DANTAS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ROLDO DE AZEVEDO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GELINA MAFFEI VITA, D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ARCIA DAVILA, CTE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TEOTONIO VILELA, SEN.</text:p>
          </table:table-cell>
          <table:table-cell office:value-type="float" office:value="3" table:style-name="ce5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ECILIA MORAES DE VASCONCELOS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CILIO DIA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FO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ERALDO SESSO JUNIOR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IDEMIA DE GODOY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EXANDRE VANNUCHI LEME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UIS CARLOS PRESTES, SEN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QUIRINO CARNEIRO RENN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LIAS SHAMMASS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LINDA MENEZES SERRA VIDAL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NA LAMBERGA ZEGLIO, VER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DAVILA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IO SERGIO POMPEU DE TOLEDO, DEP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LAUDIA BARTOLOMAZI, PROFA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ILSON DELANE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UIZ ROBERTO MEGA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INACIO MONTEIR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JAMBEIR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AGUA AZUL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LAJEADO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DIAS GOMES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ONJ HABITACIONAL BARRO BRANCO II - C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EL FERNANDES DE SOUZ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ELIA REGINA ANDERY BRAGA, PROF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LINA COUTINHO LOURENCO ALVES, PROFESSOR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APARECIDA MAGNANELLI FERNANDES, PROF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APARECIDA DO NASCIMENTO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DE LIMA PAIVA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INTE E CINCO DE JANEIR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NA ANGELICA DE JESUS, MADRE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ATURNINO PEREIR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M</text:p>
          </table:table-cell>
          <table:table-cell office:value-type="string" table:style-name="ce9">
            <text:p>OSWALDO ARANHA BANDEIRA DE MELL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URICIO GOULART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LADIMIR HERZOG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RIBEIRO DE BARRO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EXANDRE DE GUSMAO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USCELINO KUBITSCHEK DE OLIVEIRA, PRES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PEREIRA IGNACIO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URELIANO LEITE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AUGUSTO CESAR SALGADO, DR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UIZ GONZAGA DO NASCIMENTO JR. - GONZAGUINH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RANCISCO DA SILVEIRA BUEN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ERICLES EUGENIO DA SILVA RAMO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MENINOS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MARA CRISTINA TARTAGLIA SENA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RCILIA DE CAMPOS COST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BRAO HUCK, DR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OBERTO PLINIO COLACIOPP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BS</text:p>
          </table:table-cell>
          <table:table-cell office:value-type="string" table:style-name="ce9">
            <text:p>HELEN KELLER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ARIA LIMA, BRIG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XIAS, DUQUE DE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ELSO LEITE RIBEIRO FILH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MARIA LISBO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URICO GASPAR DUTRA, MAL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YLVIA MARTIN PIRES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LAVO FONTOUR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QUIM NABUC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SSIANO RICARD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DO PATROCINI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EAO MACHAD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CAMPOS SALLES, PRES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DE ALCANTARA MACHAD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RANCISCO MEIRELLES, DES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CARLOS DA SILVA BORGES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NOEL DE PAIVA, PE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EAN MERMOZ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IRINEU MARINH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UTH LOPES ANDRADE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QUEIROZ FILHO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SORIO, GEN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LEOMENES CAMPO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UREA RIBEIRO XAVIER LOPES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LENE RONDELLI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RUDENTE DE MORAIS, PRES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SCARENHAS DE MORAES, MAL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VARES DE AZEVED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TINO ARANTES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EBASTIAO FRANCISCO, O NEGR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RANCISCO ALVES MENDES FILHO - CHICO MEND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ULIO CESAR DE MELO E SOUSA-MALBA TAHAN, PROF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LOTILDE ROSA HENRIQUES ELIAS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QUERINO RIBEIR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CONCEICAO APARECIDA DE JESUS, PROF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PAULO GOMES CARDIM, PROF. DR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MARIA APARECIDA DE SOUZA CAMPOS, PROFA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ILMAR TACCOLA , PROF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GUAS DE MARC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O COVAS, GOV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ORREIA DE MELLO, BRIG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RLOS CHAGA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DUARDO PRAD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DANYLO JOSE FERNAND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YRES MARTINS TORRES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AROLDO VELOSO, BRIG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RTUR NEIV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BENEDITO CALIXT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URELIO ARROBAS MARTINS, PROF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DUARTE DE ALMEIDA, PROF.</text:p>
          </table:table-cell>
          <table:table-cell office:value-type="float" office:value="-2" table:style-name="ce5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8 DE MAI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KENNEDY, PRES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BARTOLOMEU LOURENCO DE GUSMA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NAOKI SUMITA, DR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ICENTINA RIBEIRO DA LUZ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OQUETTE PINT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ERGIO MILLIET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UIMARAES ROS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IQ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LLET, MAL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LIO FRANCO CHAVES, CEL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BS</text:p>
          </table:table-cell>
          <table:table-cell office:value-type="string" table:style-name="ce9">
            <text:p>LUCIE BRAY, ME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M</text:p>
          </table:table-cell>
          <table:table-cell office:value-type="string" table:style-name="ce9">
            <text:p>ANTONIO SAMPAIO, VER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ELIA REGINA LEKEVICIUS CONSOLIN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JACAN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RDIM FONTALIS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AULO CARNEIRO THOMAZ ALVES, GAL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NILCE CRUZ FIGUEIREDO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AUL DE LEONI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M</text:p>
          </table:table-cell>
          <table:table-cell office:value-type="string" table:style-name="ce9">
            <text:p>DERVILLE ALLEGRETTI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DOLPHO OTTO DE LAET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COS MELEG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ASTAO MOUTINHO, CTE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NOE AZEVEDO, PROF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RAMOS - PERNAMBUCO - ABOLICIONIST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SMERALDA SALLES PEREIRA RAMOS, PROFA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TIN FRANCISCO RIBEIRO DE ANDRAD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ONDON, MAL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XIMO DE MOURA SANTOS, PROF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LIVA IRENE BAYERLEIN SILV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UY BARBOS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LENA LOMBARDI BRAGA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RY GOMES, CEL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OMAO GOMES, CEL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DOMINGUES SAMPAIO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EDRO I, D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AMANDARE, ALM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NEAS CARVALHO DE AGUIAR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BERTO SANTOS DUMONT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ULIO MARCONDES SALGADO, GEN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SANT ANA GALVAO, FREI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CTAVIO PEREIRA LOPES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DSON RODRIGU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OURENCO FILH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HELENA FARIA LIMA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RANKLYN AUGUSTO DE MOURA CAMPOS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ODRIGUES ALV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HIRLEY GUIO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JT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IPOLITO JOSE DA COST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ERMIRIO DE MORAIS, SEN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HICO FALCONI, PE.</text:p>
          </table:table-cell>
          <table:table-cell office:value-type="float" office:value="3" table:style-name="ce5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NILDO DO AMARAL JUNIOR, PE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LAVIO AUGUSTO ROSA, PROF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UZEBIO ROCHA FILHO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ICENTE AMATO SOBRINHO, COM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M</text:p>
          </table:table-cell>
          <table:table-cell office:value-type="string" table:style-name="ce9">
            <text:p>DARCY RIBEIR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INO DE MATTOS, SEN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WANDA OVIDIO GONCALVES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MARIA CLARA MACHAD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LLIO TAVARES, DR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PARQUE SAO CARLO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VILA CURUC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TRES PONTES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DAMA ENTRE RIOS VERDES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NEUZA AVELINO DA SILVA MEL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IZABEL APARECIDA CRISTOVAO DA LUZ, PROF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URUR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SA MORETTI CAMARA, PROFA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FA NICACIO ARAUJO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URANDI GOMES DE ARAUJO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RDIM BARTIR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MARIO PIRES AZANHA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ILTON PEREIRA COSTA</text:p>
            <text:p/>
            <text:p>MILTON PEREIRA COST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EDRO FUKUYEI YAMAGUCHI FERREIR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EDRO ALEIXO, DR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PITACIO PESSOA, PRES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AUL PILL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EDRO TEIXEIR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CARLOS DE ANDRADA E SILV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UIS SAIA, ARQ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AULO ROLIM LOUREIRO, D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EDRO DE FRONTIN, ALM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ERNANDO DE AZEVED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DE ANCHIETA, PE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AUGUSTO BREVES, DR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NRIQUE FELIPE DA COSTA - HENRICA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A E ARTUR BEGBIE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NEWTON REIS, GEN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IMILDA DO SANTISSIMO SACRAMENTO, ME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AIMUNDO CORREI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AMERICO DE ALMEID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BENTO DE ASSIS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RMANDO CRIDEY RIGHETTI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PISTRANO DE ABREU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RLOS PASQUALE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ZEQUIEL RAMOS JUNIOR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UD MENNUCCI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PEDRO LEITE CORDEIRO, DR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IRGILIO DE MELLO FRANCO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P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HONORIO RODRIGU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BS</text:p>
          </table:table-cell>
          <table:table-cell office:value-type="string" table:style-name="ce9">
            <text:p>NEUSA BASSETTO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SSAD ABDAL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ALIA FRANCO BASTOS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CARLOS DE FIGUEIREDO FERRAZ, PRE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FRANZOLIN NET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ROSANGELA RODRIGUES VIEIRA, PROFA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ANTONIO CARLOS DA ROCHA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ERAFIN MARTINEZ GUTIERREZ, PE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NUARIO MANTELLI NETO, DEP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EX MARTINS COSTA, PROF, MAESTR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CTAVIO MANGABEIR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MADEU AMARAL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THELO FRANCO, GEN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CKSON DE FIGUEIRED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PINHEIRO, PRES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19 DE NOVEMBR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IRMINO TIBURCIO DA COST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BRAO DE MORAES, PROF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UMBERTO DE CAMPOS</text:p>
          </table:table-cell>
          <table:table-cell office:value-type="float" office:value="-2" table:style-name="ce5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BONIFACI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IRU, VISC. DE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RTHUR ALVIM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VIEIRA, PE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ENNY GOMES, D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WANNY SALGADO ROCHA, PROF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NRIQUE PEGADO, PROF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UAREZ TAVORA, MAL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RANCISCO DE MONT' ALVERNE, FREI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UIS WASHINGTON VIT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UILHERME DE ALMEID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ECILIA MEIREL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DGARD CAVALHEIR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RTHUR AZEVED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NRIQUE, INFANTE D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ABIO DA SILVA PRADO, DR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ILVIO FLEMING, MJ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MILIANO DI CAVALCANTI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EONOR MENDES DE BARRO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E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UA, BR. DE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BS</text:p>
          </table:table-cell>
          <table:table-cell office:value-type="string" table:style-name="ce9">
            <text:p>VERA LUCIA APARECIDA RIBEIRO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AUL POMPEI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ICTOR CIVIT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DO RIBEIRO LUZ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RNESTO DE MORAES LEME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RNANI SILVA BRUN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ERNANDO GRACIOS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M</text:p>
          </table:table-cell>
          <table:table-cell office:value-type="string" table:style-name="ce9">
            <text:p>GUIOMAR CABRAL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IRO DE ALMEIDA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KAUFFMANN , DR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EMO RINALDI NADDE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ECANTO DOS HUMILD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RDIM MONTE BEL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NZO ANTONIO SILVESTRIN, PROF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O LAGO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UE DE CASTRO, PROF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DGARD CARONE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PERA MARMEL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PERU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VILA ATLANTIC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HILO GONCALVES DOS SANTOS, PROF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ITY JARAGUA IV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RDIM DA CONQUIST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LI DIAS, PROFA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PARQUE ANHANGUERA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JAGUARE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BADRA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LIANE BENUTE LESSA AYRES GONCALVES, PROFESSORA- NANY BENUTE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OISES ELIAS DE SOUZA, TTE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ICE MEIRELLES REIS, PROF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OGE FERREIRA, DEP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STACAO JARAGUA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HACARA TURISTICA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RODRIGUES DE CAMPOS, PROF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SPIRIDIAO ROSAS, MAL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DILERMANDO DIAS DOS SANTOS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IBAL FREIRE, MIN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MARIA PINTO DUARTE, TTE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O KOSEL FILHO</text:p>
          </table:table-cell>
          <table:table-cell office:value-type="float" office:value="3" table:style-name="ce5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ONTEIRO LOBAT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ABRIEL PRESTES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IBERATO BITTENCOURT, GEN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EOPOLDINA, IMP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ENATO ANTONIO CHECCHIA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ICENTE DE PAULO DALE COUTINHO, GEN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EONEL FRANCA, PE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UIZ DAVID SOBRINH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ULIO DE OLIVEIR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NDIDO PORTINARI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AULO PRAD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NRIQUE RAYMUNDO DYOTT FONTENELLE, BRIG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NRIQUE GEISEL, GEN.</text:p>
          </table:table-cell>
          <table:table-cell office:value-type="float" office:value="3" table:style-name="ce5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IRO RAMO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UI BLOEM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MADEU MENDES, PROF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UCLIDES CUSTODIO DA SILVEIRA, DES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FERRAZ DE CAMPOS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ABRIEL SYLVESTRE TEIXEIRA DE CARVALH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ILVIO PORTUGAL, DES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J</text:p>
          </table:table-cell>
          <table:table-cell office:value-type="string" table:style-name="ce9">
            <text:p>EMEFM</text:p>
          </table:table-cell>
          <table:table-cell office:value-type="string" table:style-name="ce9">
            <text:p>ANTONIO ALVES VERISSIM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SYLVIO HECK, ALM.</text:p>
          </table:table-cell>
          <table:table-cell office:value-type="float" office:value="3" table:style-name="ce5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DE SOUZA FERRAZ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O SCHONBERG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RLOS AUGUSTO DE QUEIROZ ROCH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LZA MAIA COSTA FREIRE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RESTES MAIA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ILIANE VERZINI SILVA, PROFA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DO DA TOFORI, PE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PAULO GONCALO DOS SANTOS, PROF.</text:p>
            <text:p><text:s/></text:p>
            <text:p><text:s/>PAULO GONCALO DOS SANTOS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CAMINHO DO MAR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A MARIA ALVES BENETTI, PROF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LUCIA DOS SANTOS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MELIA RODRIGUES DE OLIVEIRA, PROF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HIQUINHA RODRIGU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QUIM CANDIDO DE AZEVEDO MARQUES, DES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M</text:p>
          </table:table-cell>
          <table:table-cell office:value-type="string" table:style-name="ce9">
            <text:p>LINNEU PRESTES, PROF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RLOS DE ANDRADE RIZZINI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LAERTE RAMOS DE CARVALH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GUALBERTO DO AMARAL CARVALH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CARLOS DE ABREU SODRE, DR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ENOR NASCENTES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NOEL CARLOS DE FIGUEIREDO FERRAZ, DES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O SUSSUMU HIRATA, DEP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ISABEL VIEIRA FERREIRA,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IRADENTES, AL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EREIRA CARNEIRO, CDE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LOGERAS, MIN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BERNARDO O HIGGIN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RY PARREIRAS, ALM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NA VIEIRA DE CARVALHO MESQUIT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ABIB CARLOS KYRILLOS, DR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NTONIO DE SAMPAIO DORIA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RMANDO ARRUDA PEREIRA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CILDA BECKER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NELSON PIMENTEL QUEIROZ, PROF.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A</text:p>
          </table:table-cell>
          <table:table-cell office:value-type="string" table:style-name="ce9">
            <text:p>EMEBS</text:p>
          </table:table-cell>
          <table:table-cell office:value-type="string" table:style-name="ce9">
            <text:p>ANNE SULLIVAN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NRIQUE SOUZA FILHO - HENFIL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BENEDITO DE JESUS BATISTA LAURINDO - PE BATISTA</text:p>
          </table:table-cell>
          <table:table-cell office:value-type="float" office:value="-2" table:style-name="ce5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ULIO DE GRAMMONT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M</text:p>
          </table:table-cell>
          <table:table-cell office:value-type="string" table:style-name="ce9">
            <text:p>RUBENS PAIV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ARLOS CORREA MASCARO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HEREZA MACIEL DE PAULA PROFA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ARDIM DAS LARANJEIRA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IA APARECIDA VILASBOAS, PROF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AZENDA DA JUT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IUSEPPE TAVOLARO, PROF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CANDIDA DORA PINO PRETINI, PROFA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TATIANA BELINKY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ALTO ALEGRE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IRGINIA LORISA ZEITOURIAN CAMARGO, PROF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ARQUE BOA ESPERANCA II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MARTIN LUTHER KING JR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BARTOLOMEU CAMPOS DE QUEIRO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CARLOS NICOLETO - ZITO, PROFESSOR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CLAMADO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WLADIMIR DE TOLEDO PIZA,PREF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DIRCE GENESIO DOS SANTOS, PROF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MARIA LISBOA DA SILVA, PROFA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RLINDO CAETANO FILH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ELICIO PAGLIUSO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AQUIM OSORIO DUQUE ESTRAD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OELHO NET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LINIO DE QUEIROZ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MARIA WHITAKER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ODRIGO MELLO FRANCO DE ANDRADE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IVADAVIA MARQUES JUNIOR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CHILLES DE OLIVEIRA RIBEIRO, DES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JOSE LINS DO REG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NRIQUE MELEGA, PROF.</text:p>
          </table:table-cell>
          <table:table-cell office:value-type="float" office:value="2" table:style-name="ce5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TAUNAY, VISC. DE</text:p>
          </table:table-cell>
          <table:table-cell office:value-type="float" office:value="-2" table:style-name="ce5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EMILIO RIBA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LORES DA CUNHA, DEP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RMANDO DE SALLES OLIVEIR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BRASILIO MACHADO NETO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HERALDO BARBUY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INICIUS DE MORAE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RODRIGUES DE CARVALHO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OLIVAL COST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LAUDIO MANOEL DA COST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LCEU AMOROSO LIM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CIDADE DE OSAKA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GREGORIO WESTRUPP, PE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IVETE VARGAS, DEP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VILANOVA ARTIGAS, ARQ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PAULO DUARTE</text:p>
          </table:table-cell>
          <table:table-cell office:value-type="float" office:value="-1" table:style-name="ce5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CEU EMEF</text:p>
          </table:table-cell>
          <table:table-cell office:value-type="string" table:style-name="ce9">
            <text:p>DOMINGOS RUBINO, PROF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BENEDITO MONTENEGRO, PROF.</text:p>
          </table:table-cell>
          <table:table-cell office:value-type="float" office:value="1" table:style-name="ce5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AMELIA, IMP. DA.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M</text:p>
          </table:table-cell>
          <table:table-cell office:value-type="string" table:style-name="ce9">
            <text:p>EMEF</text:p>
          </table:table-cell>
          <table:table-cell office:value-type="string" table:style-name="ce9">
            <text:p>FORTE DOS REIS MAGOS</text:p>
          </table:table-cell>
          <table:table-cell office:value-type="float" office:value="0" table:style-name="ce5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10">
            <text:p/>
          </table:table-cell>
          <table:table-cell office:value-type="string" table:style-name="ce51">
            <text:p>296</text:p>
          </table:table-cell>
          <table:table-cell table:number-columns-repeated="16380"/>
        </table:table-row>
        <table:table-row table:number-rows-repeated="1048014" table:style-name="ro2">
          <table:table-cell table:number-columns-repeated="16384"/>
        </table:table-row>
      </table:table>
      <table:table table:name="geografia" table:style-name="ta1"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11">
            <text:p>SIGLA</text:p>
          </table:table-cell>
          <table:table-cell office:value-type="string" table:style-name="ce11">
            <text:p>TIPO</text:p>
          </table:table-cell>
          <table:table-cell office:value-type="string" table:style-name="ce11">
            <text:p>DESLOC</text:p>
          </table:table-cell>
          <table:table-cell office:value-type="string" table:style-name="ce11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IPIO CORREA NET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DA TEREZINHA CHICA MEDEIROS,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ALICE BORGES GHION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ILEUSA CAETANO DA SILVA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DAISY AMADIO FUJIWARA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BUTAN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ILA MUNCK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RDIM PAULO VI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CESAR ARRUDA CASTANHO, DEP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DE ALCANTARA MACHADO FILH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MORIM LIMA, DES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HEODOMIRO DIAS, DES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DEODORO DA FONSECA, MAL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RTHUR WHITAKER, DES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ARSILA DO AMARAL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IPIO ANDRADA SERPA, TTE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CIDES GONCALVES ETCHEGOYEN, GEN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XXIII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OLANO TRINDADE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UIZ EDUARDO MATARAZZO, CDE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ULIO MESQUIT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IBRAHIM NOBRE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BRASIL-JAPAO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VARO SILVA BRAGA, GEN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OBERTO MANGE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UCLYDES DE OLIVEIRA FIGUEIREDO, GEN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ANTONIETA D'ALKIMIN BASTO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LAVO PEZZOTTI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DIAS DA SILVEIRA, DR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DUCANDARIO DOM DUARTE, ANEXA A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EOFILO BENEDITO OTTONI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IANNA MOOG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B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EDRO NAV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ERA LUCIA FUSCO BORBA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ALVES DA SILVA, SG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ERESA MARGARIDA DA SILVA E ORTA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RITA LOPES PONTES - IRMA DULCE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URO FACCIO GONCALVES - ZACARI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ORENCO MANOEL SPARAPAN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YRO ALBUQUERQUE, DEP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OLYMPIO PEREIRA FILH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NA SILVEIRA PEDREIR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AULO FREIRE, PROF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EREMUNDO TOTH, DOM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EREZINHA MOTA DE FIGUEIRED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SARA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RITA DE CASSIA PINHEIRO SIMOES BRAGA,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RANCISCO REBOL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BLOTA JUNIOR, DEP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CASA BLANC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HERMES FERREIRA DE SOUZ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FEITICO DA VIL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IANFRANCESCO GUARNIERI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MARIO FITTIPALDI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CANTOS DO AMANHECER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VILA DO SOL</text:p>
          </table:table-cell>
          <table:table-cell office:value-type="float" office:value="4" table:style-name="ce5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RDIM MITSUTANI I - PAULO PATARRA, JORNALISTA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HACARA SONHO AZUL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JOSE SARAMAG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PARAISOPOLIS</text:p>
          </table:table-cell>
          <table:table-cell office:value-type="float" office:value="4" table:style-name="ce5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FRANCISCO CAVALCANTE, PROF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 BOI MIRIM I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 BOI MIRIM II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LI FERRAZ TORRES BONFIM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OCRATES BRASILEIRO SAMPAIO DE SOUSA VIEIRA DE OLIVEIR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MPO LIMPO III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ILLOR FERNANDES, JORNALIST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MPO LIMPO II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ERIMETRAL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DIVALDO DOS SANTOS DANTAS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RBERT DE SOUZA - BETINH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DONATO SUSUMU KIMUR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BERENICE DOS SANTOS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HEODOMIRO MONTEIRO DO AMARAL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O MOURA E ALBUQUERQUE, BEL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ROLINA RENNO RIBEIRO DE OLIVEIRA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LIVEIRA VIAN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O MARQUES DE OLIVEIRA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LEMENTE PASTORE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ESTANISLAU DO AMARAL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O RANGEL, CEL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RGE AMERICANO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UCLIDES DA CUNH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IRACEMA MARQUES DA SILVEIRA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EVY DE AZEVEDO SODRE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TONIEL MO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ROCOPIO FERREIR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IRTON ARANTES RIBEIRO, PROF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UIZ TENORIO DE BRITO, CEL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DHEMAR DE BARROS, PREF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ALIMERCIO DE REZENDE, CEL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URICIO SIMA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EONARDO VILLAS BOA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YNESIO ROCHA, MIN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ZULMIRA CAVALHEIRO FAUSTIN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AULO COLOMBO PEREIRA DE QUEIROZ, DES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DE GAULLE, GEN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AGUNDES VARELL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DEZOITO DO FORTE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RACINHAS DA FEB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PEDRO DE CARVALHO NETO, DR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ODESTO SCAGLIUSI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22 DE MARC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L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ICARDO VITIELL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ULYSSES DA SYLVEIRA GUIMARAE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LORESTAN FERNANDES, PROF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DAMIAO, FREI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EDRO GERALDO SCHUNCK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PEGORARO, PE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NA MELANDER COUTINHO, PROF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YRTON OLIVEIRA SAMPAIO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CIDADE DUTR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TRES LAGO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ARGEM GRANDE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DA SILV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MANOEL VIEIRA DE QUEIROZ FILHO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OURIVAL BRANDAO DOS SANTOS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VILA RUBI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ONSTELACAO DO INDI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RLOS FRANCISCO GASPAR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DINA ANALIA AGOSTINHA TADDEO CONDE, PROF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ENY MARIA MUNIZ ALMEIDA KLEIN PUSSINELLI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ARGEM GRANDE II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LINIO MARCOS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JARDIM ELIAN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LACIDO DE CASTR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ITOR DE ANDRADE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MEIDA JUNIOR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FRANIO DE MELLO FRANCO, DR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DE DEUS CARDOSO DE MELL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LEGARIO MARIAN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ILTON FERREIRA DE ALBUQUERQUE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LIZA RACHEL MACEDO DE SOUZA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NOEL DE ABREU, DR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QUIM BENTO ALVES DE LIMA NET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EODOMIRO TOLEDO PIZA, DES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AULO SETUBAL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AMADEI, ENG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IGUEL VIEIRA FERREIRA, DR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S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LINIO SALGAD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OBERTO PATRICI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RDIM GUARANI - JOSE ALFREDO APOLINARIO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RDIM DAMASCENO I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HERMINIO RODRIGUES, CEL. PM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JARDIM PAULISTAN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IRA ALAYDE ALVARENGA MEDEA, PROF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NEIR AUGUSTO LOPES, PROF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ZILKA SALABERRY DE CARVALH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ILBERTO DUPAS, PROF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BS</text:p>
          </table:table-cell>
          <table:table-cell office:value-type="string" table:style-name="ce12">
            <text:p>MARIO PEREIRA BICUD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APARECIDA RODRIGUES CINTRA,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ILIAN MASO, PROF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RIMO PASCOLI MELARE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AULO NOGUEIRA FILH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NILO PECANHA, PRES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LINIO AYROS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NINHA GRASSI FAGUNDES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RICO VERISSIM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ILTOM CAMPOS, SEN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DRE RODRIGUES DE ALCKMIN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AUL FERNANDES, EMB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HEO DUTR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PRUDENTE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EBASTIAO NOGUEIRA DE LIMA, DES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STRO ALVE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AMOS COMENIU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SVALDO QUIRINO SIMOE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REDERICO GUSTAVO DOS SANTOS, TTE. AVIADOR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EDRO AMERIC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LIAS DE SIQUEIRA CAVALCANTI, DR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UMBERTO DANTA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ROLDO DE AZEVEDO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GELINA MAFFEI VITA, D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ARCIA DAVILA, CTE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TEOTONIO VILELA, SEN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ECILIA MORAES DE VASCONCELOS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CILIO DIA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FO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ERALDO SESSO JUNIOR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IDEMIA DE GODOY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EXANDRE VANNUCHI LEME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UIS CARLOS PRESTES, SEN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QUIRINO CARNEIRO RENN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LIAS SHAMMASS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LINDA MENEZES SERRA VIDAL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NA LAMBERGA ZEGLIO, VER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DAVILA, PROF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IO SERGIO POMPEU DE TOLEDO, DEP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LAUDIA BARTOLOMAZI, PROFA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ILSON DELANE, PROF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UIZ ROBERTO MEGA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INACIO MONTEIR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JAMBEIR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AGUA AZUL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LAJEAD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DIAS GOME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ONJ HABITACIONAL BARRO BRANCO II - C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EL FERNANDES DE SOUZ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ELIA REGINA ANDERY BRAGA, PROF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LINA COUTINHO LOURENCO ALVES, PROFESSOR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APARECIDA MAGNANELLI FERNANDES, PROF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APARECIDA DO NASCIMENTO, PROFA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DE LIMA PAIVA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INTE E CINCO DE JANEIR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NA ANGELICA DE JESUS, MADRE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ATURNINO PEREIRA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M</text:p>
          </table:table-cell>
          <table:table-cell office:value-type="string" table:style-name="ce12">
            <text:p>OSWALDO ARANHA BANDEIRA DE MELL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URICIO GOULART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LADIMIR HERZOG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RIBEIRO DE BARROS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EXANDRE DE GUSMA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USCELINO KUBITSCHEK DE OLIVEIRA, PRES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PEREIRA IGNACI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URELIANO LEITE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G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AUGUSTO CESAR SALGADO, DR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UIZ GONZAGA DO NASCIMENTO JR. - GONZAGUINH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RANCISCO DA SILVEIRA BUEN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ERICLES EUGENIO DA SILVA RAMO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MENINO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MARA CRISTINA TARTAGLIA SENA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RCILIA DE CAMPOS COSTA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BRAO HUCK, DR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OBERTO PLINIO COLACIOPP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BS</text:p>
          </table:table-cell>
          <table:table-cell office:value-type="string" table:style-name="ce12">
            <text:p>HELEN KELLER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ARIA LIMA, BRIG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XIAS, DUQUE DE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ELSO LEITE RIBEIRO FILH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MARIA LISBO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URICO GASPAR DUTRA, MAL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YLVIA MARTIN PIRES,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LAVO FONTOUR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QUIM NABUC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SSIANO RICARD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DO PATROCINI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EAO MACHAD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CAMPOS SALLES, PRES.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DE ALCANTARA MACHAD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RANCISCO MEIRELLES, DES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CARLOS DA SILVA BORGES, PROF.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NOEL DE PAIVA, PE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EAN MERMOZ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IRINEU MARINHO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UTH LOPES ANDRADE, PROFA.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QUEIROZ FILHO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SORIO, GEN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LEOMENES CAMPOS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UREA RIBEIRO XAVIER LOPES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LENE RONDELLI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RUDENTE DE MORAIS, PRES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SCARENHAS DE MORAES, MAL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VARES DE AZEVED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TINO ARANTES</text:p>
          </table:table-cell>
          <table:table-cell office:value-type="float" office:value="4" table:style-name="ce5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EBASTIAO FRANCISCO, O NEGR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RANCISCO ALVES MENDES FILHO - CHICO MENDE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ULIO CESAR DE MELO E SOUSA-MALBA TAHAN, PROF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LOTILDE ROSA HENRIQUES ELIAS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QUERINO RIBEIR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CONCEICAO APARECIDA DE JESUS, PROF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PAULO GOMES CARDIM, PROF. DR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MARIA APARECIDA DE SOUZA CAMPOS, PROFA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ILMAR TACCOLA , PROF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GUAS DE MARC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O COVAS, GOV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ORREIA DE MELLO, BRIG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RLOS CHAGA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DUARDO PRAD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DANYLO JOSE FERNANDE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YRES MARTINS TORRE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AROLDO VELOSO, BRIG.</text:p>
          </table:table-cell>
          <table:table-cell office:value-type="float" office:value="4" table:style-name="ce52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RTUR NEIV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BENEDITO CALIXT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URELIO ARROBAS MARTINS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DUARTE DE ALMEIDA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8 DE MAI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KENNEDY, PRES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BARTOLOMEU LOURENCO DE GUSMA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NAOKI SUMITA, DR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ICENTINA RIBEIRO DA LUZ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OQUETTE PINT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ERGIO MILLIET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UIMARAES ROS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IQ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LLET, MAL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LIO FRANCO CHAVES, CEL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BS</text:p>
          </table:table-cell>
          <table:table-cell office:value-type="string" table:style-name="ce12">
            <text:p>LUCIE BRAY, ME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M</text:p>
          </table:table-cell>
          <table:table-cell office:value-type="string" table:style-name="ce12">
            <text:p>ANTONIO SAMPAIO, VER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ELIA REGINA LEKEVICIUS CONSOLIN,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JACAN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RDIM FONTALIS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AULO CARNEIRO THOMAZ ALVES, GAL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NILCE CRUZ FIGUEIREDO,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AUL DE LEONI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M</text:p>
          </table:table-cell>
          <table:table-cell office:value-type="string" table:style-name="ce12">
            <text:p>DERVILLE ALLEGRETTI, PROF.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DOLPHO OTTO DE LAET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COS MELEG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ASTAO MOUTINHO, CTE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NOE AZEVEDO, PROF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RAMOS - PERNAMBUCO - ABOLICIONIS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SMERALDA SALLES PEREIRA RAMOS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TIN FRANCISCO RIBEIRO DE ANDRAD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ONDON, MAL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XIMO DE MOURA SANTOS, PROF.</text:p>
          </table:table-cell>
          <table:table-cell office:value-type="float" office:value="-2" table:style-name="ce52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LIVA IRENE BAYERLEIN SILV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UY BARBOS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LENA LOMBARDI BRAGA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RY GOMES, CEL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OMAO GOMES, CEL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DOMINGUES SAMPAI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EDRO I, D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AMANDARE, ALM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NEAS CARVALHO DE AGUIAR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BERTO SANTOS DUMONT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ULIO MARCONDES SALGADO, GEN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SANT ANA GALVAO, FREI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CTAVIO PEREIRA LOPES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DSON RODRIGUE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OURENCO FILH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HELENA FARIA LIMA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RANKLYN AUGUSTO DE MOURA CAMPOS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ODRIGUES ALVES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HIRLEY GUIO,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JT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IPOLITO JOSE DA COS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ERMIRIO DE MORAIS, SEN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HICO FALCONI, PE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NILDO DO AMARAL JUNIOR, PE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LAVIO AUGUSTO ROSA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UZEBIO ROCHA FILH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ICENTE AMATO SOBRINHO, COM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M</text:p>
          </table:table-cell>
          <table:table-cell office:value-type="string" table:style-name="ce12">
            <text:p>DARCY RIBEIR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INO DE MATTOS, SEN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WANDA OVIDIO GONCALVES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MARIA CLARA MACHAD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LLIO TAVARES, DR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PARQUE SAO CARLO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VILA CURUC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TRES PONTE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DAMA ENTRE RIOS VERDE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NEUZA AVELINO DA SILVA MEL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IZABEL APARECIDA CRISTOVAO DA LUZ, PROF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URURES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SA MORETTI CAMARA,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FA NICACIO ARAUJO, PROFA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URANDI GOMES DE ARAUJO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RDIM BARTIR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MARIO PIRES AZANHA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ILTON PEREIRA COSTA</text:p>
            <text:p/>
            <text:p>MILTON PEREIRA COST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EDRO FUKUYEI YAMAGUCHI FERREIR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EDRO ALEIXO, DR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PITACIO PESSOA, PRES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AUL PILL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EDRO TEIXEIR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CARLOS DE ANDRADA E SILV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UIS SAIA, ARQ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AULO ROLIM LOUREIRO, D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EDRO DE FRONTIN, ALM.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ERNANDO DE AZEVEDO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DE ANCHIETA, PE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AUGUSTO BREVES, DR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NRIQUE FELIPE DA COSTA - HENRICA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A E ARTUR BEGBIE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NEWTON REIS, GEN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IMILDA DO SANTISSIMO SACRAMENTO, ME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AIMUNDO CORREI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AMERICO DE ALMEID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BENTO DE ASSIS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RMANDO CRIDEY RIGHETTI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PISTRANO DE ABREU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RLOS PASQUALE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ZEQUIEL RAMOS JUNIOR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UD MENNUCCI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PEDRO LEITE CORDEIRO, DR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IRGILIO DE MELLO FRANC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P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HONORIO RODRIGUE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BS</text:p>
          </table:table-cell>
          <table:table-cell office:value-type="string" table:style-name="ce12">
            <text:p>NEUSA BASSETTO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SSAD ABDAL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ALIA FRANCO BASTO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CARLOS DE FIGUEIREDO FERRAZ, PRE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FRANZOLIN NET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ROSANGELA RODRIGUES VIEIRA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ANTONIO CARLOS DA ROCHA, PROF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ERAFIN MARTINEZ GUTIERREZ, PE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NUARIO MANTELLI NETO, DEP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EX MARTINS COSTA, PROF, MAESTR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CTAVIO MANGABEIR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MADEU AMARAL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THELO FRANCO, GEN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CKSON DE FIGUEIRED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PINHEIRO, PRES.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19 DE NOVEMBR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IRMINO TIBURCIO DA COS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BRAO DE MORAES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UMBERTO DE CAMPO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BONIFACI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IRU, VISC. DE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RTHUR ALVIM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VIEIRA, PE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ENNY GOMES, D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WANNY SALGADO ROCHA, PROF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NRIQUE PEGADO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UAREZ TAVORA, MAL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RANCISCO DE MONT' ALVERNE, FREI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UIS WASHINGTON VI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UILHERME DE ALMEID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ECILIA MEIRELE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DGARD CAVALHEIR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RTHUR AZEVED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NRIQUE, INFANTE D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ABIO DA SILVA PRADO, DR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ILVIO FLEMING, MJ.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MILIANO DI CAVALCANTI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EONOR MENDES DE BARROS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E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UA, BR. DE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BS</text:p>
          </table:table-cell>
          <table:table-cell office:value-type="string" table:style-name="ce12">
            <text:p>VERA LUCIA APARECIDA RIBEIRO,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AUL POMPEI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ICTOR CIVI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DO RIBEIRO LUZ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RNESTO DE MORAES LEME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RNANI SILVA BRUN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ERNANDO GRACIOS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M</text:p>
          </table:table-cell>
          <table:table-cell office:value-type="string" table:style-name="ce12">
            <text:p>GUIOMAR CABRAL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IRO DE ALMEIDA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KAUFFMANN , DR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EMO RINALDI NADDE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ECANTO DOS HUMILDE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RDIM MONTE BEL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NZO ANTONIO SILVESTRIN, PROF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O LAGO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UE DE CASTRO, PROF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DGARD CARONE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PERA MARMELO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PERU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VILA ATLANTIC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HILO GONCALVES DOS SANTOS, PROF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ITY JARAGUA IV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RDIM DA CONQUIS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LI DIAS, PROF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PARQUE ANHANGUER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JAGUARE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BADR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LIANE BENUTE LESSA AYRES GONCALVES, PROFESSORA- NANY BENUTE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OISES ELIAS DE SOUZA, TTE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ICE MEIRELLES REIS, PROF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OGE FERREIRA, DEP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STACAO JARAGU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HACARA TURISTIC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RODRIGUES DE CAMPOS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SPIRIDIAO ROSAS, MAL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DILERMANDO DIAS DOS SANTO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IBAL FREIRE, MIN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MARIA PINTO DUARTE, TTE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O KOSEL FILH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ONTEIRO LOBAT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ABRIEL PRESTES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IBERATO BITTENCOURT, GEN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EOPOLDINA, IMP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ENATO ANTONIO CHECCHIA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ICENTE DE PAULO DALE COUTINHO, GEN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EONEL FRANCA, PE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UIZ DAVID SOBRINHO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ULIO DE OLIVEIR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NDIDO PORTINARI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AULO PRAD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NRIQUE RAYMUNDO DYOTT FONTENELLE, BRIG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NRIQUE GEISEL, GEN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IRO RAMO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UI BLOEM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MADEU MENDES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UCLIDES CUSTODIO DA SILVEIRA, DES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FERRAZ DE CAMPOS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ABRIEL SYLVESTRE TEIXEIRA DE CARVALHO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ILVIO PORTUGAL, DES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J</text:p>
          </table:table-cell>
          <table:table-cell office:value-type="string" table:style-name="ce12">
            <text:p>EMEFM</text:p>
          </table:table-cell>
          <table:table-cell office:value-type="string" table:style-name="ce12">
            <text:p>ANTONIO ALVES VERISSIM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SYLVIO HECK, ALM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DE SOUZA FERRAZ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O SCHONBERG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RLOS AUGUSTO DE QUEIROZ ROCH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LZA MAIA COSTA FREIRE, PROFA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RESTES MAI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ILIANE VERZINI SILVA, PROF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DO DA TOFORI, PE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PAULO GONCALO DOS SANTOS, PROF.</text:p>
            <text:p><text:s/></text:p>
            <text:p><text:s/>PAULO GONCALO DOS SANTOS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CAMINHO DO MAR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A MARIA ALVES BENETTI, PROF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LUCIA DOS SANTOS,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MELIA RODRIGUES DE OLIVEIRA, PROF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HIQUINHA RODRIGUES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QUIM CANDIDO DE AZEVEDO MARQUES, DES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M</text:p>
          </table:table-cell>
          <table:table-cell office:value-type="string" table:style-name="ce12">
            <text:p>LINNEU PRESTES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RLOS DE ANDRADE RIZZINI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LAERTE RAMOS DE CARVALHO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GUALBERTO DO AMARAL CARVALHO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CARLOS DE ABREU SODRE, DR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ENOR NASCENTES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NOEL CARLOS DE FIGUEIREDO FERRAZ, DES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O SUSSUMU HIRATA, DEP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ISABEL VIEIRA FERREIRA,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IRADENTES, AL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EREIRA CARNEIRO, CDE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LOGERAS, MIN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BERNARDO O HIGGIN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RY PARREIRAS, ALM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NA VIEIRA DE CARVALHO MESQUI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ABIB CARLOS KYRILLOS, DR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NTONIO DE SAMPAIO DORIA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RMANDO ARRUDA PEREIR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CILDA BECKER</text:p>
          </table:table-cell>
          <table:table-cell office:value-type="float" office:value="-1" table:style-name="ce5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NELSON PIMENTEL QUEIROZ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A</text:p>
          </table:table-cell>
          <table:table-cell office:value-type="string" table:style-name="ce12">
            <text:p>EMEBS</text:p>
          </table:table-cell>
          <table:table-cell office:value-type="string" table:style-name="ce12">
            <text:p>ANNE SULLIVAN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NRIQUE SOUZA FILHO - HENFIL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BENEDITO DE JESUS BATISTA LAURINDO - PE BATISTA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ULIO DE GRAMMONT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M</text:p>
          </table:table-cell>
          <table:table-cell office:value-type="string" table:style-name="ce12">
            <text:p>RUBENS PAIV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ARLOS CORREA MASCAR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HEREZA MACIEL DE PAULA PROFA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ARDIM DAS LARANJEIRA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IA APARECIDA VILASBOAS, PROF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AZENDA DA JU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IUSEPPE TAVOLARO, PROF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CANDIDA DORA PINO PRETINI, PROF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TATIANA BELINKY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ALTO ALEGRE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IRGINIA LORISA ZEITOURIAN CAMARGO, PROF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ARQUE BOA ESPERANCA II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MARTIN LUTHER KING JR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BARTOLOMEU CAMPOS DE QUEIRO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CARLOS NICOLETO - ZITO, PROFESSOR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CLAMADO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WLADIMIR DE TOLEDO PIZA,PRE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DIRCE GENESIO DOS SANTOS, PROF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MARIA LISBOA DA SILVA, PROF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RLINDO CAETANO FILHO, PROF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ELICIO PAGLIUSO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AQUIM OSORIO DUQUE ESTRADA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OELHO NET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LINIO DE QUEIROZ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MARIA WHITAKER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ODRIGO MELLO FRANCO DE ANDRADE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IVADAVIA MARQUES JUNIOR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CHILLES DE OLIVEIRA RIBEIRO, DES.</text:p>
          </table:table-cell>
          <table:table-cell office:value-type="float" office:value="3" table:style-name="ce5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JOSE LINS DO REG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NRIQUE MELEGA, PROF.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TAUNAY, VISC. DE</text:p>
          </table:table-cell>
          <table:table-cell office:value-type="float" office:value="-2" table:style-name="ce52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EMILIO RIBAS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LORES DA CUNHA, DEP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RMANDO DE SALLES OLIVEIR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BRASILIO MACHADO NET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HERALDO BARBUY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INICIUS DE MORAES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RODRIGUES DE CARVALHO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OLIVAL COS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LAUDIO MANOEL DA COST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LCEU AMOROSO LIMA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CIDADE DE OSAKA</text:p>
          </table:table-cell>
          <table:table-cell office:value-type="float" office:value="2" table:style-name="ce5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GREGORIO WESTRUPP, PE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IVETE VARGAS, DEP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VILANOVA ARTIGAS, ARQ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PAULO DUARTE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CEU EMEF</text:p>
          </table:table-cell>
          <table:table-cell office:value-type="string" table:style-name="ce12">
            <text:p>DOMINGOS RUBIN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BENEDITO MONTENEGRO, PROF.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AMELIA, IMP. DA.</text:p>
          </table:table-cell>
          <table:table-cell office:value-type="float" office:value="0" table:style-name="ce5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SM</text:p>
          </table:table-cell>
          <table:table-cell office:value-type="string" table:style-name="ce12">
            <text:p>EMEF</text:p>
          </table:table-cell>
          <table:table-cell office:value-type="string" table:style-name="ce12">
            <text:p>FORTE DOS REIS MAGOS</text:p>
          </table:table-cell>
          <table:table-cell office:value-type="float" office:value="1" table:style-name="ce5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13">
            <text:p/>
          </table:table-cell>
          <table:table-cell office:value-type="string" table:style-name="ce52">
            <text:p>606</text:p>
          </table:table-cell>
          <table:table-cell table:number-columns-repeated="16380"/>
        </table:table-row>
        <table:table-row table:number-rows-repeated="1048014" table:style-name="ro2">
          <table:table-cell table:number-columns-repeated="16384"/>
        </table:table-row>
      </table:table>
      <table:table table:name="historia" table:style-name="ta1"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14">
            <text:p>SIGLA</text:p>
          </table:table-cell>
          <table:table-cell office:value-type="string" table:style-name="ce14">
            <text:p>TIPO</text:p>
          </table:table-cell>
          <table:table-cell office:value-type="string" table:style-name="ce14">
            <text:p>DESLOC</text:p>
          </table:table-cell>
          <table:table-cell office:value-type="string" table:style-name="ce14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IPIO CORREA NETO, PROF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DA TEREZINHA CHICA MEDEIROS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ALICE BORGES GHION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ILEUSA CAETANO DA SILVA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DAISY AMADIO FUJIWARA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BUTANTA</text:p>
          </table:table-cell>
          <table:table-cell office:value-type="float" office:value="-3" table:style-name="ce53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ILA MUNCK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RDIM PAULO VI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CESAR ARRUDA CASTANHO, DEP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DE ALCANTARA MACHADO FILHO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MORIM LIMA, DES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HEODOMIRO DIAS, DES.</text:p>
          </table:table-cell>
          <table:table-cell office:value-type="float" office:value="3" table:style-name="ce5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DEODORO DA FONSECA, MAL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RTHUR WHITAKER, DES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ARSILA DO AMARAL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IPIO ANDRADA SERPA, TTE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CIDES GONCALVES ETCHEGOYEN, GEN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XXII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OLANO TRINDADE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UIZ EDUARDO MATARAZZO, CDE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ULIO MESQUITA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IBRAHIM NOBRE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BRASIL-JAPAO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VARO SILVA BRAGA, GEN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OBERTO MANGE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UCLYDES DE OLIVEIRA FIGUEIREDO, GEN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ANTONIETA D'ALKIMIN BASTO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LAVO PEZZOTTI, PROF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DIAS DA SILVEIRA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DUCANDARIO DOM DUARTE, ANEXA A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EOFILO BENEDITO OTTONI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IANNA MOOG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B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EDRO NAV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ERA LUCIA FUSCO BORBA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ALVES DA SILVA, SG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ERESA MARGARIDA DA SILVA E ORT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RITA LOPES PONTES - IRMA DULCE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URO FACCIO GONCALVES - ZACARI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ORENCO MANOEL SPARAPAN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YRO ALBUQUERQUE, DEP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OLYMPIO PEREIRA FILH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NA SILVEIRA PEDREIR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AULO FREIRE, PROF.</text:p>
          </table:table-cell>
          <table:table-cell office:value-type="float" office:value="3" table:style-name="ce5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EREMUNDO TOTH, DOM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EREZINHA MOTA DE FIGUEIRED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SARA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RITA DE CASSIA PINHEIRO SIMOES BRAGA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RANCISCO REBOLO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BLOTA JUNIOR, DEP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CASA BLANC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HERMES FERREIRA DE SOUZ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FEITICO DA VIL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IANFRANCESCO GUARNIERI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MARIO FITTIPALD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CANTOS DO AMANHECER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VILA DO SOL</text:p>
          </table:table-cell>
          <table:table-cell office:value-type="float" office:value="4" table:style-name="ce5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RDIM MITSUTANI I - PAULO PATARRA, JORNALIST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HACARA SONHO AZUL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JOSE SARAMAGO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PARAISOPOLIS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FRANCISCO CAVALCANTE, PROF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 BOI MIRIM 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 BOI MIRIM I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LI FERRAZ TORRES BONFIM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OCRATES BRASILEIRO SAMPAIO DE SOUSA VIEIRA DE OLIVEIR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MPO LIMPO II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ILLOR FERNANDES, JORNALISTA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MPO LIMPO II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ERIMETRAL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DIVALDO DOS SANTOS DANTAS, PROF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RBERT DE SOUZA - BETINH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DONATO SUSUMU KIMUR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BERENICE DOS SANTOS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HEODOMIRO MONTEIRO DO AMARAL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O MOURA E ALBUQUERQUE, BEL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ROLINA RENNO RIBEIRO DE OLIVEIRA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LIVEIRA VIANA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O MARQUES DE OLIVEIRA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LEMENTE PASTORE, PROF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ESTANISLAU DO AMARAL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O RANGEL, CEL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RGE AMERICAN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UCLIDES DA CUNHA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IRACEMA MARQUES DA SILVEIRA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EVY DE AZEVEDO SODRE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TONIEL MOT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ROCOPIO FERREIR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IRTON ARANTES RIBEIR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UIZ TENORIO DE BRITO, CEL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DHEMAR DE BARROS, PRE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ALIMERCIO DE REZENDE, CEL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URICIO SIMA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EONARDO VILLAS BOA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YNESIO ROCHA, MIN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ZULMIRA CAVALHEIRO FAUSTINO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AULO COLOMBO PEREIRA DE QUEIROZ, DES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DE GAULLE, GEN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AGUNDES VARELL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DEZOITO DO FORTE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RACINHAS DA FEB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PEDRO DE CARVALHO NETO, DR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ODESTO SCAGLIUS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22 DE MARC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L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ICARDO VITIELLO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ULYSSES DA SYLVEIRA GUIMARA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LORESTAN FERNANDES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DAMIAO, FRE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EDRO GERALDO SCHUNCK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PEGORARO, PE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NA MELANDER COUTINHO, PROF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YRTON OLIVEIRA SAMPAIO, PROF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CIDADE DUTR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TRES LAGO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ARGEM GRANDE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DA SILVA</text:p>
          </table:table-cell>
          <table:table-cell office:value-type="float" office:value="3" table:style-name="ce5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MANOEL VIEIRA DE QUEIROZ FILHO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OURIVAL BRANDAO DOS SANTO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VILA RUB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ONSTELACAO DO INDI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RLOS FRANCISCO GASPAR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DINA ANALIA AGOSTINHA TADDEO CONDE, PROF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ENY MARIA MUNIZ ALMEIDA KLEIN PUSSINELLI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ARGEM GRANDE II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LINIO MARCO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JARDIM ELIAN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LACIDO DE CASTR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ITOR DE ANDRADE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MEIDA JUNIOR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FRANIO DE MELLO FRANCO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DE DEUS CARDOSO DE MELLO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LEGARIO MARIAN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ILTON FERREIRA DE ALBUQUERQUE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LIZA RACHEL MACEDO DE SOUZA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NOEL DE ABREU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QUIM BENTO ALVES DE LIMA NET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EODOMIRO TOLEDO PIZA, DES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AULO SETUBAL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AMADEI, ENG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IGUEL VIEIRA FERREIRA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S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LINIO SALGAD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OBERTO PATRICI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RDIM GUARANI - JOSE ALFREDO APOLINARI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RDIM DAMASCENO I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HERMINIO RODRIGUES, CEL. PM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JARDIM PAULISTAN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IRA ALAYDE ALVARENGA MEDEA, PROFA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NEIR AUGUSTO LOPES, PROF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ZILKA SALABERRY DE CARVALHO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ILBERTO DUPAS, PROF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BS</text:p>
          </table:table-cell>
          <table:table-cell office:value-type="string" table:style-name="ce15">
            <text:p>MARIO PEREIRA BICUDO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APARECIDA RODRIGUES CINTRA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ILIAN MASO, PROF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RIMO PASCOLI MELARE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AULO NOGUEIRA FILH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NILO PECANHA, PRES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LINIO AYROSA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NINHA GRASSI FAGUNDES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RICO VERISSIM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ILTOM CAMPOS, SEN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DRE RODRIGUES DE ALCKMIN, PROF.</text:p>
          </table:table-cell>
          <table:table-cell office:value-type="float" office:value="-2" table:style-name="ce5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AUL FERNANDES, EMB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HEO DUTR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PRUDENTE, PROF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EBASTIAO NOGUEIRA DE LIMA, DES.</text:p>
          </table:table-cell>
          <table:table-cell office:value-type="float" office:value="-2" table:style-name="ce5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STRO ALV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AMOS COMENIU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SVALDO QUIRINO SIMOE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REDERICO GUSTAVO DOS SANTOS, TTE. AVIADOR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EDRO AMERIC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LIAS DE SIQUEIRA CAVALCANTI, DR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UMBERTO DANTA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ROLDO DE AZEVED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GELINA MAFFEI VITA, DA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ARCIA DAVILA, CTE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TEOTONIO VILELA, SEN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ECILIA MORAES DE VASCONCELOS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CILIO DIA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O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ERALDO SESSO JUNIOR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IDEMIA DE GODOY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EXANDRE VANNUCHI LEME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UIS CARLOS PRESTES, SEN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QUIRINO CARNEIRO RENN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LIAS SHAMMAS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LINDA MENEZES SERRA VIDAL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NA LAMBERGA ZEGLIO, VER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DAVILA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IO SERGIO POMPEU DE TOLEDO, DEP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LAUDIA BARTOLOMAZI, PROFA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ILSON DELANE, PROF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UIZ ROBERTO MEGA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INACIO MONTEIRO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JAMBEIR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AGUA AZUL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LAJEAD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DIAS GOM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ONJ HABITACIONAL BARRO BRANCO II - C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EL FERNANDES DE SOUZ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ELIA REGINA ANDERY BRAGA, PROF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LINA COUTINHO LOURENCO ALVES, PROFESSOR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APARECIDA MAGNANELLI FERNANDES, PROF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APARECIDA DO NASCIMENTO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DE LIMA PAIVA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INTE E CINCO DE JANEIR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NA ANGELICA DE JESUS, MADRE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ATURNINO PEREIR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M</text:p>
          </table:table-cell>
          <table:table-cell office:value-type="string" table:style-name="ce15">
            <text:p>OSWALDO ARANHA BANDEIRA DE MELLO</text:p>
          </table:table-cell>
          <table:table-cell office:value-type="float" office:value="-2" table:style-name="ce5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URICIO GOULART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LADIMIR HERZOG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RIBEIRO DE BARROS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EXANDRE DE GUSMA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USCELINO KUBITSCHEK DE OLIVEIRA, PRES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PEREIRA IGNACI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URELIANO LEITE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G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AUGUSTO CESAR SALGADO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UIZ GONZAGA DO NASCIMENTO JR. - GONZAGUINHA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RANCISCO DA SILVEIRA BUEN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ERICLES EUGENIO DA SILVA RAMO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MENINO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MARA CRISTINA TARTAGLIA SENA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RCILIA DE CAMPOS COST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BRAO HUCK, DR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OBERTO PLINIO COLACIOPPO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BS</text:p>
          </table:table-cell>
          <table:table-cell office:value-type="string" table:style-name="ce15">
            <text:p>HELEN KELLER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ARIA LIMA, BRIG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XIAS, DUQUE DE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ELSO LEITE RIBEIRO FILH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MARIA LISBO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URICO GASPAR DUTRA, MAL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YLVIA MARTIN PIRES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LAVO FONTOUR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QUIM NABUC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SSIANO RICARD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DO PATROCINI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EAO MACHAD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CAMPOS SALLES, PRES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DE ALCANTARA MACHAD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RANCISCO MEIRELLES, DES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CARLOS DA SILVA BORGES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NOEL DE PAIVA, PE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EAN MERMOZ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IRINEU MARINH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UTH LOPES ANDRADE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QUEIROZ FILHO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SORIO, GEN.</text:p>
          </table:table-cell>
          <table:table-cell office:value-type="float" office:value="-2" table:style-name="ce5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LEOMENES CAMPO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UREA RIBEIRO XAVIER LOPES, PROFA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LENE RONDELLI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RUDENTE DE MORAIS, PRES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SCARENHAS DE MORAES, MAL.</text:p>
          </table:table-cell>
          <table:table-cell office:value-type="float" office:value="-2" table:style-name="ce5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VARES DE AZEVED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TINO ARANT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EBASTIAO FRANCISCO, O NEGR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RANCISCO ALVES MENDES FILHO - CHICO MEND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ULIO CESAR DE MELO E SOUSA-MALBA TAHAN, PROF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LOTILDE ROSA HENRIQUES ELIAS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QUERINO RIBEIR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CONCEICAO APARECIDA DE JESUS, PROFA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PAULO GOMES CARDIM, PROF.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MARIA APARECIDA DE SOUZA CAMPOS, PROF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ILMAR TACCOLA , PROF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GUAS DE MARC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O COVAS, GOV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ORREIA DE MELLO, BRIG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RLOS CHAGA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DUARDO PRAD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DANYLO JOSE FERNANDES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YRES MARTINS TORR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AROLDO VELOSO, BRIG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RTUR NEIV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BENEDITO CALIXT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URELIO ARROBAS MARTINS, PROF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DUARTE DE ALMEIDA, PROF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8 DE MAI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KENNEDY, PRES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BARTOLOMEU LOURENCO DE GUSMAO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NAOKI SUMITA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ICENTINA RIBEIRO DA LUZ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OQUETTE PINTO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ERGIO MILLIET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UIMARAES ROS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IQ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LLET, MAL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LIO FRANCO CHAVES, CEL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BS</text:p>
          </table:table-cell>
          <table:table-cell office:value-type="string" table:style-name="ce15">
            <text:p>LUCIE BRAY, ME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M</text:p>
          </table:table-cell>
          <table:table-cell office:value-type="string" table:style-name="ce15">
            <text:p>ANTONIO SAMPAIO, VE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ELIA REGINA LEKEVICIUS CONSOLIN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JACAN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RDIM FONTALI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AULO CARNEIRO THOMAZ ALVES, GAL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NILCE CRUZ FIGUEIREDO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AUL DE LEON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M</text:p>
          </table:table-cell>
          <table:table-cell office:value-type="string" table:style-name="ce15">
            <text:p>DERVILLE ALLEGRETTI, PROF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DOLPHO OTTO DE LAET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COS MELEG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ASTAO MOUTINHO, CTE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NOE AZEVEDO, PROF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RAMOS - PERNAMBUCO - ABOLICIONIST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SMERALDA SALLES PEREIRA RAMOS, PROFA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TIN FRANCISCO RIBEIRO DE ANDRAD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ONDON, MAL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XIMO DE MOURA SANTOS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LIVA IRENE BAYERLEIN SILVA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UY BARBOS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LENA LOMBARDI BRAGA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RY GOMES, CEL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OMAO GOMES, CEL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DOMINGUES SAMPAI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EDRO I, D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AMANDARE, ALM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NEAS CARVALHO DE AGUIAR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BERTO SANTOS DUMONT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ULIO MARCONDES SALGADO, GEN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SANT ANA GALVAO, FREI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CTAVIO PEREIRA LOP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DSON RODRIGU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OURENCO FILH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HELENA FARIA LIMA, PROFA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RANKLYN AUGUSTO DE MOURA CAMPOS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ODRIGUES ALV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HIRLEY GUIO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JT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IPOLITO JOSE DA COST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ERMIRIO DE MORAIS, SEN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HICO FALCONI, PE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NILDO DO AMARAL JUNIOR, PE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LAVIO AUGUSTO ROSA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UZEBIO ROCHA FILH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ICENTE AMATO SOBRINHO, COM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M</text:p>
          </table:table-cell>
          <table:table-cell office:value-type="string" table:style-name="ce15">
            <text:p>DARCY RIBEIR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INO DE MATTOS, SEN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WANDA OVIDIO GONCALVES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MARIA CLARA MACHADO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LLIO TAVARES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PARQUE SAO CARLO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VILA CURUC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TRES PONTE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DAMA ENTRE RIOS VERDE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NEUZA AVELINO DA SILVA MEL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IZABEL APARECIDA CRISTOVAO DA LUZ, PROFA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URUR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SA MORETTI CAMARA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FA NICACIO ARAUJO, PROFA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URANDI GOMES DE ARAUJO, PROF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RDIM BARTIR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MARIO PIRES AZANHA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ILTON PEREIRA COSTA</text:p>
            <text:p/>
            <text:p>MILTON PEREIRA COST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EDRO FUKUYEI YAMAGUCHI FERREIR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EDRO ALEIXO, DR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PITACIO PESSOA, PRES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AUL PILL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EDRO TEIXEIR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CARLOS DE ANDRADA E SILV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UIS SAIA, ARQ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AULO ROLIM LOUREIRO, D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EDRO DE FRONTIN, ALM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ERNANDO DE AZEVED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DE ANCHIETA, PE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AUGUSTO BREVES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NRIQUE FELIPE DA COSTA - HENRICA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A E ARTUR BEGBIE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NEWTON REIS, GEN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IMILDA DO SANTISSIMO SACRAMENTO, ME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AIMUNDO CORREI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AMERICO DE ALMEIDA</text:p>
          </table:table-cell>
          <table:table-cell office:value-type="float" office:value="-3" table:style-name="ce53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BENTO DE ASSIS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RMANDO CRIDEY RIGHETTI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PISTRANO DE ABREU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RLOS PASQUALE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ZEQUIEL RAMOS JUNIOR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UD MENNUCC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PEDRO LEITE CORDEIRO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IRGILIO DE MELLO FRANC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MP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HONORIO RODRIGUES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BS</text:p>
          </table:table-cell>
          <table:table-cell office:value-type="string" table:style-name="ce15">
            <text:p>NEUSA BASSETTO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SSAD ABDALA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ALIA FRANCO BASTO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CARLOS DE FIGUEIREDO FERRAZ, PREF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FRANZOLIN NET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ROSANGELA RODRIGUES VIEIRA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ANTONIO CARLOS DA ROCHA, PROF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ERAFIN MARTINEZ GUTIERREZ, PE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NUARIO MANTELLI NETO, DEP.</text:p>
          </table:table-cell>
          <table:table-cell office:value-type="float" office:value="-2" table:style-name="ce5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EX MARTINS COSTA, PROF, MAESTR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CTAVIO MANGABEIR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MADEU AMARAL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THELO FRANCO, GEN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CKSON DE FIGUEIRED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PINHEIRO, PRES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19 DE NOVEMBR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IRMINO TIBURCIO DA COST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BRAO DE MORAES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UMBERTO DE CAMPO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BONIFACI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IRU, VISC. DE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RTHUR ALVIM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VIEIRA, PE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ENNY GOMES, D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WANNY SALGADO ROCHA, PROF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NRIQUE PEGAD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UAREZ TAVORA, MAL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RANCISCO DE MONT' ALVERNE, FREI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UIS WASHINGTON VIT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UILHERME DE ALMEIDA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ECILIA MEIRELE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DGARD CAVALHEIR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RTHUR AZEVED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NRIQUE, INFANTE D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ABIO DA SILVA PRADO, DR.</text:p>
          </table:table-cell>
          <table:table-cell office:value-type="float" office:value="-2" table:style-name="ce5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ILVIO FLEMING, MJ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MILIANO DI CAVALCANTI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EONOR MENDES DE BARRO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E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UA, BR. DE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BS</text:p>
          </table:table-cell>
          <table:table-cell office:value-type="string" table:style-name="ce15">
            <text:p>VERA LUCIA APARECIDA RIBEIRO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AUL POMPEI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ICTOR CIVIT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DO RIBEIRO LUZ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RNESTO DE MORAES LEME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RNANI SILVA BRUN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ERNANDO GRACIOS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M</text:p>
          </table:table-cell>
          <table:table-cell office:value-type="string" table:style-name="ce15">
            <text:p>GUIOMAR CABRAL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IRO DE ALMEIDA, PROF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KAUFFMANN 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EMO RINALDI NADDEO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ECANTO DOS HUMILDE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RDIM MONTE BEL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NZO ANTONIO SILVESTRIN, PROF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O LAG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UE DE CASTRO, PROF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DGARD CARONE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PERA MARMEL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PERU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VILA ATLANTICA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HILO GONCALVES DOS SANTOS, PROF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ITY JARAGUA IV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RDIM DA CONQUIST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LI DIAS, PROF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PARQUE ANHANGUER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JAGUARE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BADR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LIANE BENUTE LESSA AYRES GONCALVES, PROFESSORA- NANY BENUTE</text:p>
          </table:table-cell>
          <table:table-cell office:value-type="float" office:value="3" table:style-name="ce5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OISES ELIAS DE SOUZA, TTE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ICE MEIRELLES REIS, PROF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OGE FERREIRA, DEP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STACAO JARAGU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HACARA TURISTIC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RODRIGUES DE CAMPOS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SPIRIDIAO ROSAS, MAL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DILERMANDO DIAS DOS SANTO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IBAL FREIRE, MIN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MARIA PINTO DUARTE, TTE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O KOSEL FILH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ONTEIRO LOBAT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ABRIEL PRESTES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IBERATO BITTENCOURT, GEN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EOPOLDINA, IMP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ENATO ANTONIO CHECCHIA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ICENTE DE PAULO DALE COUTINHO, GEN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EONEL FRANCA, PE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UIZ DAVID SOBRINHO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ULIO DE OLIVEIR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NDIDO PORTINAR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AULO PRAD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NRIQUE RAYMUNDO DYOTT FONTENELLE, BRIG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NRIQUE GEISEL, GEN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IRO RAMOS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UI BLOEM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MADEU MENDES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UCLIDES CUSTODIO DA SILVEIRA, DES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FERRAZ DE CAMPOS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ABRIEL SYLVESTRE TEIXEIRA DE CARVALHO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ILVIO PORTUGAL, DES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PJ</text:p>
          </table:table-cell>
          <table:table-cell office:value-type="string" table:style-name="ce15">
            <text:p>EMEFM</text:p>
          </table:table-cell>
          <table:table-cell office:value-type="string" table:style-name="ce15">
            <text:p>ANTONIO ALVES VERISSIM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SYLVIO HECK, ALM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DE SOUZA FERRAZ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O SCHONBERG, PROF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RLOS AUGUSTO DE QUEIROZ ROCH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LZA MAIA COSTA FREIRE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RESTES MAI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ILIANE VERZINI SILVA, PROF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DO DA TOFORI, PE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PAULO GONCALO DOS SANTOS, PROF.</text:p>
            <text:p><text:s/></text:p>
            <text:p><text:s/>PAULO GONCALO DOS SANTOS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CAMINHO DO MAR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A MARIA ALVES BENETTI, PROF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LUCIA DOS SANTOS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MELIA RODRIGUES DE OLIVEIRA, PROF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HIQUINHA RODRIGU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QUIM CANDIDO DE AZEVEDO MARQUES, DES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M</text:p>
          </table:table-cell>
          <table:table-cell office:value-type="string" table:style-name="ce15">
            <text:p>LINNEU PRESTES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RLOS DE ANDRADE RIZZINI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LAERTE RAMOS DE CARVALHO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GUALBERTO DO AMARAL CARVALH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CARLOS DE ABREU SODRE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ENOR NASCENT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NOEL CARLOS DE FIGUEIREDO FERRAZ, DES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O SUSSUMU HIRATA, DEP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ISABEL VIEIRA FERREIRA,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IRADENTES, AL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EREIRA CARNEIRO, CDE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LOGERAS, MIN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BERNARDO O HIGGIN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RY PARREIRAS, ALM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NA VIEIRA DE CARVALHO MESQUIT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ABIB CARLOS KYRILLOS, DR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NTONIO DE SAMPAIO DORIA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RMANDO ARRUDA PEREIR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CILDA BECKER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NELSON PIMENTEL QUEIROZ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A</text:p>
          </table:table-cell>
          <table:table-cell office:value-type="string" table:style-name="ce15">
            <text:p>EMEBS</text:p>
          </table:table-cell>
          <table:table-cell office:value-type="string" table:style-name="ce15">
            <text:p>ANNE SULLIVAN</text:p>
          </table:table-cell>
          <table:table-cell office:value-type="float" office:value="3" table:style-name="ce5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NRIQUE SOUZA FILHO - HENFIL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BENEDITO DE JESUS BATISTA LAURINDO - PE BATISTA</text:p>
          </table:table-cell>
          <table:table-cell office:value-type="float" office:value="3" table:style-name="ce5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ULIO DE GRAMMONT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M</text:p>
          </table:table-cell>
          <table:table-cell office:value-type="string" table:style-name="ce15">
            <text:p>RUBENS PAIV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ARLOS CORREA MASCARO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HEREZA MACIEL DE PAULA PROFA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ARDIM DAS LARANJEIRA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IA APARECIDA VILASBOAS, PROFA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AZENDA DA JUT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IUSEPPE TAVOLARO, PROF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CANDIDA DORA PINO PRETINI, PROF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TATIANA BELINKY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ALTO ALEGRE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IRGINIA LORISA ZEITOURIAN CAMARGO, PROF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ARQUE BOA ESPERANCA II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MARTIN LUTHER KING JR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BARTOLOMEU CAMPOS DE QUEIROS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CARLOS NICOLETO - ZITO, PROFESSOR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CLAMAD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WLADIMIR DE TOLEDO PIZA,PREF.</text:p>
          </table:table-cell>
          <table:table-cell office:value-type="float" office:value="3" table:style-name="ce5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DIRCE GENESIO DOS SANTOS, PROFA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MARIA LISBOA DA SILVA, PROF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RLINDO CAETANO FILHO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ELICIO PAGLIUSO, PROF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AQUIM OSORIO DUQUE ESTRAD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OELHO NETO</text:p>
          </table:table-cell>
          <table:table-cell office:value-type="float" office:value="3" table:style-name="ce5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LINIO DE QUEIROZ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MARIA WHITAKER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ODRIGO MELLO FRANCO DE ANDRADE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IVADAVIA MARQUES JUNIOR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CHILLES DE OLIVEIRA RIBEIRO, DES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JOSE LINS DO REGO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NRIQUE MELEGA, PROF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TAUNAY, VISC. DE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EMILIO RIBAS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LORES DA CUNHA, DEP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RMANDO DE SALLES OLIVEIR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BRASILIO MACHADO NETO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HERALDO BARBUY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INICIUS DE MORAE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RODRIGUES DE CARVALHO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OLIVAL COST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LAUDIO MANOEL DA COSTA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LCEU AMOROSO LIMA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CIDADE DE OSAKA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GREGORIO WESTRUPP, PE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IVETE VARGAS, DEP.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VILANOVA ARTIGAS, ARQ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PAULO DUARTE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CEU EMEF</text:p>
          </table:table-cell>
          <table:table-cell office:value-type="string" table:style-name="ce15">
            <text:p>DOMINGOS RUBINO, PROF.</text:p>
          </table:table-cell>
          <table:table-cell office:value-type="float" office:value="1" table:style-name="ce5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BENEDITO MONTENEGRO, PROF.</text:p>
          </table:table-cell>
          <table:table-cell office:value-type="float" office:value="2" table:style-name="ce5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AMELIA, IMP. DA.</text:p>
          </table:table-cell>
          <table:table-cell office:value-type="float" office:value="-1" table:style-name="ce5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M</text:p>
          </table:table-cell>
          <table:table-cell office:value-type="string" table:style-name="ce15">
            <text:p>EMEF</text:p>
          </table:table-cell>
          <table:table-cell office:value-type="string" table:style-name="ce15">
            <text:p>FORTE DOS REIS MAGOS</text:p>
          </table:table-cell>
          <table:table-cell office:value-type="float" office:value="0" table:style-name="ce5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/>
          </table:table-cell>
          <table:table-cell office:value-type="string" table:style-name="ce16">
            <text:p/>
          </table:table-cell>
          <table:table-cell office:value-type="string" table:style-name="ce16">
            <text:p/>
          </table:table-cell>
          <table:table-cell office:value-type="string" table:style-name="ce53">
            <text:p>258</text:p>
          </table:table-cell>
          <table:table-cell table:number-columns-repeated="16380"/>
        </table:table-row>
        <table:table-row table:number-rows-repeated="1048014" table:style-name="ro2">
          <table:table-cell table:number-columns-repeated="16384"/>
        </table:table-row>
      </table:table>
      <table:table table:name="ingles" table:style-name="ta1"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17">
            <text:p>SIGLA</text:p>
          </table:table-cell>
          <table:table-cell office:value-type="string" table:style-name="ce17">
            <text:p>TIPO</text:p>
          </table:table-cell>
          <table:table-cell office:value-type="string" table:style-name="ce17">
            <text:p>DESLOC</text:p>
          </table:table-cell>
          <table:table-cell office:value-type="string" table:style-name="ce17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IPIO CORREA NETO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DA TEREZINHA CHICA MEDEIROS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ALICE BORGES GHION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ILEUSA CAETANO DA SILVA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DAISY AMADIO FUJIWARA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BUTAN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ILA MUNCK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RDIM PAULO VI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CESAR ARRUDA CASTANHO, DEP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DE ALCANTARA MACHADO FILHO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MORIM LIMA, DES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HEODOMIRO DIAS, DES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DEODORO DA FONSECA, MAL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RTHUR WHITAKER, DES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ARSILA DO AMARAL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IPIO ANDRADA SERPA, TTE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CIDES GONCALVES ETCHEGOYEN, GEN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XXIII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OLANO TRINDADE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UIZ EDUARDO MATARAZZO, CDE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ULIO MESQUIT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IBRAHIM NOBRE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BRASIL-JAPAO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VARO SILVA BRAGA, GEN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OBERTO MANGE, PROF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UCLYDES DE OLIVEIRA FIGUEIREDO, GEN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ANTONIETA D'ALKIMIN BASTO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LAVO PEZZOTTI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DIAS DA SILVEIRA, DR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DUCANDARIO DOM DUARTE, ANEXA A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EOFILO BENEDITO OTTONI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IANNA MOOG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EDRO NAV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ERA LUCIA FUSCO BORBA, PROFA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ALVES DA SILVA, SG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ERESA MARGARIDA DA SILVA E ORTA</text:p>
          </table:table-cell>
          <table:table-cell office:value-type="float" office:value="4" table:style-name="ce5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RITA LOPES PONTES - IRMA DULCE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URO FACCIO GONCALVES - ZACARI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ORENCO MANOEL SPARAPAN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YRO ALBUQUERQUE, DEP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OLYMPIO PEREIRA FILH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NA SILVEIRA PEDREIR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AULO FREIRE, PROF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EREMUNDO TOTH, DOM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EREZINHA MOTA DE FIGUEIRED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SARA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RITA DE CASSIA PINHEIRO SIMOES BRAGA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RANCISCO REBOLO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BLOTA JUNIOR, DEP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CASA BLANC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HERMES FERREIRA DE SOUZ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FEITICO DA VILA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IANFRANCESCO GUARNIERI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MARIO FITTIPALDI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CANTOS DO AMANHECER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VILA DO SOL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RDIM MITSUTANI I - PAULO PATARRA, JORNALISTA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HACARA SONHO AZUL</text:p>
          </table:table-cell>
          <table:table-cell office:value-type="float" office:value="4" table:style-name="ce5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JOSE SARAMAG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PARAISOPOLIS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FRANCISCO CAVALCANTE, PROF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 BOI MIRIM I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 BOI MIRIM II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LI FERRAZ TORRES BONFIM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OCRATES BRASILEIRO SAMPAIO DE SOUSA VIEIRA DE OLIVEIR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MPO LIMPO III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ILLOR FERNANDES, JORNALIS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MPO LIMPO II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ERIMETRAL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DIVALDO DOS SANTOS DANTAS, PROF.</text:p>
          </table:table-cell>
          <table:table-cell office:value-type="float" office:value="4" table:style-name="ce5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RBERT DE SOUZA - BETINH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DONATO SUSUMU KIMUR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BERENICE DOS SANTOS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HEODOMIRO MONTEIRO DO AMARAL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O MOURA E ALBUQUERQUE, BEL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ROLINA RENNO RIBEIRO DE OLIVEIRA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LIVEIRA VIAN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O MARQUES DE OLIVEIRA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LEMENTE PASTORE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ESTANISLAU DO AMARAL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O RANGEL, CEL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RGE AMERICANO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UCLIDES DA CUNH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IRACEMA MARQUES DA SILVEIRA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EVY DE AZEVEDO SODRE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TONIEL MOT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ROCOPIO FERREIRA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IRTON ARANTES RIBEIRO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UIZ TENORIO DE BRITO, CEL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DHEMAR DE BARROS, PRE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ALIMERCIO DE REZENDE, CEL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URICIO SIMA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EONARDO VILLAS BOA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YNESIO ROCHA, MIN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ZULMIRA CAVALHEIRO FAUSTIN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AULO COLOMBO PEREIRA DE QUEIROZ, DES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DE GAULLE, GEN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AGUNDES VARELL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DEZOITO DO FORTE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RACINHAS DA FEB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PEDRO DE CARVALHO NETO, DR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ODESTO SCAGLIUSI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22 DE MARC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ICARDO VITIELLO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ULYSSES DA SYLVEIRA GUIMARAE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LORESTAN FERNANDES, PROF.</text:p>
          </table:table-cell>
          <table:table-cell office:value-type="float" office:value="4" table:style-name="ce5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DAMIAO, FREI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EDRO GERALDO SCHUNCK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PEGORARO, PE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NA MELANDER COUTINHO, PROF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YRTON OLIVEIRA SAMPAIO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CIDADE DUTR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TRES LAGO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ARGEM GRANDE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DA SILV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MANOEL VIEIRA DE QUEIROZ FILH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OURIVAL BRANDAO DOS SANTO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VILA RUBI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ONSTELACAO DO INDI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RLOS FRANCISCO GASPAR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DINA ANALIA AGOSTINHA TADDEO CONDE, PROF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ENY MARIA MUNIZ ALMEIDA KLEIN PUSSINELLI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ARGEM GRANDE II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LINIO MARCO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JARDIM ELIAN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LACIDO DE CASTR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ITOR DE ANDRADE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MEIDA JUNIOR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FRANIO DE MELLO FRANCO, DR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DE DEUS CARDOSO DE MELL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LEGARIO MARIAN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ILTON FERREIRA DE ALBUQUERQUE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LIZA RACHEL MACEDO DE SOUZA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NOEL DE ABREU, DR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QUIM BENTO ALVES DE LIMA NET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EODOMIRO TOLEDO PIZA, DES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AULO SETUBAL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AMADEI, ENG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IGUEL VIEIRA FERREIRA, DR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S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LINIO SALGAD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OBERTO PATRICIO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RDIM GUARANI - JOSE ALFREDO APOLINARIO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RDIM DAMASCENO I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HERMINIO RODRIGUES, CEL. PM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JARDIM PAULISTANO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IRA ALAYDE ALVARENGA MEDEA, PROF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NEIR AUGUSTO LOPES, PROF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ZILKA SALABERRY DE CARVALHO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ILBERTO DUPAS, PROF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APARECIDA RODRIGUES CINTRA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ILIAN MASO, PROF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RIMO PASCOLI MELARE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AULO NOGUEIRA FILH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NILO PECANHA, PRES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LINIO AYROS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NINHA GRASSI FAGUNDES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RICO VERISSIM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ILTOM CAMPOS, SEN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DRE RODRIGUES DE ALCKMIN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AUL FERNANDES, EMB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HEO DUTR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PRUDENTE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EBASTIAO NOGUEIRA DE LIMA, DES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STRO ALVES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AMOS COMENIUS</text:p>
          </table:table-cell>
          <table:table-cell office:value-type="float" office:value="4" table:style-name="ce5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SVALDO QUIRINO SIMOE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REDERICO GUSTAVO DOS SANTOS, TTE. AVIADOR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EDRO AMERIC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LIAS DE SIQUEIRA CAVALCANTI, DR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UMBERTO DANTAS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ROLDO DE AZEVEDO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GELINA MAFFEI VITA, DA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ARCIA DAVILA, CTE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TEOTONIO VILELA, SEN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ECILIA MORAES DE VASCONCELOS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CILIO DIA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FO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ERALDO SESSO JUNIOR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IDEMIA DE GODOY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EXANDRE VANNUCHI LEME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UIS CARLOS PRESTES, SEN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QUIRINO CARNEIRO RENNO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LIAS SHAMMASS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LINDA MENEZES SERRA VIDAL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NA LAMBERGA ZEGLIO, VER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DAVILA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IO SERGIO POMPEU DE TOLEDO, DEP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LAUDIA BARTOLOMAZI, PROFA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ILSON DELANE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UIZ ROBERTO MEGA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INACIO MONTEIR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JAMBEIR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AGUA AZUL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LAJEAD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DIAS GOME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ONJ HABITACIONAL BARRO BRANCO II - C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EL FERNANDES DE SOUZ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ELIA REGINA ANDERY BRAGA, PROF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LINA COUTINHO LOURENCO ALVES, PROFESSOR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APARECIDA MAGNANELLI FERNANDES, PROF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APARECIDA DO NASCIMENTO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DE LIMA PAIVA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INTE E CINCO DE JANEIR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NA ANGELICA DE JESUS, MADRE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ATURNINO PEREIRA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M</text:p>
          </table:table-cell>
          <table:table-cell office:value-type="string" table:style-name="ce18">
            <text:p>OSWALDO ARANHA BANDEIRA DE MELL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URICIO GOULART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LADIMIR HERZOG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RIBEIRO DE BARRO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EXANDRE DE GUSMA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USCELINO KUBITSCHEK DE OLIVEIRA, PRES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PEREIRA IGNACI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URELIANO LEITE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G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AUGUSTO CESAR SALGADO, DR.</text:p>
          </table:table-cell>
          <table:table-cell office:value-type="float" office:value="4" table:style-name="ce5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UIZ GONZAGA DO NASCIMENTO JR. - GONZAGUINH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RANCISCO DA SILVEIRA BUENO, PROF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ERICLES EUGENIO DA SILVA RAMO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MENINO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MARA CRISTINA TARTAGLIA SENA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RCILIA DE CAMPOS COS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BRAO HUCK, DR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OBERTO PLINIO COLACIOPPO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ARIA LIMA, BRIG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XIAS, DUQUE DE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ELSO LEITE RIBEIRO FILH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MARIA LISBO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URICO GASPAR DUTRA, MAL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YLVIA MARTIN PIRES, PROFA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LAVO FONTOUR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QUIM NABUC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SSIANO RICARD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DO PATROCINI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EAO MACHADO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CAMPOS SALLES, PRES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DE ALCANTARA MACHAD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RANCISCO MEIRELLES, DES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CARLOS DA SILVA BORGES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NOEL DE PAIVA, PE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EAN MERMOZ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IRINEU MARINH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UTH LOPES ANDRADE, PROFA.</text:p>
          </table:table-cell>
          <table:table-cell office:value-type="float" office:value="-3" table:style-name="ce54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QUEIROZ FILHO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SORIO, GEN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LEOMENES CAMPO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UREA RIBEIRO XAVIER LOPES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LENE RONDELLI, PROFA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RUDENTE DE MORAIS, PRES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SCARENHAS DE MORAES, MAL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VARES DE AZEVED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TINO ARANTE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EBASTIAO FRANCISCO, O NEGR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RANCISCO ALVES MENDES FILHO - CHICO MENDE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ULIO CESAR DE MELO E SOUSA-MALBA TAHAN, PROF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LOTILDE ROSA HENRIQUES ELIAS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QUERINO RIBEIR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CONCEICAO APARECIDA DE JESUS, PROF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PAULO GOMES CARDIM, PROF. DR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MARIA APARECIDA DE SOUZA CAMPOS, PROF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ILMAR TACCOLA , PROF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GUAS DE MARC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O COVAS, GOV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ORREIA DE MELLO, BRIG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RLOS CHAGA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DUARDO PRAD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DANYLO JOSE FERNANDE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YRES MARTINS TORRE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AROLDO VELOSO, BRIG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RTUR NEIV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BENEDITO CALIXTO</text:p>
          </table:table-cell>
          <table:table-cell office:value-type="float" office:value="4" table:style-name="ce5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URELIO ARROBAS MARTINS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DUARTE DE ALMEIDA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8 DE MAI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KENNEDY, PRES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BARTOLOMEU LOURENCO DE GUSMA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NAOKI SUMITA, DR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ICENTINA RIBEIRO DA LUZ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OQUETTE PINT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ERGIO MILLIET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UIMARAES ROSA</text:p>
          </table:table-cell>
          <table:table-cell office:value-type="float" office:value="-1" table:style-name="ce5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LLET, MAL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LIO FRANCO CHAVES, CEL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M</text:p>
          </table:table-cell>
          <table:table-cell office:value-type="string" table:style-name="ce18">
            <text:p>ANTONIO SAMPAIO, VER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ELIA REGINA LEKEVICIUS CONSOLIN, PROFA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JACAN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RDIM FONTALI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AULO CARNEIRO THOMAZ ALVES, GAL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NILCE CRUZ FIGUEIREDO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AUL DE LEONI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M</text:p>
          </table:table-cell>
          <table:table-cell office:value-type="string" table:style-name="ce18">
            <text:p>DERVILLE ALLEGRETTI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DOLPHO OTTO DE LAET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COS MELEG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ASTAO MOUTINHO, CTE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NOE AZEVEDO, PROF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RAMOS - PERNAMBUCO - ABOLICIONIS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SMERALDA SALLES PEREIRA RAMOS, PROFA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TIN FRANCISCO RIBEIRO DE ANDRAD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ONDON, MAL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XIMO DE MOURA SANTOS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LIVA IRENE BAYERLEIN SILVA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UY BARBOS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LENA LOMBARDI BRAGA, PROFA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RY GOMES, CEL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OMAO GOMES, CEL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DOMINGUES SAMPAI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EDRO I, D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AMANDARE, ALM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NEAS CARVALHO DE AGUIAR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BERTO SANTOS DUMONT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ULIO MARCONDES SALGADO, GEN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SANT ANA GALVAO, FREI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CTAVIO PEREIRA LOPE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DSON RODRIGUE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OURENCO FILH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HELENA FARIA LIMA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RANKLYN AUGUSTO DE MOURA CAMPOS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ODRIGUES ALVES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HIRLEY GUIO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T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IPOLITO JOSE DA COS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ERMIRIO DE MORAIS, SEN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HICO FALCONI, PE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NILDO DO AMARAL JUNIOR, PE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LAVIO AUGUSTO ROSA, PROF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UZEBIO ROCHA FILH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ICENTE AMATO SOBRINHO, COM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M</text:p>
          </table:table-cell>
          <table:table-cell office:value-type="string" table:style-name="ce18">
            <text:p>DARCY RIBEIR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INO DE MATTOS, SEN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WANDA OVIDIO GONCALVES, PROFA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MARIA CLARA MACHAD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LLIO TAVARES, DR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PARQUE SAO CARLO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VILA CURUC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TRES PONTE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DAMA ENTRE RIOS VERDE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NEUZA AVELINO DA SILVA MELO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IZABEL APARECIDA CRISTOVAO DA LUZ, PROF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URURE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SA MORETTI CAMARA,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FA NICACIO ARAUJO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URANDI GOMES DE ARAUJO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RDIM BARTIR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MARIO PIRES AZANHA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ILTON PEREIRA COSTA</text:p>
            <text:p/>
            <text:p>MILTON PEREIRA COS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EDRO FUKUYEI YAMAGUCHI FERREIR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EDRO ALEIXO, DR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PITACIO PESSOA, PRES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AUL PILL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EDRO TEIXEIR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CARLOS DE ANDRADA E SILV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UIS SAIA, ARQ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AULO ROLIM LOUREIRO, D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EDRO DE FRONTIN, ALM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ERNANDO DE AZEVEDO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DE ANCHIETA, PE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AUGUSTO BREVES, DR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NRIQUE FELIPE DA COSTA - HENRICA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A E ARTUR BEGBIE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NEWTON REIS, GEN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IMILDA DO SANTISSIMO SACRAMENTO, ME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AIMUNDO CORREI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AMERICO DE ALMEID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BENTO DE ASSIS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RMANDO CRIDEY RIGHETTI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PISTRANO DE ABREU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RLOS PASQUALE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ZEQUIEL RAMOS JUNIOR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UD MENNUCCI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PEDRO LEITE CORDEIRO, DR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IRGILIO DE MELLO FRANC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MP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HONORIO RODRIGUE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SSAD ABDALA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ALIA FRANCO BASTO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CARLOS DE FIGUEIREDO FERRAZ, PRE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FRANZOLIN NETO, PROF.</text:p>
          </table:table-cell>
          <table:table-cell office:value-type="float" office:value="-1" table:style-name="ce5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ROSANGELA RODRIGUES VIEIRA, PROFA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ANTONIO CARLOS DA ROCHA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ERAFIN MARTINEZ GUTIERREZ, PE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NUARIO MANTELLI NETO, DEP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EX MARTINS COSTA, PROF, MAESTR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CTAVIO MANGABEIR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MADEU AMARAL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THELO FRANCO, GEN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CKSON DE FIGUEIRED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PINHEIRO, PRES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19 DE NOVEMBR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IRMINO TIBURCIO DA COST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BRAO DE MORAES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UMBERTO DE CAMPO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BONIFACI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IRU, VISC. DE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RTHUR ALVIM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VIEIRA, PE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ENNY GOMES, D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WANNY SALGADO ROCHA, PROF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NRIQUE PEGADO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UAREZ TAVORA, MAL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RANCISCO DE MONT' ALVERNE, FREI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UIS WASHINGTON VI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UILHERME DE ALMEID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ECILIA MEIRELE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DGARD CAVALHEIR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RTHUR AZEVED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NRIQUE, INFANTE D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ABIO DA SILVA PRADO, DR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ILVIO FLEMING, MJ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MILIANO DI CAVALCANTI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EONOR MENDES DE BARRO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UA, BR. DE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AUL POMPEI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ICTOR CIVI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DO RIBEIRO LUZ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RNESTO DE MORAES LEME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RNANI SILVA BRUN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ERNANDO GRACIOSO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M</text:p>
          </table:table-cell>
          <table:table-cell office:value-type="string" table:style-name="ce18">
            <text:p>GUIOMAR CABRAL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IRO DE ALMEIDA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KAUFFMANN , DR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EMO RINALDI NADDEO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ECANTO DOS HUMILDE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RDIM MONTE BEL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NZO ANTONIO SILVESTRIN, PROF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O LAG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UE DE CASTRO, PROF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DGARD CARONE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PERA MARMEL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PERU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VILA ATLANTIC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HILO GONCALVES DOS SANTOS, PROF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ITY JARAGUA IV</text:p>
          </table:table-cell>
          <table:table-cell office:value-type="float" office:value="4" table:style-name="ce5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RDIM DA CONQUISTA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LI DIAS, PROF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PARQUE ANHANGUERA</text:p>
          </table:table-cell>
          <table:table-cell office:value-type="float" office:value="4" table:style-name="ce5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JAGUARE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BADR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LIANE BENUTE LESSA AYRES GONCALVES, PROFESSORA- NANY BENUTE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OISES ELIAS DE SOUZA, TTE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ICE MEIRELLES REIS, PROF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OGE FERREIRA, DEP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STACAO JARAGU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HACARA TURISTICA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RODRIGUES DE CAMPOS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SPIRIDIAO ROSAS, MAL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DILERMANDO DIAS DOS SANTO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IBAL FREIRE, MIN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MARIA PINTO DUARTE, TTE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O KOSEL FILH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ONTEIRO LOBAT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ABRIEL PRESTES, PROF.</text:p>
          </table:table-cell>
          <table:table-cell office:value-type="float" office:value="-1" table:style-name="ce5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IBERATO BITTENCOURT, GEN.</text:p>
          </table:table-cell>
          <table:table-cell office:value-type="float" office:value="4" table:style-name="ce54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EOPOLDINA, IMP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ENATO ANTONIO CHECCHIA, PROF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ICENTE DE PAULO DALE COUTINHO, GEN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EONEL FRANCA, PE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UIZ DAVID SOBRINHO, PROF.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ULIO DE OLIVEIR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NDIDO PORTINARI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AULO PRAD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NRIQUE RAYMUNDO DYOTT FONTENELLE, BRIG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NRIQUE GEISEL, GEN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IRO RAMO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UI BLOEM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MADEU MENDES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UCLIDES CUSTODIO DA SILVEIRA, DES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FERRAZ DE CAMPOS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ABRIEL SYLVESTRE TEIXEIRA DE CARVALHO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ILVIO PORTUGAL, DES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PJ</text:p>
          </table:table-cell>
          <table:table-cell office:value-type="string" table:style-name="ce18">
            <text:p>EMEFM</text:p>
          </table:table-cell>
          <table:table-cell office:value-type="string" table:style-name="ce18">
            <text:p>ANTONIO ALVES VERISSIM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SYLVIO HECK, ALM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DE SOUZA FERRAZ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O SCHONBERG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RLOS AUGUSTO DE QUEIROZ ROCH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LZA MAIA COSTA FREIRE, PROFA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RESTES MAI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ILIANE VERZINI SILVA, PROF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DO DA TOFORI, PE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PAULO GONCALO DOS SANTOS, PROF.</text:p>
            <text:p><text:s/></text:p>
            <text:p><text:s/>PAULO GONCALO DOS SANTOS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CAMINHO DO MAR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A MARIA ALVES BENETTI, PROF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LUCIA DOS SANTOS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MELIA RODRIGUES DE OLIVEIRA, PROF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HIQUINHA RODRIGUE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QUIM CANDIDO DE AZEVEDO MARQUES, DES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M</text:p>
          </table:table-cell>
          <table:table-cell office:value-type="string" table:style-name="ce18">
            <text:p>LINNEU PRESTES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RLOS DE ANDRADE RIZZINI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LAERTE RAMOS DE CARVALHO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GUALBERTO DO AMARAL CARVALHO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CARLOS DE ABREU SODRE, DR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ENOR NASCENTE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NOEL CARLOS DE FIGUEIREDO FERRAZ, DES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O SUSSUMU HIRATA, DEP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ISABEL VIEIRA FERREIRA, PROFA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IRADENTES, AL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EREIRA CARNEIRO, CDE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LOGERAS, MIN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BERNARDO O HIGGIN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RY PARREIRAS, ALM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NA VIEIRA DE CARVALHO MESQUI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ABIB CARLOS KYRILLOS, DR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NTONIO DE SAMPAIO DORIA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RMANDO ARRUDA PEREIR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CILDA BECKER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NELSON PIMENTEL QUEIROZ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NRIQUE SOUZA FILHO - HENFIL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BENEDITO DE JESUS BATISTA LAURINDO - PE BATIS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ULIO DE GRAMMONT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M</text:p>
          </table:table-cell>
          <table:table-cell office:value-type="string" table:style-name="ce18">
            <text:p>RUBENS PAIV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ARLOS CORREA MASCARO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HEREZA MACIEL DE PAULA PROF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ARDIM DAS LARANJEIRAS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IA APARECIDA VILASBOAS, PROFA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AZENDA DA JU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IUSEPPE TAVOLARO, PROF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CANDIDA DORA PINO PRETINI, PROF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TATIANA BELINKY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ALTO ALEGRE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IRGINIA LORISA ZEITOURIAN CAMARGO, PROF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ARQUE BOA ESPERANCA II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MARTIN LUTHER KING JR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BARTOLOMEU CAMPOS DE QUEIRO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CARLOS NICOLETO - ZITO, PROFESSOR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CLAMAD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WLADIMIR DE TOLEDO PIZA,PRE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DIRCE GENESIO DOS SANTOS, PROF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MARIA LISBOA DA SILVA, PROFA</text:p>
          </table:table-cell>
          <table:table-cell office:value-type="float" office:value="3" table:style-name="ce54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RLINDO CAETANO FILHO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ELICIO PAGLIUSO, PROF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AQUIM OSORIO DUQUE ESTRAD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OELHO NET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LINIO DE QUEIROZ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MARIA WHITAKER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ODRIGO MELLO FRANCO DE ANDRADE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IVADAVIA MARQUES JUNIOR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CHILLES DE OLIVEIRA RIBEIRO, DES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JOSE LINS DO REGO</text:p>
          </table:table-cell>
          <table:table-cell office:value-type="float" office:value="-1" table:style-name="ce54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NRIQUE MELEGA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TAUNAY, VISC. DE</text:p>
          </table:table-cell>
          <table:table-cell office:value-type="float" office:value="-3" table:style-name="ce54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EMILIO RIBA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LORES DA CUNHA, DEP.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RMANDO DE SALLES OLIVEIR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BRASILIO MACHADO NETO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HERALDO BARBUY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INICIUS DE MORAES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RODRIGUES DE CARVALHO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OLIVAL COST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LAUDIO MANOEL DA COSTA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LCEU AMOROSO LIMA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CIDADE DE OSAKA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GREGORIO WESTRUPP, PE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IVETE VARGAS, DEP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VILANOVA ARTIGAS, ARQ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PAULO DUARTE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CEU EMEF</text:p>
          </table:table-cell>
          <table:table-cell office:value-type="string" table:style-name="ce18">
            <text:p>DOMINGOS RUBINO, PROF.</text:p>
          </table:table-cell>
          <table:table-cell office:value-type="float" office:value="0" table:style-name="ce5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BENEDITO MONTENEGRO, PROF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AMELIA, IMP. DA.</text:p>
          </table:table-cell>
          <table:table-cell office:value-type="float" office:value="2" table:style-name="ce5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SM</text:p>
          </table:table-cell>
          <table:table-cell office:value-type="string" table:style-name="ce18">
            <text:p>EMEF</text:p>
          </table:table-cell>
          <table:table-cell office:value-type="string" table:style-name="ce18">
            <text:p>FORTE DOS REIS MAGOS</text:p>
          </table:table-cell>
          <table:table-cell office:value-type="float" office:value="1" table:style-name="ce5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/>
          </table:table-cell>
          <table:table-cell office:value-type="string" table:style-name="ce19">
            <text:p/>
          </table:table-cell>
          <table:table-cell office:value-type="string" table:style-name="ce19">
            <text:p/>
          </table:table-cell>
          <table:table-cell office:value-type="string" table:style-name="ce54">
            <text:p>650</text:p>
          </table:table-cell>
          <table:table-cell table:number-columns-repeated="16380"/>
        </table:table-row>
        <table:table-row table:number-rows-repeated="1048020" table:style-name="ro2">
          <table:table-cell table:number-columns-repeated="16384"/>
        </table:table-row>
      </table:table>
      <table:table table:name="matematica" table:style-name="ta1">
        <table:table-column table:style-name="co1" table:default-cell-style-name="ce1"/>
        <table:table-column table:style-name="co6" table:default-cell-style-name="ce1"/>
        <table:table-column table:style-name="co5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20">
            <text:p>SIGLA</text:p>
          </table:table-cell>
          <table:table-cell office:value-type="string" table:style-name="ce20">
            <text:p>TIPO</text:p>
          </table:table-cell>
          <table:table-cell office:value-type="string" table:style-name="ce20">
            <text:p>DESLOC</text:p>
          </table:table-cell>
          <table:table-cell office:value-type="string" table:style-name="ce20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IPIO CORREA NETO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DA TEREZINHA CHICA MEDEIROS, PROFA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ALICE BORGES GHION, PROFA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ILEUSA CAETANO DA SILVA, PROFA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DAISY AMADIO FUJIWARA, PROFA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BUTANT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ILA MUNCK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RDIM PAULO VI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CESAR ARRUDA CASTANHO, DEP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DE ALCANTARA MACHADO FILH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MORIM LIMA, DES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HEODOMIRO DIAS, DES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DEODORO DA FONSECA, MAL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RTHUR WHITAKER, DES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ARSILA DO AMARAL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IPIO ANDRADA SERPA, TTE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CIDES GONCALVES ETCHEGOYEN, GEN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XXIII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OLANO TRINDADE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UIZ EDUARDO MATARAZZO, CDE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ULIO MESQUIT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IBRAHIM NOBRE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BRASIL-JAPA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VARO SILVA BRAGA, GEN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OBERTO MANGE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UCLYDES DE OLIVEIRA FIGUEIREDO, GEN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ANTONIETA D'ALKIMIN BASTO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LAVO PEZZOTTI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DIAS DA SILVEIRA, DR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DUCANDARIO DOM DUARTE, ANEXA AO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EOFILO BENEDITO OTTONI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IANNA MOOG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B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EDRO NAV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ERA LUCIA FUSCO BORBA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ALVES DA SILVA, SG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ERESA MARGARIDA DA SILVA E ORTA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RITA LOPES PONTES - IRMA DULCE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URO FACCIO GONCALVES - ZACARI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ORENCO MANOEL SPARAPAN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YRO ALBUQUERQUE, DEP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OLYMPIO PEREIRA FILH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NA SILVEIRA PEDREIR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AULO FREIRE, PROF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EREMUNDO TOTH, DOM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EREZINHA MOTA DE FIGUEIRED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SARA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RITA DE CASSIA PINHEIRO SIMOES BRAGA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RANCISCO REBOL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BLOTA JUNIOR, DEP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CASA BLANC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HERMES FERREIRA DE SOUZ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FEITICO DA VIL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IANFRANCESCO GUARNIERI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MARIO FITTIPALDI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CANTOS DO AMANHECER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VILA DO SOL</text:p>
          </table:table-cell>
          <table:table-cell office:value-type="float" office:value="4" table:style-name="ce4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RDIM MITSUTANI I - PAULO PATARRA, JORNALIST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HACARA SONHO AZUL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JOSE SARAMAG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PARAISOPOLIS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FRANCISCO CAVALCANTE, PROF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 BOI MIRIM I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 BOI MIRIM II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LI FERRAZ TORRES BONFIM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OCRATES BRASILEIRO SAMPAIO DE SOUSA VIEIRA DE OLIVEIRA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MPO LIMPO III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ILLOR FERNANDES, JORNALIST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MPO LIMPO II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ERIMETRAL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DIVALDO DOS SANTOS DANTAS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RBERT DE SOUZA - BETINH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DONATO SUSUMU KIMUR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BERENICE DOS SANTOS, PROFA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HEODOMIRO MONTEIRO DO AMARAL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O MOURA E ALBUQUERQUE, BEL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ROLINA RENNO RIBEIRO DE OLIVEIRA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LIVEIRA VIAN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O MARQUES DE OLIVEIRA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LEMENTE PASTORE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ESTANISLAU DO AMARAL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O RANGEL, CEL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RGE AMERICANO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UCLIDES DA CUNH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IRACEMA MARQUES DA SILVEIRA, PROFA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EVY DE AZEVEDO SODRE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TONIEL MOT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ROCOPIO FERREIR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IRTON ARANTES RIBEIRO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UIZ TENORIO DE BRITO, CEL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DHEMAR DE BARROS, PRE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ALIMERCIO DE REZENDE, CEL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URICIO SIMA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EONARDO VILLAS BOAS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YNESIO ROCHA, MIN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ZULMIRA CAVALHEIRO FAUSTIN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AULO COLOMBO PEREIRA DE QUEIROZ, DES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DE GAULLE, GEN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AGUNDES VARELL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DEZOITO DO FORTE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RACINHAS DA FEB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PEDRO DE CARVALHO NETO, DR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ODESTO SCAGLIUSI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22 DE MARC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L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ICARDO VITIELLO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ULYSSES DA SYLVEIRA GUIMARAE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LORESTAN FERNANDES, PROF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DAMIAO, FREI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EDRO GERALDO SCHUNCK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PEGORARO, PE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NA MELANDER COUTINHO, PROF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YRTON OLIVEIRA SAMPAIO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CIDADE DUTR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TRES LAGOS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ARGEM GRANDE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DA SILV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MANOEL VIEIRA DE QUEIROZ FILHO</text:p>
          </table:table-cell>
          <table:table-cell office:value-type="float" office:value="-2" table:style-name="ce4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OURIVAL BRANDAO DOS SANTO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VILA RUBI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ONSTELACAO DO INDI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RLOS FRANCISCO GASPAR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DINA ANALIA AGOSTINHA TADDEO CONDE, PROFA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ENY MARIA MUNIZ ALMEIDA KLEIN PUSSINELLI, PROFA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ARGEM GRANDE II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LINIO MARCO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JARDIM ELIAN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LACIDO DE CASTR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ITOR DE ANDRADE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MEIDA JUNIOR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FRANIO DE MELLO FRANCO, DR.</text:p>
          </table:table-cell>
          <table:table-cell office:value-type="float" office:value="-2" table:style-name="ce4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DE DEUS CARDOSO DE MELL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LEGARIO MARIANO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ILTON FERREIRA DE ALBUQUERQUE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LIZA RACHEL MACEDO DE SOUZA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NOEL DE ABREU, DR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QUIM BENTO ALVES DE LIMA NET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EODOMIRO TOLEDO PIZA, DES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AULO SETUBAL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AMADEI, ENG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IGUEL VIEIRA FERREIRA, DR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CS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LINIO SALGAD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OBERTO PATRICIO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RDIM GUARANI - JOSE ALFREDO APOLINARIO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RDIM DAMASCENO I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HERMINIO RODRIGUES, CEL. PM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JARDIM PAULISTAN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IRA ALAYDE ALVARENGA MEDEA, PROF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NEIR AUGUSTO LOPES, PROF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ZILKA SALABERRY DE CARVALHO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ILBERTO DUPAS, PROF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BS</text:p>
          </table:table-cell>
          <table:table-cell office:value-type="string" table:style-name="ce21">
            <text:p>MARIO PEREIRA BICUDO, PROF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APARECIDA RODRIGUES CINTRA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ILIAN MASO, PROF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RIMO PASCOLI MELARE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AULO NOGUEIRA FILH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NILO PECANHA, PRES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LINIO AYROS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NINHA GRASSI FAGUNDES, PROFA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RICO VERISSIM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ILTOM CAMPOS, SEN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DRE RODRIGUES DE ALCKMIN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AUL FERNANDES, EMB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HEO DUTR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PRUDENTE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EBASTIAO NOGUEIRA DE LIMA, DES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STRO ALVES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AMOS COMENIU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SVALDO QUIRINO SIMOE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REDERICO GUSTAVO DOS SANTOS, TTE. AVIADOR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EDRO AMERIC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LIAS DE SIQUEIRA CAVALCANTI, DR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UMBERTO DANTA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ROLDO DE AZEVEDO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GELINA MAFFEI VITA, D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ARCIA DAVILA, CTE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TEOTONIO VILELA, SEN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ECILIA MORAES DE VASCONCELOS, PROFA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CILIO DIA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FO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ERALDO SESSO JUNIOR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IDEMIA DE GODOY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EXANDRE VANNUCHI LEME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UIS CARLOS PRESTES, SEN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QUIRINO CARNEIRO RENNO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LIAS SHAMMASS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LINDA MENEZES SERRA VIDAL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NA LAMBERGA ZEGLIO, VER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DAVILA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IO SERGIO POMPEU DE TOLEDO, DEP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LAUDIA BARTOLOMAZI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ILSON DELANE, PROF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UIZ ROBERTO MEGA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INACIO MONTEIR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JAMBEIR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AGUA AZUL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LAJEADO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DIAS GOME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ONJ HABITACIONAL BARRO BRANCO II - C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EL FERNANDES DE SOUZ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ELIA REGINA ANDERY BRAGA, PROF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LINA COUTINHO LOURENCO ALVES, PROFESSORA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APARECIDA MAGNANELLI FERNANDES, PROF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APARECIDA DO NASCIMENTO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DE LIMA PAIVA, PROF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INTE E CINCO DE JANEIR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NA ANGELICA DE JESUS, MADRE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ATURNINO PEREIR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M</text:p>
          </table:table-cell>
          <table:table-cell office:value-type="string" table:style-name="ce21">
            <text:p>OSWALDO ARANHA BANDEIRA DE MELLO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URICIO GOULART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LADIMIR HERZOG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RIBEIRO DE BARRO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EXANDRE DE GUSMA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USCELINO KUBITSCHEK DE OLIVEIRA, PRES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PEREIRA IGNACI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URELIANO LEITE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G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AUGUSTO CESAR SALGADO, DR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UIZ GONZAGA DO NASCIMENTO JR. - GONZAGUINH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RANCISCO DA SILVEIRA BUENO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ERICLES EUGENIO DA SILVA RAMO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MENINO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MARA CRISTINA TARTAGLIA SENA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RCILIA DE CAMPOS COST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BRAO HUCK, DR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OBERTO PLINIO COLACIOPPO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BS</text:p>
          </table:table-cell>
          <table:table-cell office:value-type="string" table:style-name="ce21">
            <text:p>HELEN KELLER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ARIA LIMA, BRIG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XIAS, DUQUE DE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ELSO LEITE RIBEIRO FILH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MARIA LISBO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URICO GASPAR DUTRA, MAL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YLVIA MARTIN PIRES, PROFA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LAVO FONTOUR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QUIM NABUC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SSIANO RICARD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DO PATROCINI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EAO MACHADO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CAMPOS SALLES, PRES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DE ALCANTARA MACHAD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RANCISCO MEIRELLES, DES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CARLOS DA SILVA BORGES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NOEL DE PAIVA, PE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EAN MERMOZ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IRINEU MARINH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UTH LOPES ANDRADE, PROFA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QUEIROZ FILHO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SORIO, GEN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LEOMENES CAMPOS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UREA RIBEIRO XAVIER LOPES, PROFA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LENE RONDELLI, PROFA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RUDENTE DE MORAIS, PRES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SCARENHAS DE MORAES, MAL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VARES DE AZEVED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TINO ARANTE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EBASTIAO FRANCISCO, O NEGRO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RANCISCO ALVES MENDES FILHO - CHICO MENDES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ULIO CESAR DE MELO E SOUSA-MALBA TAHAN, PROF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LOTILDE ROSA HENRIQUES ELIAS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QUERINO RIBEIR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CONCEICAO APARECIDA DE JESUS, PROFA</text:p>
          </table:table-cell>
          <table:table-cell office:value-type="float" office:value="-2" table:style-name="ce41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PAULO GOMES CARDIM, PROF. DR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MARIA APARECIDA DE SOUZA CAMPOS, PROF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ILMAR TACCOLA , PROF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GUAS DE MARC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O COVAS, GOV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ORREIA DE MELLO, BRIG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RLOS CHAGA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DUARDO PRADO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DANYLO JOSE FERNANDE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YRES MARTINS TORRE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AROLDO VELOSO, BRIG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RTUR NEIV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BENEDITO CALIXTO</text:p>
          </table:table-cell>
          <table:table-cell office:value-type="float" office:value="4" table:style-name="ce4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URELIO ARROBAS MARTINS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DUARTE DE ALMEIDA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8 DE MAI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KENNEDY, PRES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BARTOLOMEU LOURENCO DE GUSMAO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NAOKI SUMITA, DR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ICENTINA RIBEIRO DA LUZ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OQUETTE PINT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ERGIO MILLIET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UIMARAES ROS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IQ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LLET, MAL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LIO FRANCO CHAVES, CEL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BS</text:p>
          </table:table-cell>
          <table:table-cell office:value-type="string" table:style-name="ce21">
            <text:p>LUCIE BRAY, ME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M</text:p>
          </table:table-cell>
          <table:table-cell office:value-type="string" table:style-name="ce21">
            <text:p>ANTONIO SAMPAIO, VER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ELIA REGINA LEKEVICIUS CONSOLIN, PROFA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JACAN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RDIM FONTALIS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AULO CARNEIRO THOMAZ ALVES, GAL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NILCE CRUZ FIGUEIREDO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AUL DE LEONI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M</text:p>
          </table:table-cell>
          <table:table-cell office:value-type="string" table:style-name="ce21">
            <text:p>DERVILLE ALLEGRETTI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DOLPHO OTTO DE LAET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COS MELEG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ASTAO MOUTINHO, CTE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NOE AZEVEDO, PROF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RAMOS - PERNAMBUCO - ABOLICIONIST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SMERALDA SALLES PEREIRA RAMOS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TIN FRANCISCO RIBEIRO DE ANDRAD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ONDON, MAL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XIMO DE MOURA SANTOS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LIVA IRENE BAYERLEIN SILV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UY BARBOS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LENA LOMBARDI BRAGA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RY GOMES, CEL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OMAO GOMES, CEL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DOMINGUES SAMPAI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EDRO I, D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AMANDARE, ALM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NEAS CARVALHO DE AGUIAR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BERTO SANTOS DUMONT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ULIO MARCONDES SALGADO, GEN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SANT ANA GALVAO, FREI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CTAVIO PEREIRA LOPE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DSON RODRIGUE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OURENCO FILH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HELENA FARIA LIMA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RANKLYN AUGUSTO DE MOURA CAMPOS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ODRIGUES ALVE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HIRLEY GUIO, PROFA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JT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IPOLITO JOSE DA COSTA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ERMIRIO DE MORAIS, SEN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HICO FALCONI, PE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NILDO DO AMARAL JUNIOR, PE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LAVIO AUGUSTO ROSA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UZEBIO ROCHA FILHO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ICENTE AMATO SOBRINHO, COM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M</text:p>
          </table:table-cell>
          <table:table-cell office:value-type="string" table:style-name="ce21">
            <text:p>DARCY RIBEIRO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INO DE MATTOS, SEN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WANDA OVIDIO GONCALVES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MARIA CLARA MACHAD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LLIO TAVARES, DR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PARQUE SAO CARLOS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VILA CURUCA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TRES PONTE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DAMA ENTRE RIOS VERDES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NEUZA AVELINO DA SILVA MEL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IZABEL APARECIDA CRISTOVAO DA LUZ, PROF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URURE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SA MORETTI CAMARA, PROFA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FA NICACIO ARAUJO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URANDI GOMES DE ARAUJO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RDIM BARTIR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MARIO PIRES AZANHA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ILTON PEREIRA COSTA</text:p>
            <text:p/>
            <text:p>MILTON PEREIRA COSTA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EDRO FUKUYEI YAMAGUCHI FERREIR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EDRO ALEIXO, DR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PITACIO PESSOA, PRES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AUL PILL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EDRO TEIXEIR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CARLOS DE ANDRADA E SILV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UIS SAIA, ARQ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AULO ROLIM LOUREIRO, D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EDRO DE FRONTIN, ALM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ERNANDO DE AZEVEDO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DE ANCHIETA, PE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AUGUSTO BREVES, DR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NRIQUE FELIPE DA COSTA - HENRICA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A E ARTUR BEGBIE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NEWTON REIS, GEN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IMILDA DO SANTISSIMO SACRAMENTO, ME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AIMUNDO CORREI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AMERICO DE ALMEID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BENTO DE ASSIS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RMANDO CRIDEY RIGHETTI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PISTRANO DE ABREU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RLOS PASQUALE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ZEQUIEL RAMOS JUNIOR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UD MENNUCCI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PEDRO LEITE CORDEIRO, DR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IRGILIO DE MELLO FRANCO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MP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HONORIO RODRIGUE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BS</text:p>
          </table:table-cell>
          <table:table-cell office:value-type="string" table:style-name="ce21">
            <text:p>NEUSA BASSETTO, PROFA.</text:p>
          </table:table-cell>
          <table:table-cell office:value-type="float" office:value="4" table:style-name="ce4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SSAD ABDAL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ALIA FRANCO BASTO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CARLOS DE FIGUEIREDO FERRAZ, PRE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FRANZOLIN NETO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ROSANGELA RODRIGUES VIEIRA, PROFA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ANTONIO CARLOS DA ROCHA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ERAFIN MARTINEZ GUTIERREZ, PE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NUARIO MANTELLI NETO, DEP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EX MARTINS COSTA, PROF, MAESTRO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CTAVIO MANGABEIR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MADEU AMARAL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THELO FRANCO, GEN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CKSON DE FIGUEIRED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PINHEIRO, PRES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19 DE NOVEMBR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IRMINO TIBURCIO DA COST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BRAO DE MORAES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UMBERTO DE CAMPO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BONIFACI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IRU, VISC. DE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RTHUR ALVIM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VIEIRA, PE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ENNY GOMES, D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WANNY SALGADO ROCHA, PROF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NRIQUE PEGADO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UAREZ TAVORA, MAL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RANCISCO DE MONT' ALVERNE, FREI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UIS WASHINGTON VIT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UILHERME DE ALMEID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ECILIA MEIRELE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DGARD CAVALHEIR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RTHUR AZEVED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NRIQUE, INFANTE D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ABIO DA SILVA PRADO, DR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ILVIO FLEMING, MJ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MILIANO DI CAVALCANTI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EONOR MENDES DE BARRO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E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UA, BR. DE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BS</text:p>
          </table:table-cell>
          <table:table-cell office:value-type="string" table:style-name="ce21">
            <text:p>VERA LUCIA APARECIDA RIBEIRO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AUL POMPEI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ICTOR CIVIT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DO RIBEIRO LUZ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RNESTO DE MORAES LEME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RNANI SILVA BRUNO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ERNANDO GRACIOSO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M</text:p>
          </table:table-cell>
          <table:table-cell office:value-type="string" table:style-name="ce21">
            <text:p>GUIOMAR CABRAL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KAUFFMANN , DR.</text:p>
          </table:table-cell>
          <table:table-cell office:value-type="float" office:value="4" table:style-name="ce4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EMO RINALDI NADDEO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ECANTO DOS HUMILDES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RDIM MONTE BELO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NZO ANTONIO SILVESTRIN, PROF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O LAGO</text:p>
          </table:table-cell>
          <table:table-cell office:value-type="float" office:value="4" table:style-name="ce4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UE DE CASTRO, PROF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DGARD CARONE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PERA MARMEL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PERU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VILA ATLANTIC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HILO GONCALVES DOS SANTOS, PROF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ITY JARAGUA IV</text:p>
          </table:table-cell>
          <table:table-cell office:value-type="float" office:value="4" table:style-name="ce4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RDIM DA CONQUIST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LI DIAS, PROF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PARQUE ANHANGUER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JAGUARE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BADR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LIANE BENUTE LESSA AYRES GONCALVES, PROFESSORA- NANY BENUTE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OISES ELIAS DE SOUZA, TTE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ICE MEIRELLES REIS, PROF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OGE FERREIRA, DEP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STACAO JARAGU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HACARA TURISTIC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RODRIGUES DE CAMPOS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SPIRIDIAO ROSAS, MAL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DILERMANDO DIAS DOS SANTOS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IBAL FREIRE, MIN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MARIA PINTO DUARTE, TTE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O KOSEL FILHO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ONTEIRO LOBAT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ABRIEL PRESTES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IBERATO BITTENCOURT, GEN.</text:p>
          </table:table-cell>
          <table:table-cell office:value-type="float" office:value="4" table:style-name="ce4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EOPOLDINA, IMP.</text:p>
          </table:table-cell>
          <table:table-cell office:value-type="float" office:value="4" table:style-name="ce4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ENATO ANTONIO CHECCHIA, PROF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ICENTE DE PAULO DALE COUTINHO, GEN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EONEL FRANCA, PE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UIZ DAVID SOBRINHO, PROF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ULIO DE OLIVEIR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NDIDO PORTINARI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AULO PRADO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NRIQUE RAYMUNDO DYOTT FONTENELLE, BRIG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NRIQUE GEISEL, GEN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IRO RAMO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UI BLOEM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MADEU MENDES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UCLIDES CUSTODIO DA SILVEIRA, DES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FERRAZ DE CAMPOS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ABRIEL SYLVESTRE TEIXEIRA DE CARVALHO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ILVIO PORTUGAL, DES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PJ</text:p>
          </table:table-cell>
          <table:table-cell office:value-type="string" table:style-name="ce21">
            <text:p>EMEFM</text:p>
          </table:table-cell>
          <table:table-cell office:value-type="string" table:style-name="ce21">
            <text:p>ANTONIO ALVES VERISSIMO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SYLVIO HECK, ALM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DE SOUZA FERRAZ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O SCHONBERG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RLOS AUGUSTO DE QUEIROZ ROCH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LZA MAIA COSTA FREIRE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RESTES MAI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ILIANE VERZINI SILVA, PROF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DO DA TOFORI, PE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PAULO GONCALO DOS SANTOS, PROF.</text:p>
            <text:p><text:s/></text:p>
            <text:p><text:s/>PAULO GONCALO DOS SANTOS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CAMINHO DO MAR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A MARIA ALVES BENETTI, PROF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LUCIA DOS SANTOS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MELIA RODRIGUES DE OLIVEIRA, PROFA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HIQUINHA RODRIGUES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QUIM CANDIDO DE AZEVEDO MARQUES, DES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M</text:p>
          </table:table-cell>
          <table:table-cell office:value-type="string" table:style-name="ce21">
            <text:p>LINNEU PRESTES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RLOS DE ANDRADE RIZZINI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LAERTE RAMOS DE CARVALHO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GUALBERTO DO AMARAL CARVALH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CARLOS DE ABREU SODRE, DR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ENOR NASCENTE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NOEL CARLOS DE FIGUEIREDO FERRAZ, DES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O SUSSUMU HIRATA, DEP.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ISABEL VIEIRA FERREIRA, PROFA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IRADENTES, AL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EREIRA CARNEIRO, CDE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LOGERAS, MIN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BERNARDO O HIGGINS</text:p>
          </table:table-cell>
          <table:table-cell office:value-type="float" office:value="4" table:style-name="ce4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RY PARREIRAS, ALM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NA VIEIRA DE CARVALHO MESQUIT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ABIB CARLOS KYRILLOS, DR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NTONIO DE SAMPAIO DORIA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RMANDO ARRUDA PEREIR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CILDA BECKER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NELSON PIMENTEL QUEIROZ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A</text:p>
          </table:table-cell>
          <table:table-cell office:value-type="string" table:style-name="ce21">
            <text:p>EMEBS</text:p>
          </table:table-cell>
          <table:table-cell office:value-type="string" table:style-name="ce21">
            <text:p>ANNE SULLIVAN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NRIQUE SOUZA FILHO - HENFIL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BENEDITO DE JESUS BATISTA LAURINDO - PE BATIST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ULIO DE GRAMMONT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M</text:p>
          </table:table-cell>
          <table:table-cell office:value-type="string" table:style-name="ce21">
            <text:p>RUBENS PAIV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ARLOS CORREA MASCARO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HEREZA MACIEL DE PAULA PROFA.</text:p>
          </table:table-cell>
          <table:table-cell office:value-type="float" office:value="3" table:style-name="ce4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ARDIM DAS LARANJEIRA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IA APARECIDA VILASBOAS, PROFA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AZENDA DA JUT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IUSEPPE TAVOLARO, PROF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CANDIDA DORA PINO PRETINI, PROF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TATIANA BELINKY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ALTO ALEGRE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IRGINIA LORISA ZEITOURIAN CAMARGO, PROF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ARQUE BOA ESPERANCA II</text:p>
          </table:table-cell>
          <table:table-cell office:value-type="float" office:value="-1" table:style-name="ce41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MARTIN LUTHER KING JR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BARTOLOMEU CAMPOS DE QUEIROS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CARLOS NICOLETO - ZITO, PROFESSOR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CLAMAD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WLADIMIR DE TOLEDO PIZA,PRE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DIRCE GENESIO DOS SANTOS, PROF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MARIA LISBOA DA SILVA, PROF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RLINDO CAETANO FILHO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ELICIO PAGLIUSO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AQUIM OSORIO DUQUE ESTRAD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OELHO NET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LINIO DE QUEIROZ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MARIA WHITAKER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ODRIGO MELLO FRANCO DE ANDRADE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IVADAVIA MARQUES JUNIOR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CHILLES DE OLIVEIRA RIBEIRO, DES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JOSE LINS DO REGO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NRIQUE MELEGA, PROF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TAUNAY, VISC. DE</text:p>
          </table:table-cell>
          <table:table-cell office:value-type="float" office:value="-3" table:style-name="ce41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EMILIO RIBA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LORES DA CUNHA, DEP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RMANDO DE SALLES OLIVEIR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BRASILIO MACHADO NETO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HERALDO BARBUY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INICIUS DE MORAE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RODRIGUES DE CARVALHO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OLIVAL COST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LAUDIO MANOEL DA COSTA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LCEU AMOROSO LIMA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CIDADE DE OSAKA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GREGORIO WESTRUPP, PE.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IVETE VARGAS, DEP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VILANOVA ARTIGAS, ARQ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PAULO DUARTE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CEU EMEF</text:p>
          </table:table-cell>
          <table:table-cell office:value-type="string" table:style-name="ce21">
            <text:p>DOMINGOS RUBINO, PROF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BENEDITO MONTENEGRO, PROF.</text:p>
          </table:table-cell>
          <table:table-cell office:value-type="float" office:value="2" table:style-name="ce4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AMELIA, IMP. DA.</text:p>
          </table:table-cell>
          <table:table-cell office:value-type="float" office:value="0" table:style-name="ce4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1">
            <text:p>SM</text:p>
          </table:table-cell>
          <table:table-cell office:value-type="string" table:style-name="ce21">
            <text:p>EMEF</text:p>
          </table:table-cell>
          <table:table-cell office:value-type="string" table:style-name="ce21">
            <text:p>FORTE DOS REIS MAGOS</text:p>
          </table:table-cell>
          <table:table-cell office:value-type="float" office:value="1" table:style-name="ce4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/>
          </table:table-cell>
          <table:table-cell office:value-type="string" table:style-name="ce22">
            <text:p/>
          </table:table-cell>
          <table:table-cell office:value-type="string" table:style-name="ce22">
            <text:p/>
          </table:table-cell>
          <table:table-cell office:value-type="string" table:style-name="ce41">
            <text:p>515</text:p>
          </table:table-cell>
          <table:table-cell table:number-columns-repeated="16380"/>
        </table:table-row>
        <table:table-row table:number-rows-repeated="1048015" table:style-name="ro2">
          <table:table-cell table:number-columns-repeated="16384"/>
        </table:table-row>
      </table:table>
      <table:table table:name="portugues" table:style-name="ta1">
        <table:table-column table:style-name="co1" table:default-cell-style-name="ce1"/>
        <table:table-column table:style-name="co7" table:default-cell-style-name="ce1"/>
        <table:table-column table:style-name="co5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23">
            <text:p>SIGLA</text:p>
          </table:table-cell>
          <table:table-cell office:value-type="string" table:style-name="ce23">
            <text:p>TIPO</text:p>
          </table:table-cell>
          <table:table-cell office:value-type="string" table:style-name="ce23">
            <text:p>DESLOC</text:p>
          </table:table-cell>
          <table:table-cell office:value-type="string" table:style-name="ce23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IPIO CORREA NETO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DA TEREZINHA CHICA MEDEIROS, PROFA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ALICE BORGES GHION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ILEUSA CAETANO DA SILVA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DAISY AMADIO FUJIWARA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BUTANT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ILA MUNCK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RDIM PAULO VI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CESAR ARRUDA CASTANHO, DEP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DE ALCANTARA MACHADO FILHO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MORIM LIMA, DES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HEODOMIRO DIAS, DES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DEODORO DA FONSECA, MAL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RTHUR WHITAKER, DES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ARSILA DO AMARAL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IPIO ANDRADA SERPA, TTE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CIDES GONCALVES ETCHEGOYEN, GEN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XXIII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OLANO TRINDADE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UIZ EDUARDO MATARAZZO, CDE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ULIO MESQUIT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IBRAHIM NOBRE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BRASIL-JAPAO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VARO SILVA BRAGA, GEN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OBERTO MANGE, PROF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UCLYDES DE OLIVEIRA FIGUEIREDO, GEN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ANTONIETA D'ALKIMIN BASTO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LAVO PEZZOTTI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DIAS DA SILVEIRA, D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DUCANDARIO DOM DUARTE, ANEXA AO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EOFILO BENEDITO OTTONI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IANNA MOOG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B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EDRO NAV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ERA LUCIA FUSCO BORBA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ALVES DA SILVA, SG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ERESA MARGARIDA DA SILVA E ORT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RITA LOPES PONTES - IRMA DULCE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URO FACCIO GONCALVES - ZACARI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ORENCO MANOEL SPARAPAN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YRO ALBUQUERQUE, DEP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OLYMPIO PEREIRA FILH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NA SILVEIRA PEDREIR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AULO FREIRE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EREMUNDO TOTH, DOM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EREZINHA MOTA DE FIGUEIRED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SARA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RITA DE CASSIA PINHEIRO SIMOES BRAGA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RANCISCO REBOL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BLOTA JUNIOR, DEP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CASA BLANC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HERMES FERREIRA DE SOUZ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FEITICO DA VIL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IANFRANCESCO GUARNIERI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MARIO FITTIPALDI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CANTOS DO AMANHECER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VILA DO SOL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RDIM MITSUTANI I - PAULO PATARRA, JORNALIST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HACARA SONHO AZUL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JOSE SARAMAG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PARAISOPOLI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FRANCISCO CAVALCANTE, PROF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 BOI MIRIM I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 BOI MIRIM II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LI FERRAZ TORRES BONFIM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OCRATES BRASILEIRO SAMPAIO DE SOUSA VIEIRA DE OLIVEIR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MPO LIMPO III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ILLOR FERNANDES, JORNALIST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MPO LIMPO II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ERIMETRAL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DIVALDO DOS SANTOS DANTAS, PROF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RBERT DE SOUZA - BETINH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DONATO SUSUMU KIMUR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BERENICE DOS SANTOS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HEODOMIRO MONTEIRO DO AMARAL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O MOURA E ALBUQUERQUE, BEL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ROLINA RENNO RIBEIRO DE OLIVEIRA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LIVEIRA VIAN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O MARQUES DE OLIVEIRA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LEMENTE PASTORE, PROF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ESTANISLAU DO AMARAL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O RANGEL, CEL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RGE AMERICANO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UCLIDES DA CUNH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IRACEMA MARQUES DA SILVEIRA, PROFA.</text:p>
          </table:table-cell>
          <table:table-cell office:value-type="float" office:value="4" table:style-name="ce4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EVY DE AZEVEDO SODRE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TONIEL MOT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ROCOPIO FERREIR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IRTON ARANTES RIBEIR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UIZ TENORIO DE BRITO, CEL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DHEMAR DE BARROS, PRE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ALIMERCIO DE REZENDE, CEL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URICIO SIMA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EONARDO VILLAS BOA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YNESIO ROCHA, MIN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ZULMIRA CAVALHEIRO FAUSTINO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AULO COLOMBO PEREIRA DE QUEIROZ, DES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DE GAULLE, GEN.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AGUNDES VARELL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DEZOITO DO FORTE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RACINHAS DA FEB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PEDRO DE CARVALHO NETO, DR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ODESTO SCAGLIUSI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22 DE MARC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L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ICARDO VITIELLO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ULYSSES DA SYLVEIRA GUIMARA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LORESTAN FERNANDES, PROF.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DAMIAO, FREI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EDRO GERALDO SCHUNCK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PEGORARO, PE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NA MELANDER COUTINHO, PROF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YRTON OLIVEIRA SAMPAIO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CIDADE DUTR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TRES LAGOS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ARGEM GRANDE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DA SILVA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MANOEL VIEIRA DE QUEIROZ FILHO</text:p>
          </table:table-cell>
          <table:table-cell office:value-type="float" office:value="-3" table:style-name="ce43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OURIVAL BRANDAO DOS SANTO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VILA RUBI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ONSTELACAO DO INDI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RLOS FRANCISCO GASPAR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DINA ANALIA AGOSTINHA TADDEO CONDE, PROF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ENY MARIA MUNIZ ALMEIDA KLEIN PUSSINELLI, PROFA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ARGEM GRANDE II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LINIO MARCO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JARDIM ELIAN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LACIDO DE CASTR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ITOR DE ANDRADE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MEIDA JUNIOR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FRANIO DE MELLO FRANCO, DR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DE DEUS CARDOSO DE MELL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LEGARIO MARIAN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ILTON FERREIRA DE ALBUQUERQUE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LIZA RACHEL MACEDO DE SOUZA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NOEL DE ABREU, D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QUIM BENTO ALVES DE LIMA NETO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EODOMIRO TOLEDO PIZA, DES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AULO SETUBAL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AMADEI, ENG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IGUEL VIEIRA FERREIRA, D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CS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LINIO SALGAD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OBERTO PATRICI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RDIM GUARANI - JOSE ALFREDO APOLINARI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RDIM DAMASCENO I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HERMINIO RODRIGUES, CEL. PM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JARDIM PAULISTAN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IRA ALAYDE ALVARENGA MEDEA, PROF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NEIR AUGUSTO LOPES, PROF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ZILKA SALABERRY DE CARVALHO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ILBERTO DUPAS, PROF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BS</text:p>
          </table:table-cell>
          <table:table-cell office:value-type="string" table:style-name="ce24">
            <text:p>MARIO PEREIRA BICUDO, PROF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APARECIDA RODRIGUES CINTRA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ILIAN MASO, PROF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RIMO PASCOLI MELARE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AULO NOGUEIRA FILH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NILO PECANHA, PRES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LINIO AYROS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NINHA GRASSI FAGUNDES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RICO VERISSIMO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ILTOM CAMPOS, SEN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DRE RODRIGUES DE ALCKMIN, PROF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AUL FERNANDES, EMB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HEO DUTR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PRUDENTE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EBASTIAO NOGUEIRA DE LIMA, DES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STRO ALV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AMOS COMENIU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SVALDO QUIRINO SIMOE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REDERICO GUSTAVO DOS SANTOS, TTE. AVIADOR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EDRO AMERICO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LIAS DE SIQUEIRA CAVALCANTI, D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UMBERTO DANTA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ROLDO DE AZEVED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GELINA MAFFEI VITA, D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ARCIA DAVILA, CTE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TEOTONIO VILELA, SEN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ECILIA MORAES DE VASCONCELOS, PROFA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CILIO DIA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FO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ERALDO SESSO JUNIOR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IDEMIA DE GODOY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EXANDRE VANNUCHI LEME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UIS CARLOS PRESTES, SEN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QUIRINO CARNEIRO RENN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LIAS SHAMMAS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LINDA MENEZES SERRA VIDAL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NA LAMBERGA ZEGLIO, VE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DAVILA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IO SERGIO POMPEU DE TOLEDO, DEP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LAUDIA BARTOLOMAZI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ILSON DELANE, PROF.</text:p>
          </table:table-cell>
          <table:table-cell office:value-type="float" office:value="-2" table:style-name="ce4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UIZ ROBERTO MEGA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INACIO MONTEIR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JAMBEIR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AGUA AZUL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LAJEAD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DIAS GOM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ONJ HABITACIONAL BARRO BRANCO II - C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EL FERNANDES DE SOUZ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ELIA REGINA ANDERY BRAGA, PROF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LINA COUTINHO LOURENCO ALVES, PROFESSOR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APARECIDA MAGNANELLI FERNANDES, PROF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APARECIDA DO NASCIMENTO, PROFA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DE LIMA PAIVA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INTE E CINCO DE JANEIR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NA ANGELICA DE JESUS, MADRE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ATURNINO PEREIRA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M</text:p>
          </table:table-cell>
          <table:table-cell office:value-type="string" table:style-name="ce24">
            <text:p>OSWALDO ARANHA BANDEIRA DE MELL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URICIO GOULART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LADIMIR HERZOG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RIBEIRO DE BARROS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EXANDRE DE GUSMA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USCELINO KUBITSCHEK DE OLIVEIRA, PRES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PEREIRA IGNACIO</text:p>
          </table:table-cell>
          <table:table-cell office:value-type="float" office:value="-2" table:style-name="ce4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URELIANO LEITE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G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AUGUSTO CESAR SALGADO, DR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UIZ GONZAGA DO NASCIMENTO JR. - GONZAGUINH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RANCISCO DA SILVEIRA BUENO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ERICLES EUGENIO DA SILVA RAMO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MENINO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MARA CRISTINA TARTAGLIA SENA, PROFA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RCILIA DE CAMPOS COST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BRAO HUCK, DR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OBERTO PLINIO COLACIOPPO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BS</text:p>
          </table:table-cell>
          <table:table-cell office:value-type="string" table:style-name="ce24">
            <text:p>HELEN KELLER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ARIA LIMA, BRIG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XIAS, DUQUE DE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ELSO LEITE RIBEIRO FILH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MARIA LISBO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URICO GASPAR DUTRA, MAL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YLVIA MARTIN PIRES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LAVO FONTOUR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QUIM NABUC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SSIANO RICARD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DO PATROCINI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EAO MACHAD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CAMPOS SALLES, PRES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DE ALCANTARA MACHAD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RANCISCO MEIRELLES, DES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CARLOS DA SILVA BORGES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NOEL DE PAIVA, PE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EAN MERMOZ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IRINEU MARINH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UTH LOPES ANDRADE, PROFA.</text:p>
          </table:table-cell>
          <table:table-cell office:value-type="float" office:value="-2" table:style-name="ce4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QUEIROZ FILHO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SORIO, GEN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LEOMENES CAMPO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UREA RIBEIRO XAVIER LOPES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LENE RONDELLI, PROFA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RUDENTE DE MORAIS, PRES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SCARENHAS DE MORAES, MAL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VARES DE AZEVED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TINO ARANT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EBASTIAO FRANCISCO, O NEGR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RANCISCO ALVES MENDES FILHO - CHICO MENDE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ULIO CESAR DE MELO E SOUSA-MALBA TAHAN, PROF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LOTILDE ROSA HENRIQUES ELIAS, PROFA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QUERINO RIBEIR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CONCEICAO APARECIDA DE JESUS, PROFA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PAULO GOMES CARDIM, PROF. DR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MARIA APARECIDA DE SOUZA CAMPOS, PROF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ILMAR TACCOLA , PROF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GUAS DE MARC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O COVAS, GOV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ORREIA DE MELLO, BRIG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RLOS CHAGAS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DUARDO PRADO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DANYLO JOSE FERNAND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YRES MARTINS TORRE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AROLDO VELOSO, BRIG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RTUR NEIV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BENEDITO CALIXTO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URELIO ARROBAS MARTINS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DUARTE DE ALMEIDA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8 DE MAI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KENNEDY, PRES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BARTOLOMEU LOURENCO DE GUSMA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NAOKI SUMITA, D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ICENTINA RIBEIRO DA LUZ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OQUETTE PINTO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ERGIO MILLIET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UIMARAES ROS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IQ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LLET, MAL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LIO FRANCO CHAVES, CEL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BS</text:p>
          </table:table-cell>
          <table:table-cell office:value-type="string" table:style-name="ce24">
            <text:p>LUCIE BRAY, ME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M</text:p>
          </table:table-cell>
          <table:table-cell office:value-type="string" table:style-name="ce24">
            <text:p>ANTONIO SAMPAIO, VE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ELIA REGINA LEKEVICIUS CONSOLIN, PROFA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JACAN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RDIM FONTALI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AULO CARNEIRO THOMAZ ALVES, GAL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NILCE CRUZ FIGUEIREDO, PROFA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AUL DE LEONI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M</text:p>
          </table:table-cell>
          <table:table-cell office:value-type="string" table:style-name="ce24">
            <text:p>DERVILLE ALLEGRETTI, PROF.</text:p>
          </table:table-cell>
          <table:table-cell office:value-type="float" office:value="-2" table:style-name="ce4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DOLPHO OTTO DE LAET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COS MELEG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ASTAO MOUTINHO, CTE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NOE AZEVEDO, PROF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RAMOS - PERNAMBUCO - ABOLICIONIST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SMERALDA SALLES PEREIRA RAMOS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TIN FRANCISCO RIBEIRO DE ANDRAD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ONDON, MAL.</text:p>
          </table:table-cell>
          <table:table-cell office:value-type="float" office:value="-2" table:style-name="ce4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XIMO DE MOURA SANTOS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LIVA IRENE BAYERLEIN SILV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UY BARBOS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LENA LOMBARDI BRAGA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RY GOMES, CEL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OMAO GOMES, CEL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DOMINGUES SAMPAI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EDRO I, D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AMANDARE, ALM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NEAS CARVALHO DE AGUIAR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BERTO SANTOS DUMONT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ULIO MARCONDES SALGADO, GEN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SANT ANA GALVAO, FREI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CTAVIO PEREIRA LOP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DSON RODRIGU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OURENCO FILH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HELENA FARIA LIMA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RANKLYN AUGUSTO DE MOURA CAMPOS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ODRIGUES ALV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HIRLEY GUIO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JT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IPOLITO JOSE DA COST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ERMIRIO DE MORAIS, SEN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HICO FALCONI, PE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NILDO DO AMARAL JUNIOR, PE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LAVIO AUGUSTO ROSA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UZEBIO ROCHA FILHO</text:p>
          </table:table-cell>
          <table:table-cell office:value-type="float" office:value="-2" table:style-name="ce4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ICENTE AMATO SOBRINHO, COM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M</text:p>
          </table:table-cell>
          <table:table-cell office:value-type="string" table:style-name="ce24">
            <text:p>DARCY RIBEIR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INO DE MATTOS, SEN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WANDA OVIDIO GONCALVES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MARIA CLARA MACHADO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LLIO TAVARES, D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PARQUE SAO CARLOS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VILA CURUC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TRES PONT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DAMA ENTRE RIOS VERD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NEUZA AVELINO DA SILVA MEL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IZABEL APARECIDA CRISTOVAO DA LUZ, PROF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URURE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SA MORETTI CAMARA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FA NICACIO ARAUJO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URANDI GOMES DE ARAUJO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RDIM BARTIR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MARIO PIRES AZANHA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ILTON PEREIRA COSTA</text:p>
            <text:p/>
            <text:p>MILTON PEREIRA COST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EDRO FUKUYEI YAMAGUCHI FERREIR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EDRO ALEIXO, D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PITACIO PESSOA, PRES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AUL PILL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EDRO TEIXEIR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CARLOS DE ANDRADA E SILVA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UIS SAIA, ARQ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AULO ROLIM LOUREIRO, D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EDRO DE FRONTIN, ALM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ERNANDO DE AZEVED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DE ANCHIETA, PE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AUGUSTO BREVES, D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NRIQUE FELIPE DA COSTA - HENRICA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A E ARTUR BEGBIE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NEWTON REIS, GEN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IMILDA DO SANTISSIMO SACRAMENTO, ME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AIMUNDO CORREI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AMERICO DE ALMEID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BENTO DE ASSIS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RMANDO CRIDEY RIGHETTI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PISTRANO DE ABREU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RLOS PASQUALE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ZEQUIEL RAMOS JUNIOR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UD MENNUCCI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PEDRO LEITE CORDEIRO, DR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IRGILIO DE MELLO FRANC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MP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HONORIO RODRIGUE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BS</text:p>
          </table:table-cell>
          <table:table-cell office:value-type="string" table:style-name="ce24">
            <text:p>NEUSA BASSETTO, PROFA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SSAD ABDAL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ALIA FRANCO BASTO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CARLOS DE FIGUEIREDO FERRAZ, PRE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FRANZOLIN NETO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ROSANGELA RODRIGUES VIEIRA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ANTONIO CARLOS DA ROCHA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ERAFIN MARTINEZ GUTIERREZ, PE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NUARIO MANTELLI NETO, DEP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EX MARTINS COSTA, PROF, MAESTR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CTAVIO MANGABEIR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MADEU AMARAL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THELO FRANCO, GEN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CKSON DE FIGUEIREDO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PINHEIRO, PRES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19 DE NOVEMBR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IRMINO TIBURCIO DA COST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BRAO DE MORAES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UMBERTO DE CAMPOS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BONIFACI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IRU, VISC. DE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RTHUR ALVIM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VIEIRA, PE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ENNY GOMES, D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WANNY SALGADO ROCHA, PROF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NRIQUE PEGAD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UAREZ TAVORA, MAL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RANCISCO DE MONT' ALVERNE, FREI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UIS WASHINGTON VIT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UILHERME DE ALMEID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ECILIA MEIRELE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DGARD CAVALHEIR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RTHUR AZEVEDO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NRIQUE, INFANTE D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ABIO DA SILVA PRADO, D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ILVIO FLEMING, MJ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MILIANO DI CAVALCANTI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EONOR MENDES DE BARRO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E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UA, BR. DE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BS</text:p>
          </table:table-cell>
          <table:table-cell office:value-type="string" table:style-name="ce24">
            <text:p>VERA LUCIA APARECIDA RIBEIRO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AUL POMPEI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ICTOR CIVIT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DO RIBEIRO LUZ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RNESTO DE MORAES LEME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RNANI SILVA BRUN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ERNANDO GRACIOSO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M</text:p>
          </table:table-cell>
          <table:table-cell office:value-type="string" table:style-name="ce24">
            <text:p>GUIOMAR CABRAL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IRO DE ALMEIDA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KAUFFMANN , DR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EMO RINALDI NADDEO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ECANTO DOS HUMILDES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RDIM MONTE BEL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NZO ANTONIO SILVESTRIN, PROF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O LAGO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  <text:p><text:s/></text:p>
            <text:p><text:s/>MILENA BENEDICTO, PROF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UE DE CASTRO, PROF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DGARD CARONE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PERA MARMELO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PERU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VILA ATLANTIC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HILO GONCALVES DOS SANTOS, PROF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ITY JARAGUA IV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RDIM DA CONQUIST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LI DIAS, PROF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PARQUE ANHANGUER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JAGUARE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BADR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LIANE BENUTE LESSA AYRES GONCALVES, PROFESSORA- NANY BENUTE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OISES ELIAS DE SOUZA, TTE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ICE MEIRELLES REIS, PROF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OGE FERREIRA, DEP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STACAO JARAGU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HACARA TURISTIC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RODRIGUES DE CAMPOS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SPIRIDIAO ROSAS, MAL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DILERMANDO DIAS DOS SANTO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IBAL FREIRE, MIN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MARIA PINTO DUARTE, TTE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O KOSEL FILH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ONTEIRO LOBAT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ABRIEL PRESTES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IBERATO BITTENCOURT, GEN.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EOPOLDINA, IMP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ENATO ANTONIO CHECCHIA, PROF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ICENTE DE PAULO DALE COUTINHO, GEN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EONEL FRANCA, PE.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UIZ DAVID SOBRINHO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ULIO DE OLIVEIR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NDIDO PORTINARI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AULO PRAD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NRIQUE RAYMUNDO DYOTT FONTENELLE, BRIG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NRIQUE GEISEL, GEN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IRO RAMO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UI BLOEM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MADEU MENDES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UCLIDES CUSTODIO DA SILVEIRA, DES.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FERRAZ DE CAMPOS, PROF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ABRIEL SYLVESTRE TEIXEIRA DE CARVALH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ILVIO PORTUGAL, DES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PJ</text:p>
          </table:table-cell>
          <table:table-cell office:value-type="string" table:style-name="ce24">
            <text:p>EMEFM</text:p>
          </table:table-cell>
          <table:table-cell office:value-type="string" table:style-name="ce24">
            <text:p>ANTONIO ALVES VERISSIMO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SYLVIO HECK, ALM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DE SOUZA FERRAZ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O SCHONBERG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RLOS AUGUSTO DE QUEIROZ ROCH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LZA MAIA COSTA FREIRE,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RESTES MAI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ILIANE VERZINI SILVA, PROF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DO DA TOFORI, PE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PAULO GONCALO DOS SANTOS, PROF.</text:p>
            <text:p><text:s/></text:p>
            <text:p><text:s/>PAULO GONCALO DOS SANTOS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CAMINHO DO MAR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A MARIA ALVES BENETTI, PROFA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LUCIA DOS SANTOS, PROFA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MELIA RODRIGUES DE OLIVEIRA, PROF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HIQUINHA RODRIGU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QUIM CANDIDO DE AZEVEDO MARQUES, DES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M</text:p>
          </table:table-cell>
          <table:table-cell office:value-type="string" table:style-name="ce24">
            <text:p>LINNEU PRESTES, PROF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RLOS DE ANDRADE RIZZINI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LAERTE RAMOS DE CARVALHO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GUALBERTO DO AMARAL CARVALH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CARLOS DE ABREU SODRE, DR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ENOR NASCENTES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NOEL CARLOS DE FIGUEIREDO FERRAZ, DES.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O SUSSUMU HIRATA, DEP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ISABEL VIEIRA FERREIRA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IRADENTES, AL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EREIRA CARNEIRO, CDE.</text:p>
          </table:table-cell>
          <table:table-cell office:value-type="float" office:value="3" table:style-name="ce4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LOGERAS, MIN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BERNARDO O HIGGINS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RY PARREIRAS, ALM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NA VIEIRA DE CARVALHO MESQUIT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ABIB CARLOS KYRILLOS, DR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NTONIO DE SAMPAIO DORIA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RMANDO ARRUDA PEREIR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CILDA BECKER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NELSON PIMENTEL QUEIROZ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A</text:p>
          </table:table-cell>
          <table:table-cell office:value-type="string" table:style-name="ce24">
            <text:p>EMEBS</text:p>
          </table:table-cell>
          <table:table-cell office:value-type="string" table:style-name="ce24">
            <text:p>ANNE SULLIVAN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NRIQUE SOUZA FILHO - HENFIL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BENEDITO DE JESUS BATISTA LAURINDO - PE BATIST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ULIO DE GRAMMONT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M</text:p>
          </table:table-cell>
          <table:table-cell office:value-type="string" table:style-name="ce24">
            <text:p>RUBENS PAIV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ARLOS CORREA MASCAR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HEREZA MACIEL DE PAULA PROFA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ARDIM DAS LARANJEIRA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IA APARECIDA VILASBOAS, PROF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AZENDA DA JUT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IUSEPPE TAVOLARO, PROF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CANDIDA DORA PINO PRETINI, PROF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TATIANA BELINKY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ALTO ALEGRE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IRGINIA LORISA ZEITOURIAN CAMARGO, PROF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ARQUE BOA ESPERANCA II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MARTIN LUTHER KING JR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BARTOLOMEU CAMPOS DE QUEIRO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CARLOS NICOLETO - ZITO, PROFESSOR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CLAMAD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WLADIMIR DE TOLEDO PIZA,PRE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DIRCE GENESIO DOS SANTOS, PROF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MARIA LISBOA DA SILVA, PROFA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RLINDO CAETANO FILH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ELICIO PAGLIUS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AQUIM OSORIO DUQUE ESTRAD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OELHO NETO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LINIO DE QUEIROZ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MARIA WHITAKER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ODRIGO MELLO FRANCO DE ANDRADE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IVADAVIA MARQUES JUNIOR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CHILLES DE OLIVEIRA RIBEIRO, DES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JOSE LINS DO REGO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NRIQUE MELEGA, PROF.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TAUNAY, VISC. DE</text:p>
          </table:table-cell>
          <table:table-cell office:value-type="float" office:value="-3" table:style-name="ce43">
            <text:p>-3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EMILIO RIBAS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LORES DA CUNHA, DEP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RMANDO DE SALLES OLIVEIR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BRASILIO MACHADO NETO</text:p>
          </table:table-cell>
          <table:table-cell office:value-type="float" office:value="-1" table:style-name="ce43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HERALDO BARBUY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INICIUS DE MORAE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RODRIGUES DE CARVALHO</text:p>
          </table:table-cell>
          <table:table-cell office:value-type="float" office:value="-2" table:style-name="ce43">
            <text:p>-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OLIVAL COSTA</text:p>
          </table:table-cell>
          <table:table-cell office:value-type="float" office:value="2" table:style-name="ce4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LAUDIO MANOEL DA COST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LCEU AMOROSO LIMA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CIDADE DE OSAKA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GREGORIO WESTRUPP, PE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IVETE VARGAS, DEP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VILANOVA ARTIGAS, ARQ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PAULO DUARTE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CEU EMEF</text:p>
          </table:table-cell>
          <table:table-cell office:value-type="string" table:style-name="ce24">
            <text:p>DOMINGOS RUBIN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BENEDITO MONTENEGRO, PROF.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AMELIA, IMP. DA.</text:p>
          </table:table-cell>
          <table:table-cell office:value-type="float" office:value="1" table:style-name="ce4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SM</text:p>
          </table:table-cell>
          <table:table-cell office:value-type="string" table:style-name="ce24">
            <text:p>EMEF</text:p>
          </table:table-cell>
          <table:table-cell office:value-type="string" table:style-name="ce24">
            <text:p>FORTE DOS REIS MAGOS</text:p>
          </table:table-cell>
          <table:table-cell office:value-type="float" office:value="0" table:style-name="ce4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25">
            <text:p/>
          </table:table-cell>
          <table:table-cell office:value-type="string" table:style-name="ce43">
            <text:p>275</text:p>
          </table:table-cell>
          <table:table-cell table:number-columns-repeated="16380"/>
        </table:table-row>
        <table:table-row table:number-rows-repeated="1048014" table:style-name="ro2">
          <table:table-cell table:number-columns-repeated="16384"/>
        </table:table-row>
      </table:table>
      <table:table table:name="biologia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26">
            <text:p>SIGLA</text:p>
          </table:table-cell>
          <table:table-cell office:value-type="string" table:style-name="ce26">
            <text:p>TIPO</text:p>
          </table:table-cell>
          <table:table-cell office:value-type="string" table:style-name="ce26">
            <text:p>DESLOC</text:p>
          </table:table-cell>
          <table:table-cell office:value-type="string" table:style-name="ce26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G</text:p>
          </table:table-cell>
          <table:table-cell office:value-type="string" table:style-name="ce27">
            <text:p>EMEFM</text:p>
          </table:table-cell>
          <table:table-cell office:value-type="string" table:style-name="ce27">
            <text:p>OSWALDO ARANHA BANDEIRA DE MELLO</text:p>
          </table:table-cell>
          <table:table-cell office:value-type="float" office:value="2" table:style-name="ce44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JT</text:p>
          </table:table-cell>
          <table:table-cell office:value-type="string" table:style-name="ce27">
            <text:p>EMEFM</text:p>
          </table:table-cell>
          <table:table-cell office:value-type="string" table:style-name="ce27">
            <text:p>ANTONIO SAMPAIO, VER.</text:p>
          </table:table-cell>
          <table:table-cell office:value-type="float" office:value="1" table:style-name="ce4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JT</text:p>
          </table:table-cell>
          <table:table-cell office:value-type="string" table:style-name="ce27">
            <text:p>EMEFM</text:p>
          </table:table-cell>
          <table:table-cell office:value-type="string" table:style-name="ce27">
            <text:p>DERVILLE ALLEGRETTI, PROF.</text:p>
          </table:table-cell>
          <table:table-cell office:value-type="float" office:value="0" table:style-name="ce4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MP</text:p>
          </table:table-cell>
          <table:table-cell office:value-type="string" table:style-name="ce27">
            <text:p>EMEFM</text:p>
          </table:table-cell>
          <table:table-cell office:value-type="string" table:style-name="ce27">
            <text:p>DARCY RIBEIRO</text:p>
          </table:table-cell>
          <table:table-cell office:value-type="float" office:value="0" table:style-name="ce4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PJ</text:p>
          </table:table-cell>
          <table:table-cell office:value-type="string" table:style-name="ce27">
            <text:p>EMEFM</text:p>
          </table:table-cell>
          <table:table-cell office:value-type="string" table:style-name="ce27">
            <text:p>GUIOMAR CABRAL</text:p>
          </table:table-cell>
          <table:table-cell office:value-type="float" office:value="1" table:style-name="ce4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PJ</text:p>
          </table:table-cell>
          <table:table-cell office:value-type="string" table:style-name="ce27">
            <text:p>EMEFM</text:p>
          </table:table-cell>
          <table:table-cell office:value-type="string" table:style-name="ce27">
            <text:p>ANTONIO ALVES VERISSIMO</text:p>
          </table:table-cell>
          <table:table-cell office:value-type="float" office:value="0" table:style-name="ce4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SA</text:p>
          </table:table-cell>
          <table:table-cell office:value-type="string" table:style-name="ce27">
            <text:p>EMEFM</text:p>
          </table:table-cell>
          <table:table-cell office:value-type="string" table:style-name="ce27">
            <text:p>LINNEU PRESTES, PROF.</text:p>
          </table:table-cell>
          <table:table-cell office:value-type="float" office:value="1" table:style-name="ce4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SM</text:p>
          </table:table-cell>
          <table:table-cell office:value-type="string" table:style-name="ce27">
            <text:p>EMEFM</text:p>
          </table:table-cell>
          <table:table-cell office:value-type="string" table:style-name="ce27">
            <text:p>RUBENS PAIVA</text:p>
          </table:table-cell>
          <table:table-cell office:value-type="float" office:value="0" table:style-name="ce44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/>
          </table:table-cell>
          <table:table-cell office:value-type="string" table:style-name="ce28">
            <text:p/>
          </table:table-cell>
          <table:table-cell office:value-type="string" table:style-name="ce28">
            <text:p/>
          </table:table-cell>
          <table:table-cell office:value-type="string" table:style-name="ce44">
            <text:p>5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  <table:table table:name="espanhol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29">
            <text:p>SIGLA</text:p>
          </table:table-cell>
          <table:table-cell office:value-type="string" table:style-name="ce29">
            <text:p>TIPO</text:p>
          </table:table-cell>
          <table:table-cell office:value-type="string" table:style-name="ce29">
            <text:p>DESLOC</text:p>
          </table:table-cell>
          <table:table-cell office:value-type="string" table:style-name="ce29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G</text:p>
          </table:table-cell>
          <table:table-cell office:value-type="string" table:style-name="ce30">
            <text:p>EMEFM</text:p>
          </table:table-cell>
          <table:table-cell office:value-type="string" table:style-name="ce30">
            <text:p>OSWALDO ARANHA BANDEIRA DE MELLO</text:p>
          </table:table-cell>
          <table:table-cell office:value-type="float" office:value="1" table:style-name="ce4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JT</text:p>
          </table:table-cell>
          <table:table-cell office:value-type="string" table:style-name="ce30">
            <text:p>EMEFM</text:p>
          </table:table-cell>
          <table:table-cell office:value-type="string" table:style-name="ce30">
            <text:p>ANTONIO SAMPAIO, VER.</text:p>
          </table:table-cell>
          <table:table-cell office:value-type="float" office:value="0" table:style-name="ce45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JT</text:p>
          </table:table-cell>
          <table:table-cell office:value-type="string" table:style-name="ce30">
            <text:p>EMEFM</text:p>
          </table:table-cell>
          <table:table-cell office:value-type="string" table:style-name="ce30">
            <text:p>DERVILLE ALLEGRETTI, PROF.</text:p>
          </table:table-cell>
          <table:table-cell office:value-type="float" office:value="0" table:style-name="ce45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MP</text:p>
          </table:table-cell>
          <table:table-cell office:value-type="string" table:style-name="ce30">
            <text:p>EMEFM</text:p>
          </table:table-cell>
          <table:table-cell office:value-type="string" table:style-name="ce30">
            <text:p>DARCY RIBEIRO</text:p>
          </table:table-cell>
          <table:table-cell office:value-type="float" office:value="1" table:style-name="ce4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PJ</text:p>
          </table:table-cell>
          <table:table-cell office:value-type="string" table:style-name="ce30">
            <text:p>EMEFM</text:p>
          </table:table-cell>
          <table:table-cell office:value-type="string" table:style-name="ce30">
            <text:p>GUIOMAR CABRAL</text:p>
          </table:table-cell>
          <table:table-cell office:value-type="float" office:value="0" table:style-name="ce45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PJ</text:p>
          </table:table-cell>
          <table:table-cell office:value-type="string" table:style-name="ce30">
            <text:p>EMEFM</text:p>
          </table:table-cell>
          <table:table-cell office:value-type="string" table:style-name="ce30">
            <text:p>ANTONIO ALVES VERISSIMO</text:p>
          </table:table-cell>
          <table:table-cell office:value-type="float" office:value="0" table:style-name="ce45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SA</text:p>
          </table:table-cell>
          <table:table-cell office:value-type="string" table:style-name="ce30">
            <text:p>EMEFM</text:p>
          </table:table-cell>
          <table:table-cell office:value-type="string" table:style-name="ce30">
            <text:p>LINNEU PRESTES, PROF.</text:p>
          </table:table-cell>
          <table:table-cell office:value-type="float" office:value="1" table:style-name="ce4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0">
            <text:p>SM</text:p>
          </table:table-cell>
          <table:table-cell office:value-type="string" table:style-name="ce30">
            <text:p>EMEFM</text:p>
          </table:table-cell>
          <table:table-cell office:value-type="string" table:style-name="ce30">
            <text:p>RUBENS PAIVA</text:p>
          </table:table-cell>
          <table:table-cell office:value-type="float" office:value="0" table:style-name="ce45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office:value-type="string" table:style-name="ce31">
            <text:p/>
          </table:table-cell>
          <table:table-cell office:value-type="string" table:style-name="ce45">
            <text:p>3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  <table:table table:name="fisica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32">
            <text:p>SIGLA</text:p>
          </table:table-cell>
          <table:table-cell office:value-type="string" table:style-name="ce32">
            <text:p>TIPO</text:p>
          </table:table-cell>
          <table:table-cell office:value-type="string" table:style-name="ce32">
            <text:p>DESLOC</text:p>
          </table:table-cell>
          <table:table-cell office:value-type="string" table:style-name="ce32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G</text:p>
          </table:table-cell>
          <table:table-cell office:value-type="string" table:style-name="ce33">
            <text:p>EMEFM</text:p>
          </table:table-cell>
          <table:table-cell office:value-type="string" table:style-name="ce33">
            <text:p>OSWALDO ARANHA BANDEIRA DE MELLO</text:p>
          </table:table-cell>
          <table:table-cell office:value-type="float" office:value="2" table:style-name="ce46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JT</text:p>
          </table:table-cell>
          <table:table-cell office:value-type="string" table:style-name="ce33">
            <text:p>EMEFM</text:p>
          </table:table-cell>
          <table:table-cell office:value-type="string" table:style-name="ce33">
            <text:p>ANTONIO SAMPAIO, VER.</text:p>
          </table:table-cell>
          <table:table-cell office:value-type="float" office:value="0" table:style-name="ce4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JT</text:p>
          </table:table-cell>
          <table:table-cell office:value-type="string" table:style-name="ce33">
            <text:p>EMEFM</text:p>
          </table:table-cell>
          <table:table-cell office:value-type="string" table:style-name="ce33">
            <text:p>DERVILLE ALLEGRETTI, PROF.</text:p>
          </table:table-cell>
          <table:table-cell office:value-type="float" office:value="0" table:style-name="ce4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MP</text:p>
          </table:table-cell>
          <table:table-cell office:value-type="string" table:style-name="ce33">
            <text:p>EMEFM</text:p>
          </table:table-cell>
          <table:table-cell office:value-type="string" table:style-name="ce33">
            <text:p>DARCY RIBEIRO</text:p>
          </table:table-cell>
          <table:table-cell office:value-type="float" office:value="0" table:style-name="ce4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PJ</text:p>
          </table:table-cell>
          <table:table-cell office:value-type="string" table:style-name="ce33">
            <text:p>EMEFM</text:p>
          </table:table-cell>
          <table:table-cell office:value-type="string" table:style-name="ce33">
            <text:p>GUIOMAR CABRAL</text:p>
          </table:table-cell>
          <table:table-cell office:value-type="float" office:value="0" table:style-name="ce4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PJ</text:p>
          </table:table-cell>
          <table:table-cell office:value-type="string" table:style-name="ce33">
            <text:p>EMEFM</text:p>
          </table:table-cell>
          <table:table-cell office:value-type="string" table:style-name="ce33">
            <text:p>ANTONIO ALVES VERISSIMO</text:p>
          </table:table-cell>
          <table:table-cell office:value-type="float" office:value="0" table:style-name="ce4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SA</text:p>
          </table:table-cell>
          <table:table-cell office:value-type="string" table:style-name="ce33">
            <text:p>EMEFM</text:p>
          </table:table-cell>
          <table:table-cell office:value-type="string" table:style-name="ce33">
            <text:p>LINNEU PRESTES, PROF.</text:p>
          </table:table-cell>
          <table:table-cell office:value-type="float" office:value="0" table:style-name="ce4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3">
            <text:p>SM</text:p>
          </table:table-cell>
          <table:table-cell office:value-type="string" table:style-name="ce33">
            <text:p>EMEFM</text:p>
          </table:table-cell>
          <table:table-cell office:value-type="string" table:style-name="ce33">
            <text:p>RUBENS PAIVA</text:p>
          </table:table-cell>
          <table:table-cell office:value-type="float" office:value="0" table:style-name="ce46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4">
            <text:p/>
          </table:table-cell>
          <table:table-cell office:value-type="string" table:style-name="ce34">
            <text:p/>
          </table:table-cell>
          <table:table-cell office:value-type="string" table:style-name="ce34">
            <text:p/>
          </table:table-cell>
          <table:table-cell office:value-type="string" table:style-name="ce46">
            <text:p>2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  <table:table table:name="quimica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35">
            <text:p>SIGLA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DESLOC</text:p>
          </table:table-cell>
          <table:table-cell office:value-type="string" table:style-name="ce35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36">
            <text:p>G</text:p>
          </table:table-cell>
          <table:table-cell office:value-type="string" table:style-name="ce36">
            <text:p>EMEFM</text:p>
          </table:table-cell>
          <table:table-cell office:value-type="string" table:style-name="ce36">
            <text:p>OSWALDO ARANHA BANDEIRA DE MELLO</text:p>
          </table:table-cell>
          <table:table-cell office:value-type="float" office:value="0" table:style-name="ce4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6">
            <text:p>JT</text:p>
          </table:table-cell>
          <table:table-cell office:value-type="string" table:style-name="ce36">
            <text:p>EMEFM</text:p>
          </table:table-cell>
          <table:table-cell office:value-type="string" table:style-name="ce36">
            <text:p>ANTONIO SAMPAIO, VER.</text:p>
          </table:table-cell>
          <table:table-cell office:value-type="float" office:value="0" table:style-name="ce4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6">
            <text:p>JT</text:p>
          </table:table-cell>
          <table:table-cell office:value-type="string" table:style-name="ce36">
            <text:p>EMEFM</text:p>
          </table:table-cell>
          <table:table-cell office:value-type="string" table:style-name="ce36">
            <text:p>DERVILLE ALLEGRETTI, PROF.</text:p>
          </table:table-cell>
          <table:table-cell office:value-type="float" office:value="0" table:style-name="ce4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6">
            <text:p>MP</text:p>
          </table:table-cell>
          <table:table-cell office:value-type="string" table:style-name="ce36">
            <text:p>EMEFM</text:p>
          </table:table-cell>
          <table:table-cell office:value-type="string" table:style-name="ce36">
            <text:p>DARCY RIBEIRO</text:p>
          </table:table-cell>
          <table:table-cell office:value-type="float" office:value="1" table:style-name="ce4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6">
            <text:p>PJ</text:p>
          </table:table-cell>
          <table:table-cell office:value-type="string" table:style-name="ce36">
            <text:p>EMEFM</text:p>
          </table:table-cell>
          <table:table-cell office:value-type="string" table:style-name="ce36">
            <text:p>GUIOMAR CABRAL</text:p>
          </table:table-cell>
          <table:table-cell office:value-type="float" office:value="0" table:style-name="ce4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6">
            <text:p>PJ</text:p>
          </table:table-cell>
          <table:table-cell office:value-type="string" table:style-name="ce36">
            <text:p>EMEFM</text:p>
          </table:table-cell>
          <table:table-cell office:value-type="string" table:style-name="ce36">
            <text:p>ANTONIO ALVES VERISSIMO</text:p>
          </table:table-cell>
          <table:table-cell office:value-type="float" office:value="0" table:style-name="ce4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6">
            <text:p>SA</text:p>
          </table:table-cell>
          <table:table-cell office:value-type="string" table:style-name="ce36">
            <text:p>EMEFM</text:p>
          </table:table-cell>
          <table:table-cell office:value-type="string" table:style-name="ce36">
            <text:p>LINNEU PRESTES, PROF.</text:p>
          </table:table-cell>
          <table:table-cell office:value-type="float" office:value="0" table:style-name="ce4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6">
            <text:p>SM</text:p>
          </table:table-cell>
          <table:table-cell office:value-type="string" table:style-name="ce36">
            <text:p>EMEFM</text:p>
          </table:table-cell>
          <table:table-cell office:value-type="string" table:style-name="ce36">
            <text:p>RUBENS PAIVA</text:p>
          </table:table-cell>
          <table:table-cell office:value-type="float" office:value="0" table:style-name="ce47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37">
            <text:p/>
          </table:table-cell>
          <table:table-cell office:value-type="string" table:style-name="ce47">
            <text:p>1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  <table:table table:name="sociologia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42"/>
        <table:table-column table:style-name="co1" table:number-columns-repeated="16380" table:default-cell-style-name="ce1"/>
        <table:table-row table:style-name="ro1">
          <table:table-cell office:value-type="string" table:style-name="ce38">
            <text:p>SIGLA</text:p>
          </table:table-cell>
          <table:table-cell office:value-type="string" table:style-name="ce38">
            <text:p>TIPO</text:p>
          </table:table-cell>
          <table:table-cell office:value-type="string" table:style-name="ce38">
            <text:p>DESLOC</text:p>
          </table:table-cell>
          <table:table-cell office:value-type="string" table:style-name="ce38">
            <text:p>VAGAS</text:p>
          </table:table-cell>
          <table:table-cell table:number-columns-repeated="16380"/>
        </table:table-row>
        <table:table-row table:style-name="ro1">
          <table:table-cell office:value-type="string" table:style-name="ce39">
            <text:p>G</text:p>
          </table:table-cell>
          <table:table-cell office:value-type="string" table:style-name="ce39">
            <text:p>EMEFM</text:p>
          </table:table-cell>
          <table:table-cell office:value-type="string" table:style-name="ce39">
            <text:p>OSWALDO ARANHA BANDEIRA DE MELLO</text:p>
          </table:table-cell>
          <table:table-cell office:value-type="float" office:value="0" table:style-name="ce48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9">
            <text:p>JT</text:p>
          </table:table-cell>
          <table:table-cell office:value-type="string" table:style-name="ce39">
            <text:p>EMEFM</text:p>
          </table:table-cell>
          <table:table-cell office:value-type="string" table:style-name="ce39">
            <text:p>ANTONIO SAMPAIO, VER.</text:p>
          </table:table-cell>
          <table:table-cell office:value-type="float" office:value="0" table:style-name="ce48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39">
            <text:p>JT</text:p>
          </table:table-cell>
          <table:table-cell office:value-type="string" table:style-name="ce39">
            <text:p>EMEFM</text:p>
          </table:table-cell>
          <table:table-cell office:value-type="string" table:style-name="ce39">
            <text:p>DERVILLE ALLEGRETTI, PROF.</text:p>
          </table:table-cell>
          <table:table-cell office:value-type="float" office:value="-1" table:style-name="ce48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39">
            <text:p>MP</text:p>
          </table:table-cell>
          <table:table-cell office:value-type="string" table:style-name="ce39">
            <text:p>EMEFM</text:p>
          </table:table-cell>
          <table:table-cell office:value-type="string" table:style-name="ce39">
            <text:p>DARCY RIBEIRO</text:p>
          </table:table-cell>
          <table:table-cell office:value-type="float" office:value="1" table:style-name="ce4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9">
            <text:p>PJ</text:p>
          </table:table-cell>
          <table:table-cell office:value-type="string" table:style-name="ce39">
            <text:p>EMEFM</text:p>
          </table:table-cell>
          <table:table-cell office:value-type="string" table:style-name="ce39">
            <text:p>GUIOMAR CABRAL</text:p>
          </table:table-cell>
          <table:table-cell office:value-type="float" office:value="1" table:style-name="ce4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9">
            <text:p>PJ</text:p>
          </table:table-cell>
          <table:table-cell office:value-type="string" table:style-name="ce39">
            <text:p>EMEFM</text:p>
          </table:table-cell>
          <table:table-cell office:value-type="string" table:style-name="ce39">
            <text:p>ANTONIO ALVES VERISSIMO</text:p>
          </table:table-cell>
          <table:table-cell office:value-type="float" office:value="1" table:style-name="ce4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9">
            <text:p>SA</text:p>
          </table:table-cell>
          <table:table-cell office:value-type="string" table:style-name="ce39">
            <text:p>EMEFM</text:p>
          </table:table-cell>
          <table:table-cell office:value-type="string" table:style-name="ce39">
            <text:p>LINNEU PRESTES, PROF.</text:p>
          </table:table-cell>
          <table:table-cell office:value-type="float" office:value="2" table:style-name="ce48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39">
            <text:p>SM</text:p>
          </table:table-cell>
          <table:table-cell office:value-type="string" table:style-name="ce39">
            <text:p>EMEFM</text:p>
          </table:table-cell>
          <table:table-cell office:value-type="string" table:style-name="ce39">
            <text:p>RUBENS PAIVA</text:p>
          </table:table-cell>
          <table:table-cell office:value-type="float" office:value="1" table:style-name="ce4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0">
            <text:p/>
          </table:table-cell>
          <table:table-cell office:value-type="string" table:style-name="ce40">
            <text:p/>
          </table:table-cell>
          <table:table-cell office:value-type="string" table:style-name="ce40">
            <text:p/>
          </table:table-cell>
          <table:table-cell office:value-type="string" table:style-name="ce48">
            <text:p>5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Plan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lan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OGEP/DICAR</meta:initial-creator>
    <dc:creator>Administrador</dc:creator>
    <meta:creation-date>2017-06-06T14:35:22Z</meta:creation-date>
    <dc:date>2017-06-28T21:06:48Z</dc:date>
  </office:meta>
</office:document-meta>
</file>